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27in"/>
    </style:style>
    <style:style style:name="co2" style:family="table-column">
      <style:table-column-properties fo:break-before="auto" style:column-width="0.9984in"/>
    </style:style>
    <style:style style:name="co3" style:family="table-column">
      <style:table-column-properties fo:break-before="auto" style:column-width="1.72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728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6043in"/>
    </style:style>
    <style:style style:name="co8" style:family="table-column">
      <style:table-column-properties fo:break-before="auto" style:column-width="0.5945in"/>
    </style:style>
    <style:style style:name="co9" style:family="table-column">
      <style:table-column-properties fo:break-before="auto" style:column-width="0.2626in"/>
    </style:style>
    <style:style style:name="co10" style:family="table-column">
      <style:table-column-properties fo:break-before="auto" style:column-width="0.6819in"/>
    </style:style>
    <style:style style:name="co11" style:family="table-column">
      <style:table-column-properties fo:break-before="auto" style:column-width="0.711in"/>
    </style:style>
    <style:style style:name="co12" style:family="table-column">
      <style:table-column-properties fo:break-before="auto" style:column-width="0.6528in"/>
    </style:style>
    <style:style style:name="co13" style:family="table-column">
      <style:table-column-properties fo:break-before="auto" style:column-width="0.6626in"/>
    </style:style>
    <style:style style:name="co14" style:family="table-column">
      <style:table-column-properties fo:break-before="auto" style:column-width="0.3807in"/>
    </style:style>
    <style:style style:name="co15" style:family="table-column">
      <style:table-column-properties fo:break-before="auto" style:column-width="0.9654in"/>
    </style:style>
    <style:style style:name="co16" style:family="table-column">
      <style:table-column-properties fo:break-before="auto" style:column-width="1.9492in"/>
    </style:style>
    <style:style style:name="co17" style:family="table-column">
      <style:table-column-properties fo:break-before="auto" style:column-width="1.1402in"/>
    </style:style>
    <style:style style:name="co18" style:family="table-column">
      <style:table-column-properties fo:break-before="auto" style:column-width="0.4673in"/>
    </style:style>
    <style:style style:name="co19" style:family="table-column">
      <style:table-column-properties fo:break-before="auto" style:column-width="1.8811in"/>
    </style:style>
    <style:style style:name="co20" style:family="table-column">
      <style:table-column-properties fo:break-before="auto" style:column-width="1.1992in"/>
    </style:style>
    <style:style style:name="co21" style:family="table-column">
      <style:table-column-properties fo:break-before="auto" style:column-width="1.7256in"/>
    </style:style>
    <style:style style:name="co22" style:family="table-column">
      <style:table-column-properties fo:break-before="auto" style:column-width="0.3118in"/>
    </style:style>
    <style:style style:name="co23" style:family="table-column">
      <style:table-column-properties fo:break-before="auto" style:column-width="0.9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74pt solid #000000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Gr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8" table:default-cell-style-name="ce3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8" table:default-cell-style-name="ce3"/>
        <table:table-column table:style-name="co4" table:number-columns-repeated="163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Email address</text:p>
          </table:table-cell>
          <table:table-cell table:style-name="ce1" office:value-type="string" calcext:value-type="string" table:number-columns-spanned="1" table:number-rows-spanned="2">
            <text:p>First name</text:p>
          </table:table-cell>
          <table:table-cell table:style-name="ce1" office:value-type="string" calcext:value-type="string" table:number-columns-spanned="1" table:number-rows-spanned="2">
            <text:p>Surname</text:p>
          </table:table-cell>
          <table:table-cell table:style-name="ce1" office:value-type="string" calcext:value-type="string" table:number-columns-spanned="1" table:number-rows-spanned="2">
            <text:p>Kuis 1</text:p>
          </table:table-cell>
          <table:table-cell table:style-name="ce1" office:value-type="string" calcext:value-type="string" table:number-columns-spanned="11" table:number-rows-spanned="1">
            <text:p>UTS</text:p>
          </table:table-cell>
          <table:covered-table-cell table:number-columns-repeated="10" table:style-name="ce1"/>
          <table:table-cell table:style-name="ce1" office:value-type="string" calcext:value-type="string" table:number-columns-spanned="11" table:number-rows-spanned="1">
            <text:p>UAS</text:p>
          </table:table-cell>
          <table:covered-table-cell table:number-columns-repeated="10" table:style-name="ce1"/>
          <table:table-cell/>
          <table:table-cell table:style-name="ce1" table:number-columns-repeated="16357"/>
        </table:table-row>
        <table:table-row table:style-name="ro2">
          <table:covered-table-cell table:number-columns-repeated="4" table:style-name="ce1"/>
          <table:table-cell table:style-name="ce1"/>
          <table:table-cell table:style-name="ce8" office:value-type="string" calcext:value-type="string">
            <text:p>Sub CMPK 1</text:p>
          </table:table-cell>
          <table:table-cell table:style-name="ce1"/>
          <table:table-cell table:style-name="ce8" office:value-type="string" calcext:value-type="string">
            <text:p>Sub CMPK 2</text:p>
          </table:table-cell>
          <table:table-cell table:style-name="ce1"/>
          <table:table-cell table:style-name="ce8" office:value-type="string" calcext:value-type="string">
            <text:p>Sub CMPK 3</text:p>
          </table:table-cell>
          <table:table-cell table:style-name="ce1"/>
          <table:table-cell table:style-name="ce8" office:value-type="string" calcext:value-type="string">
            <text:p>Sub CMPK 4</text:p>
          </table:table-cell>
          <table:table-cell table:style-name="ce1"/>
          <table:table-cell table:style-name="ce8" office:value-type="string" calcext:value-type="string">
            <text:p>Sub CMPK 5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8" office:value-type="string" calcext:value-type="string">
            <text:p>Sub CMPK 6</text:p>
          </table:table-cell>
          <table:table-cell table:style-name="ce1"/>
          <table:table-cell table:style-name="ce8" office:value-type="string" calcext:value-type="string">
            <text:p>Sub CMPK 7</text:p>
          </table:table-cell>
          <table:table-cell table:style-name="ce1"/>
          <table:table-cell table:style-name="ce8" office:value-type="string" calcext:value-type="string">
            <text:p>Sub CMPK 8</text:p>
          </table:table-cell>
          <table:table-cell table:style-name="ce1"/>
          <table:table-cell table:style-name="ce8" office:value-type="string" calcext:value-type="string">
            <text:p>Sub CMPK 9</text:p>
          </table:table-cell>
          <table:table-cell table:style-name="ce1" office:value-type="string" calcext:value-type="string">
            <text:p>TOTAL</text:p>
          </table:table-cell>
          <table:table-cell table:style-name="ce8"/>
          <table:table-cell table:style-name="ce1"/>
          <table:table-cell/>
          <table:table-cell table:style-name="ce1" table:number-columns-repeated="16357"/>
        </table:table-row>
        <table:table-row table:style-name="ro3">
          <table:table-cell table:style-name="ce1" table:number-columns-repeated="5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number-columns-repeated="8"/>
          <table:table-cell table:style-name="Default"/>
          <table:table-cell table:style-name="ce9"/>
          <table:table-cell table:style-name="ce4"/>
          <table:table-cell/>
          <table:table-cell table:style-name="ce1" table:number-columns-repeated="16357"/>
        </table:table-row>
        <table:table-row table:style-name="ro1">
          <table:table-cell office:value-type="string" calcext:value-type="string">
            <text:p>04191066@student.itk.ac.id</text:p>
          </table:table-cell>
          <table:table-cell office:value-type="string" calcext:value-type="string">
            <text:p>Rafly</text:p>
          </table:table-cell>
          <table:table-cell office:value-type="string" calcext:value-type="string">
            <text:p>Amanda. P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ROUND([.E4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I4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K4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M4]/32*100)" office:value-type="float" office:value="13" calcext:value-type="float">
            <text:p>13</text:p>
          </table:table-cell>
          <table:table-cell table:formula="of:=SUM([.E4];[.G4];[.I4];[.K4];[.M4])" office:value-type="float" office:value="63" calcext:value-type="float">
            <text:p>63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[.P4]/25*10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[.R4]/25*10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[.T4]/25*10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[.V4]/25*100" office:value-type="float" office:value="0" calcext:value-type="float">
            <text:p>0</text:p>
          </table:table-cell>
          <table:table-cell table:style-name="ce1" table:formula="of:=[.V4]+[.T4]+[.R4]+[.P4]" office:value-type="float" office:value="0" calcext:value-type="float">
            <text:p>0</text:p>
          </table:table-cell>
          <table:table-cell table:style-name="ce7" table:number-columns-repeated="2"/>
          <table:table-cell/>
          <table:table-cell table:style-name="ce1" table:number-columns-repeated="16357"/>
        </table:table-row>
        <table:table-row table:style-name="ro1">
          <table:table-cell office:value-type="string" calcext:value-type="string">
            <text:p>04201041@student.itk.ac.id</text:p>
          </table:table-cell>
          <table:table-cell office:value-type="string" calcext:value-type="string">
            <text:p>Ifan</text:p>
          </table:table-cell>
          <table:table-cell office:value-type="string" calcext:value-type="string">
            <text:p>Awang Riski Widayat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formula="of:=ROUND([.E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5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I5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K5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M5]/32*100)" office:value-type="float" office:value="38" calcext:value-type="float">
            <text:p>38</text:p>
          </table:table-cell>
          <table:table-cell table:formula="of:=SUM([.E5];[.G5];[.I5];[.K5];[.M5])" office:value-type="float" office:value="74" calcext:value-type="float">
            <text:p>74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P5]/25*100" office:value-type="float" office:value="28" calcext:value-type="float">
            <text:p>28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R5]/25*100" office:value-type="float" office:value="48" calcext:value-type="float">
            <text:p>48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T5]/25*100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formula="of:=[.V5]/25*100" office:value-type="float" office:value="16" calcext:value-type="float">
            <text:p>16</text:p>
          </table:table-cell>
          <table:table-cell table:style-name="ce1" table:formula="of:=[.V5]+[.T5]+[.R5]+[.P5]" office:value-type="float" office:value="30" calcext:value-type="float">
            <text:p>30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01049@student.itk.ac.id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Maory Dilla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formula="of:=ROUND([.E6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G6]/17*100)"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formula="of:=ROUND([.I6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K6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M6]/32*100)" office:value-type="float" office:value="25" calcext:value-type="float">
            <text:p>25</text:p>
          </table:table-cell>
          <table:table-cell table:formula="of:=SUM([.E6];[.G6];[.I6];[.K6];[.M6])" office:value-type="float" office:value="52" calcext:value-type="float">
            <text:p>52</text:p>
          </table:table-cell>
          <table:table-cell table:style-name="ce7" office:value-type="float" office:value="15" calcext:value-type="float">
            <text:p>15</text:p>
          </table:table-cell>
          <table:table-cell table:style-name="ce9" table:formula="of:=[.P6]/25*100" office:value-type="float" office:value="60" calcext:value-type="float">
            <text:p>60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R6]/25*100" office:value-type="float" office:value="48" calcext:value-type="float">
            <text:p>48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T6]/25*100" office:value-type="float" office:value="28" calcext:value-type="float">
            <text:p>28</text:p>
          </table:table-cell>
          <table:table-cell table:style-name="ce4" office:value-type="float" office:value="15" calcext:value-type="float">
            <text:p>15</text:p>
          </table:table-cell>
          <table:table-cell table:style-name="ce9" table:formula="of:=[.V6]/25*100" office:value-type="float" office:value="60" calcext:value-type="float">
            <text:p>60</text:p>
          </table:table-cell>
          <table:table-cell table:style-name="ce1" table:formula="of:=[.V6]+[.T6]+[.R6]+[.P6]" office:value-type="float" office:value="49" calcext:value-type="float">
            <text:p>49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01053@student.itk.ac.id</text:p>
          </table:table-cell>
          <table:table-cell office:value-type="string" calcext:value-type="string">
            <text:p>Maulana</text:p>
          </table:table-cell>
          <table:table-cell office:value-type="string" calcext:value-type="string">
            <text:p>Rahmatullah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table:formula="of:=ROUND([.E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7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7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K7]/17*100)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[.M7]/32*100)" office:value-type="float" office:value="13" calcext:value-type="float">
            <text:p>13</text:p>
          </table:table-cell>
          <table:table-cell table:formula="of:=SUM([.E7];[.G7];[.I7];[.K7];[.M7])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P7]/25*100" office:value-type="float" office:value="80" calcext:value-type="float">
            <text:p>80</text:p>
          </table:table-cell>
          <table:table-cell table:style-name="ce7" office:value-type="float" office:value="17" calcext:value-type="float">
            <text:p>17</text:p>
          </table:table-cell>
          <table:table-cell table:style-name="ce9" table:formula="of:=[.R7]/25*100" office:value-type="float" office:value="68" calcext:value-type="float">
            <text:p>68</text:p>
          </table:table-cell>
          <table:table-cell table:style-name="ce4" office:value-type="float" office:value="15" calcext:value-type="float">
            <text:p>15</text:p>
          </table:table-cell>
          <table:table-cell table:style-name="ce9" table:formula="of:=[.T7]/25*100" office:value-type="float" office:value="60" calcext:value-type="float">
            <text:p>60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formula="of:=[.V7]/25*100" office:value-type="float" office:value="16" calcext:value-type="float">
            <text:p>16</text:p>
          </table:table-cell>
          <table:table-cell table:style-name="ce1" table:formula="of:=[.V7]+[.T7]+[.R7]+[.P7]" office:value-type="float" office:value="56" calcext:value-type="float">
            <text:p>56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01071@student.itk.ac.id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ifky Rifani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formula="of:=ROUND([.E8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G8]/17*1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I8]/17*1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K8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M8]/32*100)" office:value-type="float" office:value="25" calcext:value-type="float">
            <text:p>25</text:p>
          </table:table-cell>
          <table:table-cell table:formula="of:=SUM([.E8];[.G8];[.I8];[.K8];[.M8])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P8]/25*100" office:value-type="float" office:value="80" calcext:value-type="float">
            <text:p>80</text:p>
          </table:table-cell>
          <table:table-cell table:style-name="ce7" office:value-type="float" office:value="17" calcext:value-type="float">
            <text:p>17</text:p>
          </table:table-cell>
          <table:table-cell table:style-name="ce9" table:formula="of:=[.R8]/25*100" office:value-type="float" office:value="68" calcext:value-type="float">
            <text:p>68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T8]/25*100" office:value-type="float" office:value="48" calcext:value-type="float">
            <text:p>48</text:p>
          </table:table-cell>
          <table:table-cell table:style-name="ce4" office:value-type="float" office:value="5" calcext:value-type="float">
            <text:p>5</text:p>
          </table:table-cell>
          <table:table-cell table:style-name="ce9" table:formula="of:=[.V8]/25*100" office:value-type="float" office:value="20" calcext:value-type="float">
            <text:p>20</text:p>
          </table:table-cell>
          <table:table-cell table:style-name="ce1" table:formula="of:=[.V8]+[.T8]+[.R8]+[.P8]" office:value-type="float" office:value="54" calcext:value-type="float">
            <text:p>54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01093@student.itk.ac.id</text:p>
          </table:table-cell>
          <table:table-cell office:value-type="string" calcext:value-type="string">
            <text:p>Vinsensias</text:p>
          </table:table-cell>
          <table:table-cell office:value-type="string" calcext:value-type="string">
            <text:p>Lian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formula="of:=ROUND([.E9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9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I9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K9]/17*100)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[.M9]/32*100)" office:value-type="float" office:value="13" calcext:value-type="float">
            <text:p>13</text:p>
          </table:table-cell>
          <table:table-cell table:formula="of:=SUM([.E9];[.G9];[.I9];[.K9];[.M9])" office:value-type="float" office:value="68" calcext:value-type="float">
            <text:p>68</text:p>
          </table:table-cell>
          <table:table-cell table:style-name="ce7" office:value-type="float" office:value="18" calcext:value-type="float">
            <text:p>18</text:p>
          </table:table-cell>
          <table:table-cell table:style-name="ce9" table:formula="of:=[.P9]/25*100" office:value-type="float" office:value="72" calcext:value-type="float">
            <text:p>72</text:p>
          </table:table-cell>
          <table:table-cell table:style-name="ce7" office:value-type="float" office:value="16" calcext:value-type="float">
            <text:p>16</text:p>
          </table:table-cell>
          <table:table-cell table:style-name="ce9" table:formula="of:=[.R9]/25*100" office:value-type="float" office:value="64" calcext:value-type="float">
            <text:p>64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T9]/25*100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formula="of:=[.V9]/25*100" office:value-type="float" office:value="16" calcext:value-type="float">
            <text:p>16</text:p>
          </table:table-cell>
          <table:table-cell table:style-name="ce1" table:formula="of:=[.V9]+[.T9]+[.R9]+[.P9]" office:value-type="float" office:value="45" calcext:value-type="float">
            <text:p>45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01094@student.itk.ac.id</text:p>
          </table:table-cell>
          <table:table-cell office:value-type="string" calcext:value-type="string">
            <text:p>Viona</text:p>
          </table:table-cell>
          <table:table-cell office:value-type="string" calcext:value-type="string">
            <text:p>Theresia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ROUND([.E10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0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I10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K10]/17*100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ROUND([.M10]/32*100)" office:value-type="float" office:value="25" calcext:value-type="float">
            <text:p>25</text:p>
          </table:table-cell>
          <table:table-cell table:formula="of:=SUM([.E10];[.G10];[.I10];[.K10];[.M10])" office:value-type="float" office:value="70" calcext:value-type="float">
            <text:p>70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[.P10]/25*100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9" table:formula="of:=[.R10]/25*100" office:value-type="float" office:value="44" calcext:value-type="float">
            <text:p>44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T10]/25*100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formula="of:=[.V10]/25*100" office:value-type="float" office:value="16" calcext:value-type="float">
            <text:p>16</text:p>
          </table:table-cell>
          <table:table-cell table:style-name="ce1" table:formula="of:=[.V10]+[.T10]+[.R10]+[.P10]" office:value-type="float" office:value="26" calcext:value-type="float">
            <text:p>26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02@student.itk.ac.id</text:p>
          </table:table-cell>
          <table:table-cell office:value-type="string" calcext:value-type="string">
            <text:p>Achmad</text:p>
          </table:table-cell>
          <table:table-cell office:value-type="string" calcext:value-type="string">
            <text:p>Najwan Mulya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ROUND([.E1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1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I11]/17*100)"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ROUND([.K11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M11]/32*100)" office:value-type="float" office:value="13" calcext:value-type="float">
            <text:p>13</text:p>
          </table:table-cell>
          <table:table-cell table:formula="of:=SUM([.E11];[.G11];[.I11];[.K11];[.M11])" office:value-type="float" office:value="56" calcext:value-type="float">
            <text:p>56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[.P11]/25*100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9" table:formula="of:=[.R11]/25*100" office:value-type="float" office:value="76" calcext:value-type="float">
            <text:p>76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T11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V11]/25*100" office:value-type="float" office:value="100" calcext:value-type="float">
            <text:p>100</text:p>
          </table:table-cell>
          <table:table-cell table:style-name="ce1" table:formula="of:=[.V11]+[.T11]+[.R11]+[.P11]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04@student.itk.ac.id</text:p>
          </table:table-cell>
          <table:table-cell office:value-type="string" calcext:value-type="string">
            <text:p>Achmad</text:p>
          </table:table-cell>
          <table:table-cell office:value-type="string" calcext:value-type="string">
            <text:p>Zulfiqar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table:formula="of:=ROUND([.E12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2]/17*100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ROUND([.I12]/17*1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K12]/17*10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[.M12]/32*100)" office:value-type="float" office:value="13" calcext:value-type="float">
            <text:p>13</text:p>
          </table:table-cell>
          <table:table-cell table:formula="of:=SUM([.E12];[.G12];[.I12];[.K12];[.M12])" office:value-type="float" office:value="36" calcext:value-type="float">
            <text:p>36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P12]/25*100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9" table:formula="of:=[.R12]/25*100" office:value-type="float" office:value="64" calcext:value-type="float">
            <text:p>64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T12]/25*100" office:value-type="float" office:value="28" calcext:value-type="float">
            <text:p>28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[.V12]/25*100" office:value-type="float" office:value="8" calcext:value-type="float">
            <text:p>8</text:p>
          </table:table-cell>
          <table:table-cell table:style-name="ce1" table:formula="of:=[.V12]+[.T12]+[.R12]+[.P12]" office:value-type="float" office:value="37" calcext:value-type="float">
            <text:p>37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06@student.itk.ac.id</text:p>
          </table:table-cell>
          <table:table-cell office:value-type="string" calcext:value-type="string">
            <text:p>Adji</text:p>
          </table:table-cell>
          <table:table-cell office:value-type="string" calcext:value-type="string">
            <text:p>Putra Maharifi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formula="of:=ROUND([.E1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3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1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13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M13]/32*100)" office:value-type="float" office:value="38" calcext:value-type="float">
            <text:p>38</text:p>
          </table:table-cell>
          <table:table-cell table:formula="of:=SUM([.E13];[.G13];[.I13];[.K13];[.M13])" office:value-type="float" office:value="76" calcext:value-type="float">
            <text:p>76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P13]/25*100" office:value-type="float" office:value="48" calcext:value-type="float">
            <text:p>48</text:p>
          </table:table-cell>
          <table:table-cell table:style-name="ce7" office:value-type="float" office:value="13" calcext:value-type="float">
            <text:p>13</text:p>
          </table:table-cell>
          <table:table-cell table:style-name="ce9" table:formula="of:=[.R13]/25*100" office:value-type="float" office:value="52" calcext:value-type="float">
            <text:p>52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T13]/25*100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formula="of:=[.V13]/25*100" office:value-type="float" office:value="16" calcext:value-type="float">
            <text:p>16</text:p>
          </table:table-cell>
          <table:table-cell table:style-name="ce1" table:formula="of:=[.V13]+[.T13]+[.R13]+[.P13]" office:value-type="float" office:value="36" calcext:value-type="float">
            <text:p>36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08@student.itk.ac.id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Asri Abdillah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ROUND([.E14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14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1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14]/17*100)"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table:formula="of:=ROUND([.M14]/32*100)" office:value-type="float" office:value="81" calcext:value-type="float">
            <text:p>81</text:p>
          </table:table-cell>
          <table:table-cell table:formula="of:=SUM([.E14];[.G14];[.I14];[.K14];[.M14])" office:value-type="float" office:value="92" calcext:value-type="float">
            <text:p>92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P14]/25*100" office:value-type="float" office:value="48" calcext:value-type="float">
            <text:p>48</text:p>
          </table:table-cell>
          <table:table-cell table:style-name="ce7" office:value-type="float" office:value="25" calcext:value-type="float">
            <text:p>25</text:p>
          </table:table-cell>
          <table:table-cell table:style-name="ce9" table:formula="of:=[.R14]/25*100" office:value-type="float" office:value="100" calcext:value-type="float">
            <text:p>100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T14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V14]/25*100" office:value-type="float" office:value="100" calcext:value-type="float">
            <text:p>100</text:p>
          </table:table-cell>
          <table:table-cell table:style-name="ce1" table:formula="of:=[.V14]+[.T14]+[.R14]+[.P14]" office:value-type="float" office:value="74" calcext:value-type="float">
            <text:p>74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10@student.itk.ac.id</text:p>
          </table:table-cell>
          <table:table-cell office:value-type="string" calcext:value-type="string">
            <text:p>Argya</text:p>
          </table:table-cell>
          <table:table-cell office:value-type="string" calcext:value-type="string">
            <text:p>Pradana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ROUND([.E1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5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1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15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M15]/32*100)" office:value-type="float" office:value="38" calcext:value-type="float">
            <text:p>38</text:p>
          </table:table-cell>
          <table:table-cell table:formula="of:=SUM([.E15];[.G15];[.I15];[.K15];[.M15])" office:value-type="float" office:value="76" calcext:value-type="float">
            <text:p>76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P15]/25*100" office:value-type="float" office:value="28" calcext:value-type="float">
            <text:p>28</text:p>
          </table:table-cell>
          <table:table-cell table:style-name="ce7" office:value-type="float" office:value="25" calcext:value-type="float">
            <text:p>25</text:p>
          </table:table-cell>
          <table:table-cell table:style-name="ce9" table:formula="of:=[.R15]/25*100" office:value-type="float" office:value="100" calcext:value-type="float">
            <text:p>100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T15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V15]/25*100" office:value-type="float" office:value="100" calcext:value-type="float">
            <text:p>100</text:p>
          </table:table-cell>
          <table:table-cell table:style-name="ce1" table:formula="of:=[.V15]+[.T15]+[.R15]+[.P15]" office:value-type="float" office:value="69" calcext:value-type="float">
            <text:p>69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14@student.itk.ac.id</text:p>
          </table:table-cell>
          <table:table-cell office:value-type="string" calcext:value-type="string">
            <text:p>Bagus</text:p>
          </table:table-cell>
          <table:table-cell office:value-type="string" calcext:value-type="string">
            <text:p>Afandi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formula="of:=ROUND([.E16]/17*100)"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formula="of:=ROUND([.G16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I16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K16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M16]/32*100)" office:value-type="float" office:value="25" calcext:value-type="float">
            <text:p>25</text:p>
          </table:table-cell>
          <table:table-cell table:formula="of:=SUM([.E16];[.G16];[.I16];[.K16];[.M16])" office:value-type="float" office:value="58" calcext:value-type="float">
            <text:p>58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P16]/25*100" office:value-type="float" office:value="48" calcext:value-type="float">
            <text:p>48</text:p>
          </table:table-cell>
          <table:table-cell table:style-name="ce7" office:value-type="float" office:value="25" calcext:value-type="float">
            <text:p>25</text:p>
          </table:table-cell>
          <table:table-cell table:style-name="ce9" table:formula="of:=[.R16]/25*100" office:value-type="float" office:value="100" calcext:value-type="float">
            <text:p>100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T16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V16]/25*100" office:value-type="float" office:value="100" calcext:value-type="float">
            <text:p>100</text:p>
          </table:table-cell>
          <table:table-cell table:style-name="ce1" table:formula="of:=[.V16]+[.T16]+[.R16]+[.P16]" office:value-type="float" office:value="74" calcext:value-type="float">
            <text:p>74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16@student.itk.ac.id</text:p>
          </table:table-cell>
          <table:table-cell office:value-type="string" calcext:value-type="string">
            <text:p>Danang</text:p>
          </table:table-cell>
          <table:table-cell office:value-type="string" calcext:value-type="string">
            <text:p>Windaryoko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table:formula="of:=ROUND([.E1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7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17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17]/17*100)"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formula="of:=ROUND([.M17]/32*100)" office:value-type="float" office:value="38" calcext:value-type="float">
            <text:p>38</text:p>
          </table:table-cell>
          <table:table-cell table:formula="of:=SUM([.E17];[.G17];[.I17];[.K17];[.M17])" office:value-type="float" office:value="71" calcext:value-type="float">
            <text:p>71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P17]/25*100" office:value-type="float" office:value="80" calcext:value-type="float">
            <text:p>80</text:p>
          </table:table-cell>
          <table:table-cell table:style-name="ce7" office:value-type="float" office:value="14" calcext:value-type="float">
            <text:p>14</text:p>
          </table:table-cell>
          <table:table-cell table:style-name="ce9" table:formula="of:=[.R17]/25*100" office:value-type="float" office:value="56" calcext:value-type="float">
            <text:p>56</text:p>
          </table:table-cell>
          <table:table-cell table:style-name="ce4" office:value-type="float" office:value="23" calcext:value-type="float">
            <text:p>23</text:p>
          </table:table-cell>
          <table:table-cell table:style-name="ce9" table:formula="of:=[.T17]/25*100" office:value-type="float" office:value="92" calcext:value-type="float">
            <text:p>92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V17]/25*100" office:value-type="float" office:value="100" calcext:value-type="float">
            <text:p>100</text:p>
          </table:table-cell>
          <table:table-cell table:style-name="ce1" table:formula="of:=[.V17]+[.T17]+[.R17]+[.P17]" office:value-type="float" office:value="82" calcext:value-type="float">
            <text:p>82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18@student.itk.ac.id</text:p>
          </table:table-cell>
          <table:table-cell office:value-type="string" calcext:value-type="string">
            <text:p>Dhimas</text:p>
          </table:table-cell>
          <table:table-cell office:value-type="string" calcext:value-type="string">
            <text:p>Audhi Suryo Nurrachman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ROUND([.E18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18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I18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K18]/17*100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ROUND([.M18]/32*100)" office:value-type="float" office:value="25" calcext:value-type="float">
            <text:p>25</text:p>
          </table:table-cell>
          <table:table-cell table:formula="of:=SUM([.E18];[.G18];[.I18];[.K18];[.M18])" office:value-type="float" office:value="72" calcext:value-type="float">
            <text:p>72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P18]/25*100" office:value-type="float" office:value="28" calcext:value-type="float">
            <text:p>28</text:p>
          </table:table-cell>
          <table:table-cell table:style-name="ce7" office:value-type="float" office:value="25" calcext:value-type="float">
            <text:p>25</text:p>
          </table:table-cell>
          <table:table-cell table:style-name="ce9" table:formula="of:=[.R18]/25*100" office:value-type="float" office:value="100" calcext:value-type="float">
            <text:p>100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T18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V18]/25*100" office:value-type="float" office:value="100" calcext:value-type="float">
            <text:p>100</text:p>
          </table:table-cell>
          <table:table-cell table:style-name="ce1" table:formula="of:=[.V18]+[.T18]+[.R18]+[.P18]" office:value-type="float" office:value="69" calcext:value-type="float">
            <text:p>69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20@student.itk.ac.id</text:p>
          </table:table-cell>
          <table:table-cell office:value-type="string" calcext:value-type="string">
            <text:p>Dikky</text:p>
          </table:table-cell>
          <table:table-cell office:value-type="string" calcext:value-type="string">
            <text:p>Kurniawan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formula="of:=ROUND([.E19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9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19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K19]/17*100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ROUND([.M19]/32*100)" office:value-type="float" office:value="63" calcext:value-type="float">
            <text:p>63</text:p>
          </table:table-cell>
          <table:table-cell table:formula="of:=SUM([.E19];[.G19];[.I19];[.K19];[.M19])" office:value-type="float" office:value="86" calcext:value-type="float">
            <text:p>86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[.P19]/25*100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9" table:formula="of:=[.R19]/25*100" office:value-type="float" office:value="68" calcext:value-type="float">
            <text:p>68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T19]/25*100" office:value-type="float" office:value="48" calcext:value-type="float">
            <text:p>48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formula="of:=[.V19]/25*100" office:value-type="float" office:value="16" calcext:value-type="float">
            <text:p>16</text:p>
          </table:table-cell>
          <table:table-cell table:style-name="ce1" table:formula="of:=[.V19]+[.T19]+[.R19]+[.P19]" office:value-type="float" office:value="37" calcext:value-type="float">
            <text:p>37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26@student.itk.ac.id</text:p>
          </table:table-cell>
          <table:table-cell office:value-type="string" calcext:value-type="string">
            <text:p>Febrina</text:p>
          </table:table-cell>
          <table:table-cell office:value-type="string" calcext:value-type="string">
            <text:p>Anggraini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table:formula="of:=ROUND([.E20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20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20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K20]/17*100)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[.M20]/32*100)" office:value-type="float" office:value="13" calcext:value-type="float">
            <text:p>13</text:p>
          </table:table-cell>
          <table:table-cell table:formula="of:=SUM([.E20];[.G20];[.I20];[.K20];[.M20])" office:value-type="float" office:value="70" calcext:value-type="float">
            <text:p>70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P20]/25*100" office:value-type="float" office:value="28" calcext:value-type="float">
            <text:p>28</text:p>
          </table:table-cell>
          <table:table-cell table:style-name="ce7" office:value-type="float" office:value="24" calcext:value-type="float">
            <text:p>24</text:p>
          </table:table-cell>
          <table:table-cell table:style-name="ce9" table:formula="of:=[.R20]/25*100" office:value-type="float" office:value="96" calcext:value-type="float">
            <text:p>96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T20]/25*100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V20]/25*100" office:value-type="float" office:value="100" calcext:value-type="float">
            <text:p>100</text:p>
          </table:table-cell>
          <table:table-cell table:style-name="ce1" table:formula="of:=[.V20]+[.T20]+[.R20]+[.P20]" office:value-type="float" office:value="63" calcext:value-type="float">
            <text:p>63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30@student.itk.ac.id</text:p>
          </table:table-cell>
          <table:table-cell office:value-type="string" calcext:value-type="string">
            <text:p>Husnul</text:p>
          </table:table-cell>
          <table:table-cell office:value-type="string" calcext:value-type="string">
            <text:p>Khotimah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formula="of:=ROUND([.E2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21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21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K21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M21]/32*100)" office:value-type="float" office:value="25" calcext:value-type="float">
            <text:p>25</text:p>
          </table:table-cell>
          <table:table-cell table:formula="of:=SUM([.E21];[.G21];[.I21];[.K21];[.M21])" office:value-type="float" office:value="57" calcext:value-type="float">
            <text:p>57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P21]/25*100" office:value-type="float" office:value="28" calcext:value-type="float">
            <text:p>28</text:p>
          </table:table-cell>
          <table:table-cell table:style-name="ce7" office:value-type="float" office:value="11" calcext:value-type="float">
            <text:p>11</text:p>
          </table:table-cell>
          <table:table-cell table:style-name="ce9" table:formula="of:=[.R21]/25*100" office:value-type="float" office:value="44" calcext:value-type="float">
            <text:p>44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T21]/25*100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V21]/25*100" office:value-type="float" office:value="100" calcext:value-type="float">
            <text:p>100</text:p>
          </table:table-cell>
          <table:table-cell table:style-name="ce1" table:formula="of:=[.V21]+[.T21]+[.R21]+[.P21]" office:value-type="float" office:value="50" calcext:value-type="float">
            <text:p>50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32@student.itk.ac.id</text:p>
          </table:table-cell>
          <table:table-cell office:value-type="string" calcext:value-type="string">
            <text:p>Innocentius</text:p>
          </table:table-cell>
          <table:table-cell office:value-type="string" calcext:value-type="string">
            <text:p>Willygis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E2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2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22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22]/17*100)"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table:formula="of:=ROUND([.M22]/32*100)" office:value-type="float" office:value="88" calcext:value-type="float">
            <text:p>88</text:p>
          </table:table-cell>
          <table:table-cell table:formula="of:=SUM([.E22];[.G22];[.I22];[.K22];[.M22])" office:value-type="float" office:value="94" calcext:value-type="float">
            <text:p>94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P22]/25*100" office:value-type="float" office:value="48" calcext:value-type="float">
            <text:p>48</text:p>
          </table:table-cell>
          <table:table-cell table:style-name="ce7" office:value-type="float" office:value="19" calcext:value-type="float">
            <text:p>19</text:p>
          </table:table-cell>
          <table:table-cell table:style-name="ce9" table:formula="of:=[.R22]/25*100" office:value-type="float" office:value="76" calcext:value-type="float">
            <text:p>76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T22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V22]/25*100" office:value-type="float" office:value="100" calcext:value-type="float">
            <text:p>100</text:p>
          </table:table-cell>
          <table:table-cell table:style-name="ce1" table:formula="of:=[.V22]+[.T22]+[.R22]+[.P22]" office:value-type="float" office:value="68" calcext:value-type="float">
            <text:p>68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34@student.itk.ac.id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Al Falah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ROUND([.E23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23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2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23]/17*100)"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table:formula="of:=ROUND([.M23]/32*100)" office:value-type="float" office:value="88" calcext:value-type="float">
            <text:p>88</text:p>
          </table:table-cell>
          <table:table-cell table:formula="of:=SUM([.E23];[.G23];[.I23];[.K23];[.M23])" office:value-type="float" office:value="94" calcext:value-type="float">
            <text:p>94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P23]/25*100" office:value-type="float" office:value="48" calcext:value-type="float">
            <text:p>48</text:p>
          </table:table-cell>
          <table:table-cell table:style-name="ce7" office:value-type="float" office:value="25" calcext:value-type="float">
            <text:p>25</text:p>
          </table:table-cell>
          <table:table-cell table:style-name="ce9" table:formula="of:=[.R23]/25*100" office:value-type="float" office:value="100" calcext:value-type="float">
            <text:p>100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T23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V23]/25*100" office:value-type="float" office:value="100" calcext:value-type="float">
            <text:p>100</text:p>
          </table:table-cell>
          <table:table-cell table:style-name="ce1" table:formula="of:=[.V23]+[.T23]+[.R23]+[.P23]" office:value-type="float" office:value="74" calcext:value-type="float">
            <text:p>74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36@student.itk.ac.id</text:p>
          </table:table-cell>
          <table:table-cell office:value-type="string" calcext:value-type="string">
            <text:p>Jody</text:p>
          </table:table-cell>
          <table:table-cell office:value-type="string" calcext:value-type="string">
            <text:p>Jabonar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ROUND([.E2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24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2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24]/17*100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ROUND([.M24]/32*100)" office:value-type="float" office:value="25" calcext:value-type="float">
            <text:p>25</text:p>
          </table:table-cell>
          <table:table-cell table:formula="of:=SUM([.E24];[.G24];[.I24];[.K24];[.M24])" office:value-type="float" office:value="72" calcext:value-type="float">
            <text:p>72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P24]/25*100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[.R24]/25*100" office:value-type="float" office:value="32" calcext:value-type="float">
            <text:p>32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T24]/25*100" office:value-type="float" office:value="48" calcext:value-type="float">
            <text:p>48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[.V24]/25*100" office:value-type="float" office:value="8" calcext:value-type="float">
            <text:p>8</text:p>
          </table:table-cell>
          <table:table-cell table:style-name="ce1" table:formula="of:=[.V24]+[.T24]+[.R24]+[.P24]" office:value-type="float" office:value="34" calcext:value-type="float">
            <text:p>34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40@student.itk.ac.id</text:p>
          </table:table-cell>
          <table:table-cell office:value-type="string" calcext:value-type="string">
            <text:p>Lucky</text:p>
          </table:table-cell>
          <table:table-cell office:value-type="string" calcext:value-type="string">
            <text:p>Stepy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table:formula="of:=ROUND([.E2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25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25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K25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M25]/32*100)" office:value-type="float" office:value="25" calcext:value-type="float">
            <text:p>25</text:p>
          </table:table-cell>
          <table:table-cell table:formula="of:=SUM([.E25];[.G25];[.I25];[.K25];[.M25])" office:value-type="float" office:value="57" calcext:value-type="float">
            <text:p>57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P25]/25*100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[.R25]/25*100" office:value-type="float" office:value="32" calcext:value-type="float">
            <text:p>32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T25]/25*100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V25]/25*100" office:value-type="float" office:value="100" calcext:value-type="float">
            <text:p>100</text:p>
          </table:table-cell>
          <table:table-cell table:style-name="ce1" table:formula="of:=[.V25]+[.T25]+[.R25]+[.P25]" office:value-type="float" office:value="47" calcext:value-type="float">
            <text:p>47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44@student.itk.ac.id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nlentino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table:formula="of:=ROUND([.E26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26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26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26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M26]/32*100)" office:value-type="float" office:value="38" calcext:value-type="float">
            <text:p>38</text:p>
          </table:table-cell>
          <table:table-cell table:formula="of:=SUM([.E26];[.G26];[.I26];[.K26];[.M26])" office:value-type="float" office:value="78" calcext:value-type="float">
            <text:p>78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P26]/25*100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[.R26]/25*100" office:value-type="float" office:value="32" calcext:value-type="float">
            <text:p>32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T26]/25*100" office:value-type="float" office:value="48" calcext:value-type="float">
            <text:p>48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formula="of:=[.V26]/25*100" office:value-type="float" office:value="16" calcext:value-type="float">
            <text:p>16</text:p>
          </table:table-cell>
          <table:table-cell table:style-name="ce1" table:formula="of:=[.V26]+[.T26]+[.R26]+[.P26]" office:value-type="float" office:value="31" calcext:value-type="float">
            <text:p>31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48@student.itk.ac.id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lief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formula="of:=ROUND([.E2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27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27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27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M27]/32*100)" office:value-type="float" office:value="25" calcext:value-type="float">
            <text:p>25</text:p>
          </table:table-cell>
          <table:table-cell table:formula="of:=SUM([.E27];[.G27];[.I27];[.K27];[.M27])" office:value-type="float" office:value="67" calcext:value-type="float">
            <text:p>67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P27]/25*100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9" table:formula="of:=[.R27]/25*100" office:value-type="float" office:value="68" calcext:value-type="float">
            <text:p>68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T27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V27]/25*100" office:value-type="float" office:value="100" calcext:value-type="float">
            <text:p>100</text:p>
          </table:table-cell>
          <table:table-cell table:style-name="ce1" table:formula="of:=[.V27]+[.T27]+[.R27]+[.P27]" office:value-type="float" office:value="66" calcext:value-type="float">
            <text:p>66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50@student.itk.ac.id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Farhan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ROUND([.E28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28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28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28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M28]/32*100)" office:value-type="float" office:value="13" calcext:value-type="float">
            <text:p>13</text:p>
          </table:table-cell>
          <table:table-cell table:formula="of:=SUM([.E28];[.G28];[.I28];[.K28];[.M28])" office:value-type="float" office:value="63" calcext:value-type="float">
            <text:p>63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P28]/25*100" office:value-type="float" office:value="48" calcext:value-type="float">
            <text:p>48</text:p>
          </table:table-cell>
          <table:table-cell table:style-name="ce7" office:value-type="float" office:value="19" calcext:value-type="float">
            <text:p>19</text:p>
          </table:table-cell>
          <table:table-cell table:style-name="ce9" table:formula="of:=[.R28]/25*100" office:value-type="float" office:value="76" calcext:value-type="float">
            <text:p>76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T28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V28]/25*100" office:value-type="float" office:value="100" calcext:value-type="float">
            <text:p>100</text:p>
          </table:table-cell>
          <table:table-cell table:style-name="ce1" table:formula="of:=[.V28]+[.T28]+[.R28]+[.P28]" office:value-type="float" office:value="68" calcext:value-type="float">
            <text:p>68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52@student.itk.ac.id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Mahdev Fiqihiyah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table:formula="of:=ROUND([.E29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29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29]/17*100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ROUND([.K29]/17*100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ROUND([.M29]/32*100)" office:value-type="float" office:value="25" calcext:value-type="float">
            <text:p>25</text:p>
          </table:table-cell>
          <table:table-cell table:formula="of:=SUM([.E29];[.G29];[.I29];[.K29];[.M29])" office:value-type="float" office:value="64" calcext:value-type="float">
            <text:p>64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P29]/25*100" office:value-type="float" office:value="48" calcext:value-type="float">
            <text:p>48</text:p>
          </table:table-cell>
          <table:table-cell table:style-name="ce7" office:value-type="float" office:value="25" calcext:value-type="float">
            <text:p>25</text:p>
          </table:table-cell>
          <table:table-cell table:style-name="ce9" table:formula="of:=[.R29]/25*100" office:value-type="float" office:value="100" calcext:value-type="float">
            <text:p>100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T29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V29]/25*100" office:value-type="float" office:value="100" calcext:value-type="float">
            <text:p>100</text:p>
          </table:table-cell>
          <table:table-cell table:style-name="ce1" table:formula="of:=[.V29]+[.T29]+[.R29]+[.P29]" office:value-type="float" office:value="74" calcext:value-type="float">
            <text:p>74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58@student.itk.ac.id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izky Fadillah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table:formula="of:=ROUND([.E30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30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30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30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M30]/32*100)" office:value-type="float" office:value="25" calcext:value-type="float">
            <text:p>25</text:p>
          </table:table-cell>
          <table:table-cell table:formula="of:=SUM([.E30];[.G30];[.I30];[.K30];[.M30])" office:value-type="float" office:value="67" calcext:value-type="float">
            <text:p>67</text:p>
          </table:table-cell>
          <table:table-cell table:style-name="ce7" office:value-type="float" office:value="15" calcext:value-type="float">
            <text:p>15</text:p>
          </table:table-cell>
          <table:table-cell table:style-name="ce9" table:formula="of:=[.P30]/25*100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9" table:formula="of:=[.R30]/25*100" office:value-type="float" office:value="68" calcext:value-type="float">
            <text:p>68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T30]/25*100" office:value-type="float" office:value="28" calcext:value-type="float">
            <text:p>28</text:p>
          </table:table-cell>
          <table:table-cell table:style-name="ce4" office:value-type="float" office:value="14" calcext:value-type="float">
            <text:p>14</text:p>
          </table:table-cell>
          <table:table-cell table:style-name="ce9" table:formula="of:=[.V30]/25*100" office:value-type="float" office:value="56" calcext:value-type="float">
            <text:p>56</text:p>
          </table:table-cell>
          <table:table-cell table:style-name="ce1" table:formula="of:=[.V30]+[.T30]+[.R30]+[.P30]" office:value-type="float" office:value="53" calcext:value-type="float">
            <text:p>53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62@student.itk.ac.id</text:p>
          </table:table-cell>
          <table:table-cell table:number-columns-repeated="2" office:value-type="string" calcext:value-type="string">
            <text:p>Nadif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table:formula="of:=ROUND([.E3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31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3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31]/17*100)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ROUND([.M31]/32*100)" office:value-type="float" office:value="13" calcext:value-type="float">
            <text:p>13</text:p>
          </table:table-cell>
          <table:table-cell table:formula="of:=SUM([.E31];[.G31];[.I31];[.K31];[.M31])" office:value-type="float" office:value="68" calcext:value-type="float">
            <text:p>68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P31]/25*100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[.R31]/25*100" office:value-type="float" office:value="32" calcext:value-type="float">
            <text:p>32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T31]/25*100" office:value-type="float" office:value="48" calcext:value-type="float">
            <text:p>48</text:p>
          </table:table-cell>
          <table:table-cell table:style-name="ce4" office:value-type="float" office:value="15" calcext:value-type="float">
            <text:p>15</text:p>
          </table:table-cell>
          <table:table-cell table:style-name="ce9" table:formula="of:=[.V31]/25*100" office:value-type="float" office:value="60" calcext:value-type="float">
            <text:p>60</text:p>
          </table:table-cell>
          <table:table-cell table:style-name="ce1" table:formula="of:=[.V31]+[.T31]+[.R31]+[.P31]" office:value-type="float" office:value="42" calcext:value-type="float">
            <text:p>42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68@student.itk.ac.id</text:p>
          </table:table-cell>
          <table:table-cell office:value-type="string" calcext:value-type="string">
            <text:p>Rachmat</text:p>
          </table:table-cell>
          <table:table-cell office:value-type="string" calcext:value-type="string">
            <text:p>Nur Sidiq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table:formula="of:=ROUND([.E3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3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32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32]/17*100)"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formula="of:=ROUND([.M32]/32*100)" office:value-type="float" office:value="63" calcext:value-type="float">
            <text:p>63</text:p>
          </table:table-cell>
          <table:table-cell table:formula="of:=SUM([.E32];[.G32];[.I32];[.K32];[.M32])" office:value-type="float" office:value="81" calcext:value-type="float">
            <text:p>81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P32]/25*100" office:value-type="float" office:value="48" calcext:value-type="float">
            <text:p>48</text:p>
          </table:table-cell>
          <table:table-cell table:style-name="ce7" office:value-type="float" office:value="22" calcext:value-type="float">
            <text:p>22</text:p>
          </table:table-cell>
          <table:table-cell table:style-name="ce9" table:formula="of:=[.R32]/25*100" office:value-type="float" office:value="88" calcext:value-type="float">
            <text:p>88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T32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V32]/25*100" office:value-type="float" office:value="100" calcext:value-type="float">
            <text:p>100</text:p>
          </table:table-cell>
          <table:table-cell table:style-name="ce1" table:formula="of:=[.V32]+[.T32]+[.R32]+[.P32]" office:value-type="float" office:value="71" calcext:value-type="float">
            <text:p>71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70@student.itk.ac.id</text:p>
          </table:table-cell>
          <table:table-cell office:value-type="string" calcext:value-type="string">
            <text:p>Rafi</text:p>
          </table:table-cell>
          <table:table-cell office:value-type="string" calcext:value-type="string">
            <text:p>Zilullah Ervin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E3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33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33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33]/17*100)"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formula="of:=ROUND([.M33]/32*100)" office:value-type="float" office:value="63" calcext:value-type="float">
            <text:p>63</text:p>
          </table:table-cell>
          <table:table-cell table:formula="of:=SUM([.E33];[.G33];[.I33];[.K33];[.M33])" office:value-type="float" office:value="79" calcext:value-type="float">
            <text:p>79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P33]/25*100" office:value-type="float" office:value="80" calcext:value-type="float">
            <text:p>80</text:p>
          </table:table-cell>
          <table:table-cell table:style-name="ce7" office:value-type="float" office:value="25" calcext:value-type="float">
            <text:p>25</text:p>
          </table:table-cell>
          <table:table-cell table:style-name="ce9" table:formula="of:=[.R33]/25*100" office:value-type="float" office:value="100" calcext:value-type="float">
            <text:p>100</text:p>
          </table:table-cell>
          <table:table-cell table:style-name="ce4" office:value-type="float" office:value="23" calcext:value-type="float">
            <text:p>23</text:p>
          </table:table-cell>
          <table:table-cell table:style-name="ce9" table:formula="of:=[.T33]/25*100" office:value-type="float" office:value="92" calcext:value-type="float">
            <text:p>92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V33]/25*100" office:value-type="float" office:value="100" calcext:value-type="float">
            <text:p>100</text:p>
          </table:table-cell>
          <table:table-cell table:style-name="ce1" table:formula="of:=[.V33]+[.T33]+[.R33]+[.P33]" office:value-type="float" office:value="93" calcext:value-type="float">
            <text:p>93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74@student.itk.ac.id</text:p>
          </table:table-cell>
          <table:table-cell office:value-type="string" calcext:value-type="string">
            <text:p>Rommy</text:p>
          </table:table-cell>
          <table:table-cell office:value-type="string" calcext:value-type="string">
            <text:p>Juniardhin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table:formula="of:=ROUND([.E3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34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34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34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M34]/32*100)" office:value-type="float" office:value="13" calcext:value-type="float">
            <text:p>13</text:p>
          </table:table-cell>
          <table:table-cell table:formula="of:=SUM([.E34];[.G34];[.I34];[.K34];[.M34])" office:value-type="float" office:value="63" calcext:value-type="float">
            <text:p>63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[.P34]/25*100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[.R34]/25*100" office:value-type="float" office:value="32" calcext:value-type="float">
            <text:p>32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T34]/25*100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V34]/25*100" office:value-type="float" office:value="100" calcext:value-type="float">
            <text:p>100</text:p>
          </table:table-cell>
          <table:table-cell table:style-name="ce1" table:formula="of:=[.V34]+[.T34]+[.R34]+[.P34]" office:value-type="float" office:value="44" calcext:value-type="float">
            <text:p>44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80@student.itk.ac.id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Devianti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table:formula="of:=ROUND([.E35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35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35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35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M35]/32*100)" office:value-type="float" office:value="25" calcext:value-type="float">
            <text:p>25</text:p>
          </table:table-cell>
          <table:table-cell table:formula="of:=SUM([.E35];[.G35];[.I35];[.K35];[.M35])" office:value-type="float" office:value="69" calcext:value-type="float">
            <text:p>69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P35]/25*100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[.R35]/25*100" office:value-type="float" office:value="32" calcext:value-type="float">
            <text:p>32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T35]/25*100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V35]/25*100" office:value-type="float" office:value="100" calcext:value-type="float">
            <text:p>100</text:p>
          </table:table-cell>
          <table:table-cell table:style-name="ce1" table:formula="of:=[.V35]+[.T35]+[.R35]+[.P35]" office:value-type="float" office:value="47" calcext:value-type="float">
            <text:p>47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82@student.itk.ac.id</text:p>
          </table:table-cell>
          <table:table-cell office:value-type="string" calcext:value-type="string">
            <text:p>Syahrul</text:p>
          </table:table-cell>
          <table:table-cell office:value-type="string" calcext:value-type="string">
            <text:p>Karim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formula="of:=ROUND([.E36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36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I36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K36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M36]/32*100)" office:value-type="float" office:value="13" calcext:value-type="float">
            <text:p>13</text:p>
          </table:table-cell>
          <table:table-cell table:formula="of:=SUM([.E36];[.G36];[.I36];[.K36];[.M36])" office:value-type="float" office:value="61" calcext:value-type="float">
            <text:p>61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P36]/25*100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[.R36]/25*100" office:value-type="float" office:value="32" calcext:value-type="float">
            <text:p>32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T36]/25*100" office:value-type="float" office:value="28" calcext:value-type="float">
            <text:p>28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[.V36]/25*100" office:value-type="float" office:value="8" calcext:value-type="float">
            <text:p>8</text:p>
          </table:table-cell>
          <table:table-cell table:style-name="ce1" table:formula="of:=[.V36]+[.T36]+[.R36]+[.P36]" office:value-type="float" office:value="24" calcext:value-type="float">
            <text:p>24</text:p>
          </table:table-cell>
          <table:table-cell table:style-name="ce7" table:number-columns-repeated="2"/>
          <table:table-cell table:number-columns-repeated="16358"/>
        </table:table-row>
        <table:table-row table:style-name="ro1">
          <table:table-cell office:value-type="string" calcext:value-type="string">
            <text:p>04211088@student.itk.ac.id</text:p>
          </table:table-cell>
          <table:table-cell office:value-type="string" calcext:value-type="string">
            <text:p>Zaky</text:p>
          </table:table-cell>
          <table:table-cell office:value-type="string" calcext:value-type="string">
            <text:p>Nur Rahmat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ROUND([.E3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37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I37]/17*100)"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formula="of:=ROUND([.K37]/17*100)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ROUND([.M37]/32*100)" office:value-type="float" office:value="13" calcext:value-type="float">
            <text:p>13</text:p>
          </table:table-cell>
          <table:table-cell table:formula="of:=SUM([.E37];[.G37];[.I37];[.K37];[.M37])" office:value-type="float" office:value="61" calcext:value-type="float">
            <text:p>61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P37]/25*100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9" table:formula="of:=[.R37]/25*100" office:value-type="float" office:value="68" calcext:value-type="float">
            <text:p>68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T37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V37]/25*100" office:value-type="float" office:value="100" calcext:value-type="float">
            <text:p>100</text:p>
          </table:table-cell>
          <table:table-cell table:style-name="ce1" table:formula="of:=[.V37]+[.T37]+[.R37]+[.P37]" office:value-type="float" office:value="66" calcext:value-type="float">
            <text:p>66</text:p>
          </table:table-cell>
          <table:table-cell table:style-name="ce7" table:number-columns-repeated="2"/>
          <table:table-cell table:number-columns-repeated="16358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TS" table:style-name="ta1"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number-columns-repeated="5" table:default-cell-style-name="ce6"/>
        <table:table-row table:style-name="ro4">
          <table:table-cell table:style-name="ce5" office:value-type="string" calcext:value-type="string">
            <text:p>No.</text:p>
          </table:table-cell>
          <table:table-cell table:style-name="ce5" table:formula="of:=[$Grades.B1]" office:value-type="string" office:string-value="First name" calcext:value-type="string">
            <text:p>First name</text:p>
          </table:table-cell>
          <table:table-cell table:style-name="ce5" table:formula="of:=[$Grades.C1]" office:value-type="string" office:string-value="Surname" calcext:value-type="string">
            <text:p>Surname</text:p>
          </table:table-cell>
          <table:table-cell table:style-name="ce5" office:value-type="string" calcext:value-type="string">
            <text:p>Sub-CPMK 1</text:p>
          </table:table-cell>
          <table:table-cell table:style-name="ce5" office:value-type="string" calcext:value-type="string">
            <text:p>Sub-CPMK 2</text:p>
          </table:table-cell>
          <table:table-cell table:style-name="ce5" office:value-type="string" calcext:value-type="string">
            <text:p>Sub-CPMK 3</text:p>
          </table:table-cell>
          <table:table-cell table:style-name="ce5" office:value-type="string" calcext:value-type="string">
            <text:p>Sub-CPMK 4</text:p>
          </table:table-cell>
          <table:table-cell table:style-name="ce5" office:value-type="string" calcext:value-type="string">
            <text:p>Sub-CPMK 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$Grades.B4]" office:value-type="string" office:string-value="Rafly" calcext:value-type="string">
            <text:p>Rafly</text:p>
          </table:table-cell>
          <table:table-cell table:formula="of:=[$Grades.C4]" office:value-type="string" office:string-value="Amanda. P" calcext:value-type="string">
            <text:p>Amanda. P</text:p>
          </table:table-cell>
          <table:table-cell table:formula="of:=IF([$Grades.F4]&lt;51;&quot;Remedial&quot;;&quot;&quot;)">
            <text:p/>
          </table:table-cell>
          <table:table-cell table:formula="of:=IF([$Grades.H4]&lt;51;&quot;Remedial&quot;;&quot;&quot;)">
            <text:p/>
          </table:table-cell>
          <table:table-cell table:formula="of:=IF([$Grades.J4]&lt;51;&quot;Remedial&quot;;&quot;&quot;)">
            <text:p/>
          </table:table-cell>
          <table:table-cell table:formula="of:=IF([$Grades.L4]&lt;51;&quot;Remedial&quot;;&quot;&quot;)">
            <text:p/>
          </table:table-cell>
          <table:table-cell table:formula="of:=IF([$Grades.N4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[$Grades.B5]" office:value-type="string" office:string-value="Ifan" calcext:value-type="string">
            <text:p>Ifan</text:p>
          </table:table-cell>
          <table:table-cell table:formula="of:=[$Grades.C5]" office:value-type="string" office:string-value="Awang Riski Widayat" calcext:value-type="string">
            <text:p>Awang Riski Widayat</text:p>
          </table:table-cell>
          <table:table-cell table:formula="of:=IF([$Grades.F5]&lt;51;&quot;Remedial&quot;;&quot;&quot;)">
            <text:p/>
          </table:table-cell>
          <table:table-cell table:formula="of:=IF([$Grades.H5]&lt;51;&quot;Remedial&quot;;&quot;&quot;)">
            <text:p/>
          </table:table-cell>
          <table:table-cell table:formula="of:=IF([$Grades.J5]&lt;51;&quot;Remedial&quot;;&quot;&quot;)">
            <text:p/>
          </table:table-cell>
          <table:table-cell table:formula="of:=IF([$Grades.L5]&lt;51;&quot;Remedial&quot;;&quot;&quot;)">
            <text:p/>
          </table:table-cell>
          <table:table-cell table:formula="of:=IF([$Grades.N5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[$Grades.B6]" office:value-type="string" office:string-value="Jerry" calcext:value-type="string">
            <text:p>Jerry</text:p>
          </table:table-cell>
          <table:table-cell table:formula="of:=[$Grades.C6]" office:value-type="string" office:string-value="Maory Dilla" calcext:value-type="string">
            <text:p>Maory Dilla</text:p>
          </table:table-cell>
          <table:table-cell table:formula="of:=IF([$Grades.F6]&lt;51;&quot;Remedial&quot;;&quot;&quot;)">
            <text:p/>
          </table:table-cell>
          <table:table-cell table:formula="of:=IF([$Grades.H6]&lt;51;&quot;Remedial&quot;;&quot;&quot;)">
            <text:p/>
          </table:table-cell>
          <table:table-cell table:formula="of:=IF([$Grades.J6]&lt;51;&quot;Remedial&quot;;&quot;&quot;)">
            <text:p/>
          </table:table-cell>
          <table:table-cell table:formula="of:=IF([$Grades.L6]&lt;51;&quot;Remedial&quot;;&quot;&quot;)" office:value-type="string" office:string-value="Remedial" calcext:value-type="string">
            <text:p>Remedial</text:p>
          </table:table-cell>
          <table:table-cell table:formula="of:=IF([$Grades.N6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formula="of:=[$Grades.B7]" office:value-type="string" office:string-value="Maulana" calcext:value-type="string">
            <text:p>Maulana</text:p>
          </table:table-cell>
          <table:table-cell table:formula="of:=[$Grades.C7]" office:value-type="string" office:string-value="Rahmatullah" calcext:value-type="string">
            <text:p>Rahmatullah</text:p>
          </table:table-cell>
          <table:table-cell table:formula="of:=IF([$Grades.F7]&lt;51;&quot;Remedial&quot;;&quot;&quot;)">
            <text:p/>
          </table:table-cell>
          <table:table-cell table:formula="of:=IF([$Grades.H7]&lt;51;&quot;Remedial&quot;;&quot;&quot;)">
            <text:p/>
          </table:table-cell>
          <table:table-cell table:formula="of:=IF([$Grades.J7]&lt;51;&quot;Remedial&quot;;&quot;&quot;)">
            <text:p/>
          </table:table-cell>
          <table:table-cell table:formula="of:=IF([$Grades.L7]&lt;51;&quot;Remedial&quot;;&quot;&quot;)">
            <text:p/>
          </table:table-cell>
          <table:table-cell table:formula="of:=IF([$Grades.N7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[$Grades.B8]" office:value-type="string" office:string-value="Muhammad" calcext:value-type="string">
            <text:p>Muhammad</text:p>
          </table:table-cell>
          <table:table-cell table:formula="of:=[$Grades.C8]" office:value-type="string" office:string-value="Rifky Rifani" calcext:value-type="string">
            <text:p>Rifky Rifani</text:p>
          </table:table-cell>
          <table:table-cell table:formula="of:=IF([$Grades.F8]&lt;51;&quot;Remedial&quot;;&quot;&quot;)">
            <text:p/>
          </table:table-cell>
          <table:table-cell table:formula="of:=IF([$Grades.H8]&lt;51;&quot;Remedial&quot;;&quot;&quot;)" office:value-type="string" office:string-value="Remedial" calcext:value-type="string">
            <text:p>Remedial</text:p>
          </table:table-cell>
          <table:table-cell table:formula="of:=IF([$Grades.J8]&lt;51;&quot;Remedial&quot;;&quot;&quot;)" office:value-type="string" office:string-value="Remedial" calcext:value-type="string">
            <text:p>Remedial</text:p>
          </table:table-cell>
          <table:table-cell table:formula="of:=IF([$Grades.L8]&lt;51;&quot;Remedial&quot;;&quot;&quot;)" office:value-type="string" office:string-value="Remedial" calcext:value-type="string">
            <text:p>Remedial</text:p>
          </table:table-cell>
          <table:table-cell table:formula="of:=IF([$Grades.N8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[$Grades.B9]" office:value-type="string" office:string-value="Vinsensias" calcext:value-type="string">
            <text:p>Vinsensias</text:p>
          </table:table-cell>
          <table:table-cell table:formula="of:=[$Grades.C9]" office:value-type="string" office:string-value="Lian" calcext:value-type="string">
            <text:p>Lian</text:p>
          </table:table-cell>
          <table:table-cell table:formula="of:=IF([$Grades.F9]&lt;51;&quot;Remedial&quot;;&quot;&quot;)">
            <text:p/>
          </table:table-cell>
          <table:table-cell table:formula="of:=IF([$Grades.H9]&lt;51;&quot;Remedial&quot;;&quot;&quot;)">
            <text:p/>
          </table:table-cell>
          <table:table-cell table:formula="of:=IF([$Grades.J9]&lt;51;&quot;Remedial&quot;;&quot;&quot;)">
            <text:p/>
          </table:table-cell>
          <table:table-cell table:formula="of:=IF([$Grades.L9]&lt;51;&quot;Remedial&quot;;&quot;&quot;)">
            <text:p/>
          </table:table-cell>
          <table:table-cell table:formula="of:=IF([$Grades.N9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$Grades.B10]" office:value-type="string" office:string-value="Viona" calcext:value-type="string">
            <text:p>Viona</text:p>
          </table:table-cell>
          <table:table-cell table:formula="of:=[$Grades.C10]" office:value-type="string" office:string-value="Theresia" calcext:value-type="string">
            <text:p>Theresia</text:p>
          </table:table-cell>
          <table:table-cell table:formula="of:=IF([$Grades.F10]&lt;51;&quot;Remedial&quot;;&quot;&quot;)">
            <text:p/>
          </table:table-cell>
          <table:table-cell table:formula="of:=IF([$Grades.H10]&lt;51;&quot;Remedial&quot;;&quot;&quot;)">
            <text:p/>
          </table:table-cell>
          <table:table-cell table:formula="of:=IF([$Grades.J10]&lt;51;&quot;Remedial&quot;;&quot;&quot;)">
            <text:p/>
          </table:table-cell>
          <table:table-cell table:formula="of:=IF([$Grades.L10]&lt;51;&quot;Remedial&quot;;&quot;&quot;)">
            <text:p/>
          </table:table-cell>
          <table:table-cell table:formula="of:=IF([$Grades.N10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[$Grades.B11]" office:value-type="string" office:string-value="Achmad" calcext:value-type="string">
            <text:p>Achmad</text:p>
          </table:table-cell>
          <table:table-cell table:formula="of:=[$Grades.C11]" office:value-type="string" office:string-value="Najwan Mulya" calcext:value-type="string">
            <text:p>Najwan Mulya</text:p>
          </table:table-cell>
          <table:table-cell table:formula="of:=IF([$Grades.F11]&lt;51;&quot;Remedial&quot;;&quot;&quot;)">
            <text:p/>
          </table:table-cell>
          <table:table-cell table:formula="of:=IF([$Grades.H11]&lt;51;&quot;Remedial&quot;;&quot;&quot;)">
            <text:p/>
          </table:table-cell>
          <table:table-cell table:formula="of:=IF([$Grades.J11]&lt;51;&quot;Remedial&quot;;&quot;&quot;)">
            <text:p/>
          </table:table-cell>
          <table:table-cell table:formula="of:=IF([$Grades.L11]&lt;51;&quot;Remedial&quot;;&quot;&quot;)">
            <text:p/>
          </table:table-cell>
          <table:table-cell table:formula="of:=IF([$Grades.N11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table:formula="of:=[$Grades.B12]" office:value-type="string" office:string-value="Achmad" calcext:value-type="string">
            <text:p>Achmad</text:p>
          </table:table-cell>
          <table:table-cell table:formula="of:=[$Grades.C12]" office:value-type="string" office:string-value="Zulfiqar" calcext:value-type="string">
            <text:p>Zulfiqar</text:p>
          </table:table-cell>
          <table:table-cell table:formula="of:=IF([$Grades.F12]&lt;51;&quot;Remedial&quot;;&quot;&quot;)">
            <text:p/>
          </table:table-cell>
          <table:table-cell table:formula="of:=IF([$Grades.H12]&lt;51;&quot;Remedial&quot;;&quot;&quot;)">
            <text:p/>
          </table:table-cell>
          <table:table-cell table:formula="of:=IF([$Grades.J12]&lt;51;&quot;Remedial&quot;;&quot;&quot;)" office:value-type="string" office:string-value="Remedial" calcext:value-type="string">
            <text:p>Remedial</text:p>
          </table:table-cell>
          <table:table-cell table:formula="of:=IF([$Grades.L12]&lt;51;&quot;Remedial&quot;;&quot;&quot;)" office:value-type="string" office:string-value="Remedial" calcext:value-type="string">
            <text:p>Remedial</text:p>
          </table:table-cell>
          <table:table-cell table:formula="of:=IF([$Grades.N12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[$Grades.B13]" office:value-type="string" office:string-value="Adji" calcext:value-type="string">
            <text:p>Adji</text:p>
          </table:table-cell>
          <table:table-cell table:formula="of:=[$Grades.C13]" office:value-type="string" office:string-value="Putra Maharifi" calcext:value-type="string">
            <text:p>Putra Maharifi</text:p>
          </table:table-cell>
          <table:table-cell table:formula="of:=IF([$Grades.F13]&lt;51;&quot;Remedial&quot;;&quot;&quot;)">
            <text:p/>
          </table:table-cell>
          <table:table-cell table:formula="of:=IF([$Grades.H13]&lt;51;&quot;Remedial&quot;;&quot;&quot;)">
            <text:p/>
          </table:table-cell>
          <table:table-cell table:formula="of:=IF([$Grades.J13]&lt;51;&quot;Remedial&quot;;&quot;&quot;)">
            <text:p/>
          </table:table-cell>
          <table:table-cell table:formula="of:=IF([$Grades.L13]&lt;51;&quot;Remedial&quot;;&quot;&quot;)">
            <text:p/>
          </table:table-cell>
          <table:table-cell table:formula="of:=IF([$Grades.N13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formula="of:=[$Grades.B14]" office:value-type="string" office:string-value="Andi" calcext:value-type="string">
            <text:p>Andi</text:p>
          </table:table-cell>
          <table:table-cell table:formula="of:=[$Grades.C14]" office:value-type="string" office:string-value="Asri Abdillah" calcext:value-type="string">
            <text:p>Asri Abdillah</text:p>
          </table:table-cell>
          <table:table-cell table:formula="of:=IF([$Grades.F14]&lt;51;&quot;Remedial&quot;;&quot;&quot;)">
            <text:p/>
          </table:table-cell>
          <table:table-cell table:formula="of:=IF([$Grades.H14]&lt;51;&quot;Remedial&quot;;&quot;&quot;)">
            <text:p/>
          </table:table-cell>
          <table:table-cell table:formula="of:=IF([$Grades.J14]&lt;51;&quot;Remedial&quot;;&quot;&quot;)">
            <text:p/>
          </table:table-cell>
          <table:table-cell table:formula="of:=IF([$Grades.L14]&lt;51;&quot;Remedial&quot;;&quot;&quot;)">
            <text:p/>
          </table:table-cell>
          <table:table-cell table:formula="of:=IF([$Grades.N14]&lt;51;&quot;Remedial&quot;;&quot;&quot;)">
            <text:p/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table:formula="of:=[$Grades.B15]" office:value-type="string" office:string-value="Argya" calcext:value-type="string">
            <text:p>Argya</text:p>
          </table:table-cell>
          <table:table-cell table:formula="of:=[$Grades.C15]" office:value-type="string" office:string-value="Pradana" calcext:value-type="string">
            <text:p>Pradana</text:p>
          </table:table-cell>
          <table:table-cell table:formula="of:=IF([$Grades.F15]&lt;51;&quot;Remedial&quot;;&quot;&quot;)">
            <text:p/>
          </table:table-cell>
          <table:table-cell table:formula="of:=IF([$Grades.H15]&lt;51;&quot;Remedial&quot;;&quot;&quot;)">
            <text:p/>
          </table:table-cell>
          <table:table-cell table:formula="of:=IF([$Grades.J15]&lt;51;&quot;Remedial&quot;;&quot;&quot;)">
            <text:p/>
          </table:table-cell>
          <table:table-cell table:formula="of:=IF([$Grades.L15]&lt;51;&quot;Remedial&quot;;&quot;&quot;)">
            <text:p/>
          </table:table-cell>
          <table:table-cell table:formula="of:=IF([$Grades.N15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table:formula="of:=[$Grades.B16]" office:value-type="string" office:string-value="Bagus" calcext:value-type="string">
            <text:p>Bagus</text:p>
          </table:table-cell>
          <table:table-cell table:formula="of:=[$Grades.C16]" office:value-type="string" office:string-value="Afandi" calcext:value-type="string">
            <text:p>Afandi</text:p>
          </table:table-cell>
          <table:table-cell table:formula="of:=IF([$Grades.F16]&lt;51;&quot;Remedial&quot;;&quot;&quot;)">
            <text:p/>
          </table:table-cell>
          <table:table-cell table:formula="of:=IF([$Grades.H16]&lt;51;&quot;Remedial&quot;;&quot;&quot;)">
            <text:p/>
          </table:table-cell>
          <table:table-cell table:formula="of:=IF([$Grades.J16]&lt;51;&quot;Remedial&quot;;&quot;&quot;)">
            <text:p/>
          </table:table-cell>
          <table:table-cell table:formula="of:=IF([$Grades.L16]&lt;51;&quot;Remedial&quot;;&quot;&quot;)">
            <text:p/>
          </table:table-cell>
          <table:table-cell table:formula="of:=IF([$Grades.N16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table:formula="of:=[$Grades.B17]" office:value-type="string" office:string-value="Danang" calcext:value-type="string">
            <text:p>Danang</text:p>
          </table:table-cell>
          <table:table-cell table:formula="of:=[$Grades.C17]" office:value-type="string" office:string-value="Windaryoko" calcext:value-type="string">
            <text:p>Windaryoko</text:p>
          </table:table-cell>
          <table:table-cell table:formula="of:=IF([$Grades.F17]&lt;51;&quot;Remedial&quot;;&quot;&quot;)">
            <text:p/>
          </table:table-cell>
          <table:table-cell table:formula="of:=IF([$Grades.H17]&lt;51;&quot;Remedial&quot;;&quot;&quot;)">
            <text:p/>
          </table:table-cell>
          <table:table-cell table:formula="of:=IF([$Grades.J17]&lt;51;&quot;Remedial&quot;;&quot;&quot;)">
            <text:p/>
          </table:table-cell>
          <table:table-cell table:formula="of:=IF([$Grades.L17]&lt;51;&quot;Remedial&quot;;&quot;&quot;)">
            <text:p/>
          </table:table-cell>
          <table:table-cell table:formula="of:=IF([$Grades.N17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formula="of:=[$Grades.B18]" office:value-type="string" office:string-value="Dhimas" calcext:value-type="string">
            <text:p>Dhimas</text:p>
          </table:table-cell>
          <table:table-cell table:formula="of:=[$Grades.C18]" office:value-type="string" office:string-value="Audhi Suryo Nurrachman" calcext:value-type="string">
            <text:p>Audhi Suryo Nurrachman</text:p>
          </table:table-cell>
          <table:table-cell table:formula="of:=IF([$Grades.F18]&lt;51;&quot;Remedial&quot;;&quot;&quot;)">
            <text:p/>
          </table:table-cell>
          <table:table-cell table:formula="of:=IF([$Grades.H18]&lt;51;&quot;Remedial&quot;;&quot;&quot;)">
            <text:p/>
          </table:table-cell>
          <table:table-cell table:formula="of:=IF([$Grades.J18]&lt;51;&quot;Remedial&quot;;&quot;&quot;)">
            <text:p/>
          </table:table-cell>
          <table:table-cell table:formula="of:=IF([$Grades.L18]&lt;51;&quot;Remedial&quot;;&quot;&quot;)">
            <text:p/>
          </table:table-cell>
          <table:table-cell table:formula="of:=IF([$Grades.N18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table:formula="of:=[$Grades.B19]" office:value-type="string" office:string-value="Dikky" calcext:value-type="string">
            <text:p>Dikky</text:p>
          </table:table-cell>
          <table:table-cell table:formula="of:=[$Grades.C19]" office:value-type="string" office:string-value="Kurniawan" calcext:value-type="string">
            <text:p>Kurniawan</text:p>
          </table:table-cell>
          <table:table-cell table:formula="of:=IF([$Grades.F19]&lt;51;&quot;Remedial&quot;;&quot;&quot;)">
            <text:p/>
          </table:table-cell>
          <table:table-cell table:formula="of:=IF([$Grades.H19]&lt;51;&quot;Remedial&quot;;&quot;&quot;)">
            <text:p/>
          </table:table-cell>
          <table:table-cell table:formula="of:=IF([$Grades.J19]&lt;51;&quot;Remedial&quot;;&quot;&quot;)">
            <text:p/>
          </table:table-cell>
          <table:table-cell table:formula="of:=IF([$Grades.L19]&lt;51;&quot;Remedial&quot;;&quot;&quot;)">
            <text:p/>
          </table:table-cell>
          <table:table-cell table:formula="of:=IF([$Grades.N19]&lt;51;&quot;Remedial&quot;;&quot;&quot;)">
            <text:p/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table:formula="of:=[$Grades.B20]" office:value-type="string" office:string-value="Febrina" calcext:value-type="string">
            <text:p>Febrina</text:p>
          </table:table-cell>
          <table:table-cell table:formula="of:=[$Grades.C20]" office:value-type="string" office:string-value="Anggraini" calcext:value-type="string">
            <text:p>Anggraini</text:p>
          </table:table-cell>
          <table:table-cell table:formula="of:=IF([$Grades.F20]&lt;51;&quot;Remedial&quot;;&quot;&quot;)">
            <text:p/>
          </table:table-cell>
          <table:table-cell table:formula="of:=IF([$Grades.H20]&lt;51;&quot;Remedial&quot;;&quot;&quot;)">
            <text:p/>
          </table:table-cell>
          <table:table-cell table:formula="of:=IF([$Grades.J20]&lt;51;&quot;Remedial&quot;;&quot;&quot;)">
            <text:p/>
          </table:table-cell>
          <table:table-cell table:formula="of:=IF([$Grades.L20]&lt;51;&quot;Remedial&quot;;&quot;&quot;)">
            <text:p/>
          </table:table-cell>
          <table:table-cell table:formula="of:=IF([$Grades.N20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formula="of:=[$Grades.B21]" office:value-type="string" office:string-value="Husnul" calcext:value-type="string">
            <text:p>Husnul</text:p>
          </table:table-cell>
          <table:table-cell table:formula="of:=[$Grades.C21]" office:value-type="string" office:string-value="Khotimah" calcext:value-type="string">
            <text:p>Khotimah</text:p>
          </table:table-cell>
          <table:table-cell table:formula="of:=IF([$Grades.F21]&lt;51;&quot;Remedial&quot;;&quot;&quot;)">
            <text:p/>
          </table:table-cell>
          <table:table-cell table:formula="of:=IF([$Grades.H21]&lt;51;&quot;Remedial&quot;;&quot;&quot;)">
            <text:p/>
          </table:table-cell>
          <table:table-cell table:formula="of:=IF([$Grades.J21]&lt;51;&quot;Remedial&quot;;&quot;&quot;)">
            <text:p/>
          </table:table-cell>
          <table:table-cell table:formula="of:=IF([$Grades.L21]&lt;51;&quot;Remedial&quot;;&quot;&quot;)" office:value-type="string" office:string-value="Remedial" calcext:value-type="string">
            <text:p>Remedial</text:p>
          </table:table-cell>
          <table:table-cell table:formula="of:=IF([$Grades.N21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table:formula="of:=[$Grades.B22]" office:value-type="string" office:string-value="Innocentius" calcext:value-type="string">
            <text:p>Innocentius</text:p>
          </table:table-cell>
          <table:table-cell table:formula="of:=[$Grades.C22]" office:value-type="string" office:string-value="Willygis" calcext:value-type="string">
            <text:p>Willygis</text:p>
          </table:table-cell>
          <table:table-cell table:formula="of:=IF([$Grades.F22]&lt;51;&quot;Remedial&quot;;&quot;&quot;)">
            <text:p/>
          </table:table-cell>
          <table:table-cell table:formula="of:=IF([$Grades.H22]&lt;51;&quot;Remedial&quot;;&quot;&quot;)">
            <text:p/>
          </table:table-cell>
          <table:table-cell table:formula="of:=IF([$Grades.J22]&lt;51;&quot;Remedial&quot;;&quot;&quot;)">
            <text:p/>
          </table:table-cell>
          <table:table-cell table:formula="of:=IF([$Grades.L22]&lt;51;&quot;Remedial&quot;;&quot;&quot;)">
            <text:p/>
          </table:table-cell>
          <table:table-cell table:formula="of:=IF([$Grades.N22]&lt;51;&quot;Remedial&quot;;&quot;&quot;)">
            <text:p/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table:formula="of:=[$Grades.B23]" office:value-type="string" office:string-value="Jericho" calcext:value-type="string">
            <text:p>Jericho</text:p>
          </table:table-cell>
          <table:table-cell table:formula="of:=[$Grades.C23]" office:value-type="string" office:string-value="Al Falah" calcext:value-type="string">
            <text:p>Al Falah</text:p>
          </table:table-cell>
          <table:table-cell table:formula="of:=IF([$Grades.F23]&lt;51;&quot;Remedial&quot;;&quot;&quot;)">
            <text:p/>
          </table:table-cell>
          <table:table-cell table:formula="of:=IF([$Grades.H23]&lt;51;&quot;Remedial&quot;;&quot;&quot;)">
            <text:p/>
          </table:table-cell>
          <table:table-cell table:formula="of:=IF([$Grades.J23]&lt;51;&quot;Remedial&quot;;&quot;&quot;)">
            <text:p/>
          </table:table-cell>
          <table:table-cell table:formula="of:=IF([$Grades.L23]&lt;51;&quot;Remedial&quot;;&quot;&quot;)">
            <text:p/>
          </table:table-cell>
          <table:table-cell table:formula="of:=IF([$Grades.N23]&lt;51;&quot;Remedial&quot;;&quot;&quot;)">
            <text:p/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table:formula="of:=[$Grades.B24]" office:value-type="string" office:string-value="Jody" calcext:value-type="string">
            <text:p>Jody</text:p>
          </table:table-cell>
          <table:table-cell table:formula="of:=[$Grades.C24]" office:value-type="string" office:string-value="Jabonar" calcext:value-type="string">
            <text:p>Jabonar</text:p>
          </table:table-cell>
          <table:table-cell table:formula="of:=IF([$Grades.F24]&lt;51;&quot;Remedial&quot;;&quot;&quot;)">
            <text:p/>
          </table:table-cell>
          <table:table-cell table:formula="of:=IF([$Grades.H24]&lt;51;&quot;Remedial&quot;;&quot;&quot;)">
            <text:p/>
          </table:table-cell>
          <table:table-cell table:formula="of:=IF([$Grades.J24]&lt;51;&quot;Remedial&quot;;&quot;&quot;)">
            <text:p/>
          </table:table-cell>
          <table:table-cell table:formula="of:=IF([$Grades.L24]&lt;51;&quot;Remedial&quot;;&quot;&quot;)">
            <text:p/>
          </table:table-cell>
          <table:table-cell table:formula="of:=IF([$Grades.N24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table:formula="of:=[$Grades.B25]" office:value-type="string" office:string-value="Lucky" calcext:value-type="string">
            <text:p>Lucky</text:p>
          </table:table-cell>
          <table:table-cell table:formula="of:=[$Grades.C25]" office:value-type="string" office:string-value="Stepy" calcext:value-type="string">
            <text:p>Stepy</text:p>
          </table:table-cell>
          <table:table-cell table:formula="of:=IF([$Grades.F25]&lt;51;&quot;Remedial&quot;;&quot;&quot;)">
            <text:p/>
          </table:table-cell>
          <table:table-cell table:formula="of:=IF([$Grades.H25]&lt;51;&quot;Remedial&quot;;&quot;&quot;)">
            <text:p/>
          </table:table-cell>
          <table:table-cell table:formula="of:=IF([$Grades.J25]&lt;51;&quot;Remedial&quot;;&quot;&quot;)">
            <text:p/>
          </table:table-cell>
          <table:table-cell table:formula="of:=IF([$Grades.L25]&lt;51;&quot;Remedial&quot;;&quot;&quot;)" office:value-type="string" office:string-value="Remedial" calcext:value-type="string">
            <text:p>Remedial</text:p>
          </table:table-cell>
          <table:table-cell table:formula="of:=IF([$Grades.N25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table:formula="of:=[$Grades.B26]" office:value-type="string" office:string-value="Michael" calcext:value-type="string">
            <text:p>Michael</text:p>
          </table:table-cell>
          <table:table-cell table:formula="of:=[$Grades.C26]" office:value-type="string" office:string-value="Vanlentino" calcext:value-type="string">
            <text:p>Vanlentino</text:p>
          </table:table-cell>
          <table:table-cell table:formula="of:=IF([$Grades.F26]&lt;51;&quot;Remedial&quot;;&quot;&quot;)">
            <text:p/>
          </table:table-cell>
          <table:table-cell table:formula="of:=IF([$Grades.H26]&lt;51;&quot;Remedial&quot;;&quot;&quot;)">
            <text:p/>
          </table:table-cell>
          <table:table-cell table:formula="of:=IF([$Grades.J26]&lt;51;&quot;Remedial&quot;;&quot;&quot;)">
            <text:p/>
          </table:table-cell>
          <table:table-cell table:formula="of:=IF([$Grades.L26]&lt;51;&quot;Remedial&quot;;&quot;&quot;)">
            <text:p/>
          </table:table-cell>
          <table:table-cell table:formula="of:=IF([$Grades.N26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table:formula="of:=[$Grades.B27]" office:value-type="string" office:string-value="Muhammad" calcext:value-type="string">
            <text:p>Muhammad</text:p>
          </table:table-cell>
          <table:table-cell table:formula="of:=[$Grades.C27]" office:value-type="string" office:string-value="Alief" calcext:value-type="string">
            <text:p>Alief</text:p>
          </table:table-cell>
          <table:table-cell table:formula="of:=IF([$Grades.F27]&lt;51;&quot;Remedial&quot;;&quot;&quot;)">
            <text:p/>
          </table:table-cell>
          <table:table-cell table:formula="of:=IF([$Grades.H27]&lt;51;&quot;Remedial&quot;;&quot;&quot;)">
            <text:p/>
          </table:table-cell>
          <table:table-cell table:formula="of:=IF([$Grades.J27]&lt;51;&quot;Remedial&quot;;&quot;&quot;)">
            <text:p/>
          </table:table-cell>
          <table:table-cell table:formula="of:=IF([$Grades.L27]&lt;51;&quot;Remedial&quot;;&quot;&quot;)">
            <text:p/>
          </table:table-cell>
          <table:table-cell table:formula="of:=IF([$Grades.N27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table:formula="of:=[$Grades.B28]" office:value-type="string" office:string-value="Muhammad" calcext:value-type="string">
            <text:p>Muhammad</text:p>
          </table:table-cell>
          <table:table-cell table:formula="of:=[$Grades.C28]" office:value-type="string" office:string-value="Farhan" calcext:value-type="string">
            <text:p>Farhan</text:p>
          </table:table-cell>
          <table:table-cell table:formula="of:=IF([$Grades.F28]&lt;51;&quot;Remedial&quot;;&quot;&quot;)">
            <text:p/>
          </table:table-cell>
          <table:table-cell table:formula="of:=IF([$Grades.H28]&lt;51;&quot;Remedial&quot;;&quot;&quot;)">
            <text:p/>
          </table:table-cell>
          <table:table-cell table:formula="of:=IF([$Grades.J28]&lt;51;&quot;Remedial&quot;;&quot;&quot;)">
            <text:p/>
          </table:table-cell>
          <table:table-cell table:formula="of:=IF([$Grades.L28]&lt;51;&quot;Remedial&quot;;&quot;&quot;)">
            <text:p/>
          </table:table-cell>
          <table:table-cell table:formula="of:=IF([$Grades.N28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table:formula="of:=[$Grades.B29]" office:value-type="string" office:string-value="Muhammad" calcext:value-type="string">
            <text:p>Muhammad</text:p>
          </table:table-cell>
          <table:table-cell table:formula="of:=[$Grades.C29]" office:value-type="string" office:string-value="Mahdev Fiqihiyah" calcext:value-type="string">
            <text:p>Mahdev Fiqihiyah</text:p>
          </table:table-cell>
          <table:table-cell table:formula="of:=IF([$Grades.F29]&lt;51;&quot;Remedial&quot;;&quot;&quot;)">
            <text:p/>
          </table:table-cell>
          <table:table-cell table:formula="of:=IF([$Grades.H29]&lt;51;&quot;Remedial&quot;;&quot;&quot;)">
            <text:p/>
          </table:table-cell>
          <table:table-cell table:formula="of:=IF([$Grades.J29]&lt;51;&quot;Remedial&quot;;&quot;&quot;)">
            <text:p/>
          </table:table-cell>
          <table:table-cell table:formula="of:=IF([$Grades.L29]&lt;51;&quot;Remedial&quot;;&quot;&quot;)" office:value-type="string" office:string-value="Remedial" calcext:value-type="string">
            <text:p>Remedial</text:p>
          </table:table-cell>
          <table:table-cell table:formula="of:=IF([$Grades.N29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table:formula="of:=[$Grades.B30]" office:value-type="string" office:string-value="Muhammad" calcext:value-type="string">
            <text:p>Muhammad</text:p>
          </table:table-cell>
          <table:table-cell table:formula="of:=[$Grades.C30]" office:value-type="string" office:string-value="Rizky Fadillah" calcext:value-type="string">
            <text:p>Rizky Fadillah</text:p>
          </table:table-cell>
          <table:table-cell table:formula="of:=IF([$Grades.F30]&lt;51;&quot;Remedial&quot;;&quot;&quot;)">
            <text:p/>
          </table:table-cell>
          <table:table-cell table:formula="of:=IF([$Grades.H30]&lt;51;&quot;Remedial&quot;;&quot;&quot;)">
            <text:p/>
          </table:table-cell>
          <table:table-cell table:formula="of:=IF([$Grades.J30]&lt;51;&quot;Remedial&quot;;&quot;&quot;)">
            <text:p/>
          </table:table-cell>
          <table:table-cell table:formula="of:=IF([$Grades.L30]&lt;51;&quot;Remedial&quot;;&quot;&quot;)">
            <text:p/>
          </table:table-cell>
          <table:table-cell table:formula="of:=IF([$Grades.N30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table:formula="of:=[$Grades.B31]" office:value-type="string" office:string-value="Nadif" calcext:value-type="string">
            <text:p>Nadif</text:p>
          </table:table-cell>
          <table:table-cell table:formula="of:=[$Grades.C31]" office:value-type="string" office:string-value="Nadif" calcext:value-type="string">
            <text:p>Nadif</text:p>
          </table:table-cell>
          <table:table-cell table:formula="of:=IF([$Grades.F31]&lt;51;&quot;Remedial&quot;;&quot;&quot;)">
            <text:p/>
          </table:table-cell>
          <table:table-cell table:formula="of:=IF([$Grades.H31]&lt;51;&quot;Remedial&quot;;&quot;&quot;)">
            <text:p/>
          </table:table-cell>
          <table:table-cell table:formula="of:=IF([$Grades.J31]&lt;51;&quot;Remedial&quot;;&quot;&quot;)">
            <text:p/>
          </table:table-cell>
          <table:table-cell table:formula="of:=IF([$Grades.L31]&lt;51;&quot;Remedial&quot;;&quot;&quot;)">
            <text:p/>
          </table:table-cell>
          <table:table-cell table:formula="of:=IF([$Grades.N31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table:formula="of:=[$Grades.B32]" office:value-type="string" office:string-value="Rachmat" calcext:value-type="string">
            <text:p>Rachmat</text:p>
          </table:table-cell>
          <table:table-cell table:formula="of:=[$Grades.C32]" office:value-type="string" office:string-value="Nur Sidiq" calcext:value-type="string">
            <text:p>Nur Sidiq</text:p>
          </table:table-cell>
          <table:table-cell table:formula="of:=IF([$Grades.F32]&lt;51;&quot;Remedial&quot;;&quot;&quot;)">
            <text:p/>
          </table:table-cell>
          <table:table-cell table:formula="of:=IF([$Grades.H32]&lt;51;&quot;Remedial&quot;;&quot;&quot;)">
            <text:p/>
          </table:table-cell>
          <table:table-cell table:formula="of:=IF([$Grades.J32]&lt;51;&quot;Remedial&quot;;&quot;&quot;)">
            <text:p/>
          </table:table-cell>
          <table:table-cell table:formula="of:=IF([$Grades.L32]&lt;51;&quot;Remedial&quot;;&quot;&quot;)">
            <text:p/>
          </table:table-cell>
          <table:table-cell table:formula="of:=IF([$Grades.N32]&lt;51;&quot;Remedial&quot;;&quot;&quot;)">
            <text:p/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table:formula="of:=[$Grades.B33]" office:value-type="string" office:string-value="Rafi" calcext:value-type="string">
            <text:p>Rafi</text:p>
          </table:table-cell>
          <table:table-cell table:formula="of:=[$Grades.C33]" office:value-type="string" office:string-value="Zilullah Ervin" calcext:value-type="string">
            <text:p>Zilullah Ervin</text:p>
          </table:table-cell>
          <table:table-cell table:formula="of:=IF([$Grades.F33]&lt;51;&quot;Remedial&quot;;&quot;&quot;)">
            <text:p/>
          </table:table-cell>
          <table:table-cell table:formula="of:=IF([$Grades.H33]&lt;51;&quot;Remedial&quot;;&quot;&quot;)">
            <text:p/>
          </table:table-cell>
          <table:table-cell table:formula="of:=IF([$Grades.J33]&lt;51;&quot;Remedial&quot;;&quot;&quot;)">
            <text:p/>
          </table:table-cell>
          <table:table-cell table:formula="of:=IF([$Grades.L33]&lt;51;&quot;Remedial&quot;;&quot;&quot;)">
            <text:p/>
          </table:table-cell>
          <table:table-cell table:formula="of:=IF([$Grades.N33]&lt;51;&quot;Remedial&quot;;&quot;&quot;)">
            <text:p/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table:formula="of:=[$Grades.B34]" office:value-type="string" office:string-value="Rommy" calcext:value-type="string">
            <text:p>Rommy</text:p>
          </table:table-cell>
          <table:table-cell table:formula="of:=[$Grades.C34]" office:value-type="string" office:string-value="Juniardhin" calcext:value-type="string">
            <text:p>Juniardhin</text:p>
          </table:table-cell>
          <table:table-cell table:formula="of:=IF([$Grades.F34]&lt;51;&quot;Remedial&quot;;&quot;&quot;)">
            <text:p/>
          </table:table-cell>
          <table:table-cell table:formula="of:=IF([$Grades.H34]&lt;51;&quot;Remedial&quot;;&quot;&quot;)">
            <text:p/>
          </table:table-cell>
          <table:table-cell table:formula="of:=IF([$Grades.J34]&lt;51;&quot;Remedial&quot;;&quot;&quot;)">
            <text:p/>
          </table:table-cell>
          <table:table-cell table:formula="of:=IF([$Grades.L34]&lt;51;&quot;Remedial&quot;;&quot;&quot;)">
            <text:p/>
          </table:table-cell>
          <table:table-cell table:formula="of:=IF([$Grades.N34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table:formula="of:=[$Grades.B35]" office:value-type="string" office:string-value="Susan" calcext:value-type="string">
            <text:p>Susan</text:p>
          </table:table-cell>
          <table:table-cell table:formula="of:=[$Grades.C35]" office:value-type="string" office:string-value="Devianti" calcext:value-type="string">
            <text:p>Devianti</text:p>
          </table:table-cell>
          <table:table-cell table:formula="of:=IF([$Grades.F35]&lt;51;&quot;Remedial&quot;;&quot;&quot;)">
            <text:p/>
          </table:table-cell>
          <table:table-cell table:formula="of:=IF([$Grades.H35]&lt;51;&quot;Remedial&quot;;&quot;&quot;)">
            <text:p/>
          </table:table-cell>
          <table:table-cell table:formula="of:=IF([$Grades.J35]&lt;51;&quot;Remedial&quot;;&quot;&quot;)">
            <text:p/>
          </table:table-cell>
          <table:table-cell table:formula="of:=IF([$Grades.L35]&lt;51;&quot;Remedial&quot;;&quot;&quot;)">
            <text:p/>
          </table:table-cell>
          <table:table-cell table:formula="of:=IF([$Grades.N35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table:formula="of:=[$Grades.B36]" office:value-type="string" office:string-value="Syahrul" calcext:value-type="string">
            <text:p>Syahrul</text:p>
          </table:table-cell>
          <table:table-cell table:formula="of:=[$Grades.C36]" office:value-type="string" office:string-value="Karim" calcext:value-type="string">
            <text:p>Karim</text:p>
          </table:table-cell>
          <table:table-cell table:formula="of:=IF([$Grades.F36]&lt;51;&quot;Remedial&quot;;&quot;&quot;)">
            <text:p/>
          </table:table-cell>
          <table:table-cell table:formula="of:=IF([$Grades.H36]&lt;51;&quot;Remedial&quot;;&quot;&quot;)">
            <text:p/>
          </table:table-cell>
          <table:table-cell table:formula="of:=IF([$Grades.J36]&lt;51;&quot;Remedial&quot;;&quot;&quot;)">
            <text:p/>
          </table:table-cell>
          <table:table-cell table:formula="of:=IF([$Grades.L36]&lt;51;&quot;Remedial&quot;;&quot;&quot;)">
            <text:p/>
          </table:table-cell>
          <table:table-cell table:formula="of:=IF([$Grades.N36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table:formula="of:=[$Grades.B37]" office:value-type="string" office:string-value="Zaky" calcext:value-type="string">
            <text:p>Zaky</text:p>
          </table:table-cell>
          <table:table-cell table:formula="of:=[$Grades.C37]" office:value-type="string" office:string-value="Nur Rahmat" calcext:value-type="string">
            <text:p>Nur Rahmat</text:p>
          </table:table-cell>
          <table:table-cell table:formula="of:=IF([$Grades.F37]&lt;51;&quot;Remedial&quot;;&quot;&quot;)">
            <text:p/>
          </table:table-cell>
          <table:table-cell table:formula="of:=IF([$Grades.H37]&lt;51;&quot;Remedial&quot;;&quot;&quot;)">
            <text:p/>
          </table:table-cell>
          <table:table-cell table:formula="of:=IF([$Grades.J37]&lt;51;&quot;Remedial&quot;;&quot;&quot;)">
            <text:p/>
          </table:table-cell>
          <table:table-cell table:formula="of:=IF([$Grades.L37]&lt;51;&quot;Remedial&quot;;&quot;&quot;)">
            <text:p/>
          </table:table-cell>
          <table:table-cell table:formula="of:=IF([$Grades.N37]&lt;51;&quot;Remedial&quot;;&quot;&quot;)" office:value-type="string" office:string-value="Remedial" calcext:value-type="string">
            <text:p>Remedial</text:p>
          </table:table-cell>
        </table:table-row>
      </table:table>
      <table:table table:name="Nilai per Sub CPMK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number-columns-repeated="9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IM</text:p>
          </table:table-cell>
          <table:table-cell table:style-name="ce12" office:value-type="string" calcext:value-type="string">
            <text:p>Nama Depan</text:p>
          </table:table-cell>
          <table:table-cell table:style-name="ce12" office:value-type="string" calcext:value-type="string">
            <text:p>Nama Belakang</text:p>
          </table:table-cell>
          <table:table-cell table:style-name="ce12" office:value-type="string" calcext:value-type="string">
            <text:p>Sub-CPMK 1</text:p>
          </table:table-cell>
          <table:table-cell table:style-name="ce12" office:value-type="string" calcext:value-type="string">
            <text:p>Sub-CPMK 2</text:p>
          </table:table-cell>
          <table:table-cell table:style-name="ce12" office:value-type="string" calcext:value-type="string">
            <text:p>Sub-CPMK 3</text:p>
          </table:table-cell>
          <table:table-cell table:style-name="ce12" office:value-type="string" calcext:value-type="string">
            <text:p>Sub-CPMK 4</text:p>
          </table:table-cell>
          <table:table-cell table:style-name="ce12" office:value-type="string" calcext:value-type="string">
            <text:p>Sub-CPMK 5</text:p>
          </table:table-cell>
          <table:table-cell table:style-name="ce12" office:value-type="string" calcext:value-type="string">
            <text:p>Sub-CPMK 6</text:p>
          </table:table-cell>
          <table:table-cell table:style-name="ce12" office:value-type="string" calcext:value-type="string">
            <text:p>Sub-CPMK 7</text:p>
          </table:table-cell>
          <table:table-cell table:style-name="ce12" office:value-type="string" calcext:value-type="string">
            <text:p>Sub-CPMK 8</text:p>
          </table:table-cell>
          <table:table-cell table:style-name="ce12" office:value-type="string" calcext:value-type="string">
            <text:p>Sub-CPMK 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Grades.A4]" office:value-type="string" office:string-value="04191066@student.itk.ac.id" calcext:value-type="string">
            <text:p>04191066@student.itk.ac.id</text:p>
          </table:table-cell>
          <table:table-cell table:formula="of:=[$Grades.B4]" office:value-type="string" office:string-value="Rafly" calcext:value-type="string">
            <text:p>Rafly</text:p>
          </table:table-cell>
          <table:table-cell table:formula="of:=[$Grades.C4]" office:value-type="string" office:string-value="Amanda. P" calcext:value-type="string">
            <text:p>Amanda. P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Grades.A5]" office:value-type="string" office:string-value="04201041@student.itk.ac.id" calcext:value-type="string">
            <text:p>04201041@student.itk.ac.id</text:p>
          </table:table-cell>
          <table:table-cell table:formula="of:=[$Grades.B5]" office:value-type="string" office:string-value="Ifan" calcext:value-type="string">
            <text:p>Ifan</text:p>
          </table:table-cell>
          <table:table-cell table:formula="of:=[$Grades.C5]" office:value-type="string" office:string-value="Awang Riski Widayat" calcext:value-type="string">
            <text:p>Awang Riski Widayat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Grades.A6]" office:value-type="string" office:string-value="04201049@student.itk.ac.id" calcext:value-type="string">
            <text:p>04201049@student.itk.ac.id</text:p>
          </table:table-cell>
          <table:table-cell table:formula="of:=[$Grades.B6]" office:value-type="string" office:string-value="Jerry" calcext:value-type="string">
            <text:p>Jerry</text:p>
          </table:table-cell>
          <table:table-cell table:formula="of:=[$Grades.C6]" office:value-type="string" office:string-value="Maory Dilla" calcext:value-type="string">
            <text:p>Maory Dilla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Grades.A7]" office:value-type="string" office:string-value="04201053@student.itk.ac.id" calcext:value-type="string">
            <text:p>04201053@student.itk.ac.id</text:p>
          </table:table-cell>
          <table:table-cell table:formula="of:=[$Grades.B7]" office:value-type="string" office:string-value="Maulana" calcext:value-type="string">
            <text:p>Maulana</text:p>
          </table:table-cell>
          <table:table-cell table:formula="of:=[$Grades.C7]" office:value-type="string" office:string-value="Rahmatullah" calcext:value-type="string">
            <text:p>Rahmatullah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Grades.A8]" office:value-type="string" office:string-value="04201071@student.itk.ac.id" calcext:value-type="string">
            <text:p>04201071@student.itk.ac.id</text:p>
          </table:table-cell>
          <table:table-cell table:formula="of:=[$Grades.B8]" office:value-type="string" office:string-value="Muhammad" calcext:value-type="string">
            <text:p>Muhammad</text:p>
          </table:table-cell>
          <table:table-cell table:formula="of:=[$Grades.C8]" office:value-type="string" office:string-value="Rifky Rifani" calcext:value-type="string">
            <text:p>Rifky Rifani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Grades.A9]" office:value-type="string" office:string-value="04201093@student.itk.ac.id" calcext:value-type="string">
            <text:p>04201093@student.itk.ac.id</text:p>
          </table:table-cell>
          <table:table-cell table:formula="of:=[$Grades.B9]" office:value-type="string" office:string-value="Vinsensias" calcext:value-type="string">
            <text:p>Vinsensias</text:p>
          </table:table-cell>
          <table:table-cell table:formula="of:=[$Grades.C9]" office:value-type="string" office:string-value="Lian" calcext:value-type="string">
            <text:p>Lian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Grades.A10]" office:value-type="string" office:string-value="04201094@student.itk.ac.id" calcext:value-type="string">
            <text:p>04201094@student.itk.ac.id</text:p>
          </table:table-cell>
          <table:table-cell table:formula="of:=[$Grades.B10]" office:value-type="string" office:string-value="Viona" calcext:value-type="string">
            <text:p>Viona</text:p>
          </table:table-cell>
          <table:table-cell table:formula="of:=[$Grades.C10]" office:value-type="string" office:string-value="Theresia" calcext:value-type="string">
            <text:p>Theresia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Grades.A11]" office:value-type="string" office:string-value="04211002@student.itk.ac.id" calcext:value-type="string">
            <text:p>04211002@student.itk.ac.id</text:p>
          </table:table-cell>
          <table:table-cell table:formula="of:=[$Grades.B11]" office:value-type="string" office:string-value="Achmad" calcext:value-type="string">
            <text:p>Achmad</text:p>
          </table:table-cell>
          <table:table-cell table:formula="of:=[$Grades.C11]" office:value-type="string" office:string-value="Najwan Mulya" calcext:value-type="string">
            <text:p>Najwan Mulya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Grades.A12]" office:value-type="string" office:string-value="04211004@student.itk.ac.id" calcext:value-type="string">
            <text:p>04211004@student.itk.ac.id</text:p>
          </table:table-cell>
          <table:table-cell table:formula="of:=[$Grades.B12]" office:value-type="string" office:string-value="Achmad" calcext:value-type="string">
            <text:p>Achmad</text:p>
          </table:table-cell>
          <table:table-cell table:formula="of:=[$Grades.C12]" office:value-type="string" office:string-value="Zulfiqar" calcext:value-type="string">
            <text:p>Zulfiqar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Grades.A13]" office:value-type="string" office:string-value="04211006@student.itk.ac.id" calcext:value-type="string">
            <text:p>04211006@student.itk.ac.id</text:p>
          </table:table-cell>
          <table:table-cell table:formula="of:=[$Grades.B13]" office:value-type="string" office:string-value="Adji" calcext:value-type="string">
            <text:p>Adji</text:p>
          </table:table-cell>
          <table:table-cell table:formula="of:=[$Grades.C13]" office:value-type="string" office:string-value="Putra Maharifi" calcext:value-type="string">
            <text:p>Putra Maharifi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Grades.A14]" office:value-type="string" office:string-value="04211008@student.itk.ac.id" calcext:value-type="string">
            <text:p>04211008@student.itk.ac.id</text:p>
          </table:table-cell>
          <table:table-cell table:formula="of:=[$Grades.B14]" office:value-type="string" office:string-value="Andi" calcext:value-type="string">
            <text:p>Andi</text:p>
          </table:table-cell>
          <table:table-cell table:formula="of:=[$Grades.C14]" office:value-type="string" office:string-value="Asri Abdillah" calcext:value-type="string">
            <text:p>Asri Abdillah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Grades.A15]" office:value-type="string" office:string-value="04211010@student.itk.ac.id" calcext:value-type="string">
            <text:p>04211010@student.itk.ac.id</text:p>
          </table:table-cell>
          <table:table-cell table:formula="of:=[$Grades.B15]" office:value-type="string" office:string-value="Argya" calcext:value-type="string">
            <text:p>Argya</text:p>
          </table:table-cell>
          <table:table-cell table:formula="of:=[$Grades.C15]" office:value-type="string" office:string-value="Pradana" calcext:value-type="string">
            <text:p>Pradana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Grades.A16]" office:value-type="string" office:string-value="04211014@student.itk.ac.id" calcext:value-type="string">
            <text:p>04211014@student.itk.ac.id</text:p>
          </table:table-cell>
          <table:table-cell table:formula="of:=[$Grades.B16]" office:value-type="string" office:string-value="Bagus" calcext:value-type="string">
            <text:p>Bagus</text:p>
          </table:table-cell>
          <table:table-cell table:formula="of:=[$Grades.C16]" office:value-type="string" office:string-value="Afandi" calcext:value-type="string">
            <text:p>Afandi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Grades.A17]" office:value-type="string" office:string-value="04211016@student.itk.ac.id" calcext:value-type="string">
            <text:p>04211016@student.itk.ac.id</text:p>
          </table:table-cell>
          <table:table-cell table:formula="of:=[$Grades.B17]" office:value-type="string" office:string-value="Danang" calcext:value-type="string">
            <text:p>Danang</text:p>
          </table:table-cell>
          <table:table-cell table:formula="of:=[$Grades.C17]" office:value-type="string" office:string-value="Windaryoko" calcext:value-type="string">
            <text:p>Windaryoko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Grades.A18]" office:value-type="string" office:string-value="04211018@student.itk.ac.id" calcext:value-type="string">
            <text:p>04211018@student.itk.ac.id</text:p>
          </table:table-cell>
          <table:table-cell table:formula="of:=[$Grades.B18]" office:value-type="string" office:string-value="Dhimas" calcext:value-type="string">
            <text:p>Dhimas</text:p>
          </table:table-cell>
          <table:table-cell table:formula="of:=[$Grades.C18]" office:value-type="string" office:string-value="Audhi Suryo Nurrachman" calcext:value-type="string">
            <text:p>Audhi Suryo Nurrachman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Grades.A19]" office:value-type="string" office:string-value="04211020@student.itk.ac.id" calcext:value-type="string">
            <text:p>04211020@student.itk.ac.id</text:p>
          </table:table-cell>
          <table:table-cell table:formula="of:=[$Grades.B19]" office:value-type="string" office:string-value="Dikky" calcext:value-type="string">
            <text:p>Dikky</text:p>
          </table:table-cell>
          <table:table-cell table:formula="of:=[$Grades.C19]" office:value-type="string" office:string-value="Kurniawan" calcext:value-type="string">
            <text:p>Kurniawan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Grades.A20]" office:value-type="string" office:string-value="04211026@student.itk.ac.id" calcext:value-type="string">
            <text:p>04211026@student.itk.ac.id</text:p>
          </table:table-cell>
          <table:table-cell table:formula="of:=[$Grades.B20]" office:value-type="string" office:string-value="Febrina" calcext:value-type="string">
            <text:p>Febrina</text:p>
          </table:table-cell>
          <table:table-cell table:formula="of:=[$Grades.C20]" office:value-type="string" office:string-value="Anggraini" calcext:value-type="string">
            <text:p>Anggraini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Grades.A21]" office:value-type="string" office:string-value="04211030@student.itk.ac.id" calcext:value-type="string">
            <text:p>04211030@student.itk.ac.id</text:p>
          </table:table-cell>
          <table:table-cell table:formula="of:=[$Grades.B21]" office:value-type="string" office:string-value="Husnul" calcext:value-type="string">
            <text:p>Husnul</text:p>
          </table:table-cell>
          <table:table-cell table:formula="of:=[$Grades.C21]" office:value-type="string" office:string-value="Khotimah" calcext:value-type="string">
            <text:p>Khotimah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Grades.A22]" office:value-type="string" office:string-value="04211032@student.itk.ac.id" calcext:value-type="string">
            <text:p>04211032@student.itk.ac.id</text:p>
          </table:table-cell>
          <table:table-cell table:formula="of:=[$Grades.B22]" office:value-type="string" office:string-value="Innocentius" calcext:value-type="string">
            <text:p>Innocentius</text:p>
          </table:table-cell>
          <table:table-cell table:formula="of:=[$Grades.C22]" office:value-type="string" office:string-value="Willygis" calcext:value-type="string">
            <text:p>Willygis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Grades.A23]" office:value-type="string" office:string-value="04211034@student.itk.ac.id" calcext:value-type="string">
            <text:p>04211034@student.itk.ac.id</text:p>
          </table:table-cell>
          <table:table-cell table:formula="of:=[$Grades.B23]" office:value-type="string" office:string-value="Jericho" calcext:value-type="string">
            <text:p>Jericho</text:p>
          </table:table-cell>
          <table:table-cell table:formula="of:=[$Grades.C23]" office:value-type="string" office:string-value="Al Falah" calcext:value-type="string">
            <text:p>Al Falah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Grades.A24]" office:value-type="string" office:string-value="04211036@student.itk.ac.id" calcext:value-type="string">
            <text:p>04211036@student.itk.ac.id</text:p>
          </table:table-cell>
          <table:table-cell table:formula="of:=[$Grades.B24]" office:value-type="string" office:string-value="Jody" calcext:value-type="string">
            <text:p>Jody</text:p>
          </table:table-cell>
          <table:table-cell table:formula="of:=[$Grades.C24]" office:value-type="string" office:string-value="Jabonar" calcext:value-type="string">
            <text:p>Jabonar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Grades.A25]" office:value-type="string" office:string-value="04211040@student.itk.ac.id" calcext:value-type="string">
            <text:p>04211040@student.itk.ac.id</text:p>
          </table:table-cell>
          <table:table-cell table:formula="of:=[$Grades.B25]" office:value-type="string" office:string-value="Lucky" calcext:value-type="string">
            <text:p>Lucky</text:p>
          </table:table-cell>
          <table:table-cell table:formula="of:=[$Grades.C25]" office:value-type="string" office:string-value="Stepy" calcext:value-type="string">
            <text:p>Stepy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Grades.A26]" office:value-type="string" office:string-value="04211044@student.itk.ac.id" calcext:value-type="string">
            <text:p>04211044@student.itk.ac.id</text:p>
          </table:table-cell>
          <table:table-cell table:formula="of:=[$Grades.B26]" office:value-type="string" office:string-value="Michael" calcext:value-type="string">
            <text:p>Michael</text:p>
          </table:table-cell>
          <table:table-cell table:formula="of:=[$Grades.C26]" office:value-type="string" office:string-value="Vanlentino" calcext:value-type="string">
            <text:p>Vanlentino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Grades.A27]" office:value-type="string" office:string-value="04211048@student.itk.ac.id" calcext:value-type="string">
            <text:p>04211048@student.itk.ac.id</text:p>
          </table:table-cell>
          <table:table-cell table:formula="of:=[$Grades.B27]" office:value-type="string" office:string-value="Muhammad" calcext:value-type="string">
            <text:p>Muhammad</text:p>
          </table:table-cell>
          <table:table-cell table:formula="of:=[$Grades.C27]" office:value-type="string" office:string-value="Alief" calcext:value-type="string">
            <text:p>Alief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Grades.A28]" office:value-type="string" office:string-value="04211050@student.itk.ac.id" calcext:value-type="string">
            <text:p>04211050@student.itk.ac.id</text:p>
          </table:table-cell>
          <table:table-cell table:formula="of:=[$Grades.B28]" office:value-type="string" office:string-value="Muhammad" calcext:value-type="string">
            <text:p>Muhammad</text:p>
          </table:table-cell>
          <table:table-cell table:formula="of:=[$Grades.C28]" office:value-type="string" office:string-value="Farhan" calcext:value-type="string">
            <text:p>Farhan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Grades.A29]" office:value-type="string" office:string-value="04211052@student.itk.ac.id" calcext:value-type="string">
            <text:p>04211052@student.itk.ac.id</text:p>
          </table:table-cell>
          <table:table-cell table:formula="of:=[$Grades.B29]" office:value-type="string" office:string-value="Muhammad" calcext:value-type="string">
            <text:p>Muhammad</text:p>
          </table:table-cell>
          <table:table-cell table:formula="of:=[$Grades.C29]" office:value-type="string" office:string-value="Mahdev Fiqihiyah" calcext:value-type="string">
            <text:p>Mahdev Fiqihiyah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Grades.A30]" office:value-type="string" office:string-value="04211058@student.itk.ac.id" calcext:value-type="string">
            <text:p>04211058@student.itk.ac.id</text:p>
          </table:table-cell>
          <table:table-cell table:formula="of:=[$Grades.B30]" office:value-type="string" office:string-value="Muhammad" calcext:value-type="string">
            <text:p>Muhammad</text:p>
          </table:table-cell>
          <table:table-cell table:formula="of:=[$Grades.C30]" office:value-type="string" office:string-value="Rizky Fadillah" calcext:value-type="string">
            <text:p>Rizky Fadillah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Grades.A31]" office:value-type="string" office:string-value="04211062@student.itk.ac.id" calcext:value-type="string">
            <text:p>04211062@student.itk.ac.id</text:p>
          </table:table-cell>
          <table:table-cell table:formula="of:=[$Grades.B31]" office:value-type="string" office:string-value="Nadif" calcext:value-type="string">
            <text:p>Nadif</text:p>
          </table:table-cell>
          <table:table-cell table:formula="of:=[$Grades.C31]" office:value-type="string" office:string-value="Nadif" calcext:value-type="string">
            <text:p>Nadif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Grades.A32]" office:value-type="string" office:string-value="04211068@student.itk.ac.id" calcext:value-type="string">
            <text:p>04211068@student.itk.ac.id</text:p>
          </table:table-cell>
          <table:table-cell table:formula="of:=[$Grades.B32]" office:value-type="string" office:string-value="Rachmat" calcext:value-type="string">
            <text:p>Rachmat</text:p>
          </table:table-cell>
          <table:table-cell table:formula="of:=[$Grades.C32]" office:value-type="string" office:string-value="Nur Sidiq" calcext:value-type="string">
            <text:p>Nur Sidiq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Grades.A33]" office:value-type="string" office:string-value="04211070@student.itk.ac.id" calcext:value-type="string">
            <text:p>04211070@student.itk.ac.id</text:p>
          </table:table-cell>
          <table:table-cell table:formula="of:=[$Grades.B33]" office:value-type="string" office:string-value="Rafi" calcext:value-type="string">
            <text:p>Rafi</text:p>
          </table:table-cell>
          <table:table-cell table:formula="of:=[$Grades.C33]" office:value-type="string" office:string-value="Zilullah Ervin" calcext:value-type="string">
            <text:p>Zilullah Ervin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Grades.A34]" office:value-type="string" office:string-value="04211074@student.itk.ac.id" calcext:value-type="string">
            <text:p>04211074@student.itk.ac.id</text:p>
          </table:table-cell>
          <table:table-cell table:formula="of:=[$Grades.B34]" office:value-type="string" office:string-value="Rommy" calcext:value-type="string">
            <text:p>Rommy</text:p>
          </table:table-cell>
          <table:table-cell table:formula="of:=[$Grades.C34]" office:value-type="string" office:string-value="Juniardhin" calcext:value-type="string">
            <text:p>Juniardhin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Grades.A35]" office:value-type="string" office:string-value="04211080@student.itk.ac.id" calcext:value-type="string">
            <text:p>04211080@student.itk.ac.id</text:p>
          </table:table-cell>
          <table:table-cell table:formula="of:=[$Grades.B35]" office:value-type="string" office:string-value="Susan" calcext:value-type="string">
            <text:p>Susan</text:p>
          </table:table-cell>
          <table:table-cell table:formula="of:=[$Grades.C35]" office:value-type="string" office:string-value="Devianti" calcext:value-type="string">
            <text:p>Devianti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Grades.A36]" office:value-type="string" office:string-value="04211082@student.itk.ac.id" calcext:value-type="string">
            <text:p>04211082@student.itk.ac.id</text:p>
          </table:table-cell>
          <table:table-cell table:formula="of:=[$Grades.B36]" office:value-type="string" office:string-value="Syahrul" calcext:value-type="string">
            <text:p>Syahrul</text:p>
          </table:table-cell>
          <table:table-cell table:formula="of:=[$Grades.C36]" office:value-type="string" office:string-value="Karim" calcext:value-type="string">
            <text:p>Karim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Grades.A37]" office:value-type="string" office:string-value="04211088@student.itk.ac.id" calcext:value-type="string">
            <text:p>04211088@student.itk.ac.id</text:p>
          </table:table-cell>
          <table:table-cell table:formula="of:=[$Grades.B37]" office:value-type="string" office:string-value="Zaky" calcext:value-type="string">
            <text:p>Zaky</text:p>
          </table:table-cell>
          <table:table-cell table:formula="of:=[$Grades.C37]" office:value-type="string" office:string-value="Nur Rahmat" calcext:value-type="string">
            <text:p>Nur Rahmat</text:p>
          </table:table-cell>
          <table:table-cell table:number-columns-repeated="9"/>
        </table:table-row>
      </table:table>
      <table:table table:name="Grade per Sub CPMK" table:style-name="ta1">
        <table:table-column table:style-name="co4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formula="of:=[$'Nilai per Sub CPMK'.A2]" office:value-type="string" office:string-value="No" calcext:value-type="string">
            <text:p>No</text:p>
          </table:table-cell>
          <table:table-cell table:formula="of:=[$'Nilai per Sub CPMK'.B2]" office:value-type="string" office:string-value="NIM" calcext:value-type="string">
            <text:p>NIM</text:p>
          </table:table-cell>
          <table:table-cell table:formula="of:=[$'Nilai per Sub CPMK'.C2]" office:value-type="string" office:string-value="Nama Depan" calcext:value-type="string">
            <text:p>Nama Depan</text:p>
          </table:table-cell>
          <table:table-cell table:formula="of:=[$'Nilai per Sub CPMK'.D2]" office:value-type="string" office:string-value="Nama Belakang" calcext:value-type="string">
            <text:p>Nama Belakang</text:p>
          </table:table-cell>
          <table:table-cell table:formula="of:=[$'Nilai per Sub CPMK'.E2]" office:value-type="string" office:string-value="Sub-CPMK 1" calcext:value-type="string">
            <text:p>Sub-CPMK 1</text:p>
          </table:table-cell>
          <table:table-cell table:formula="of:=[$'Nilai per Sub CPMK'.F2]" office:value-type="string" office:string-value="Sub-CPMK 2" calcext:value-type="string">
            <text:p>Sub-CPMK 2</text:p>
          </table:table-cell>
          <table:table-cell table:formula="of:=[$'Nilai per Sub CPMK'.G2]" office:value-type="string" office:string-value="Sub-CPMK 3" calcext:value-type="string">
            <text:p>Sub-CPMK 3</text:p>
          </table:table-cell>
          <table:table-cell table:formula="of:=[$'Nilai per Sub CPMK'.H2]" office:value-type="string" office:string-value="Sub-CPMK 4" calcext:value-type="string">
            <text:p>Sub-CPMK 4</text:p>
          </table:table-cell>
          <table:table-cell table:formula="of:=[$'Nilai per Sub CPMK'.I2]" office:value-type="string" office:string-value="Sub-CPMK 5" calcext:value-type="string">
            <text:p>Sub-CPMK 5</text:p>
          </table:table-cell>
          <table:table-cell table:formula="of:=[$'Nilai per Sub CPMK'.J2]" office:value-type="string" office:string-value="Sub-CPMK 6" calcext:value-type="string">
            <text:p>Sub-CPMK 6</text:p>
          </table:table-cell>
          <table:table-cell table:formula="of:=[$'Nilai per Sub CPMK'.K2]" office:value-type="string" office:string-value="Sub-CPMK 7" calcext:value-type="string">
            <text:p>Sub-CPMK 7</text:p>
          </table:table-cell>
          <table:table-cell table:formula="of:=[$'Nilai per Sub CPMK'.L2]" office:value-type="string" office:string-value="Sub-CPMK 8" calcext:value-type="string">
            <text:p>Sub-CPMK 8</text:p>
          </table:table-cell>
          <table:table-cell table:formula="of:=[$'Nilai per Sub CPMK'.M2]" office:value-type="string" office:string-value="Sub-CPMK 9" calcext:value-type="string">
            <text:p>Sub-CPMK 9</text:p>
          </table:table-cell>
        </table:table-row>
        <table:table-row table:style-name="ro1">
          <table:table-cell table:formula="of:=[$'Nilai per Sub CPMK'.A3]" office:value-type="float" office:value="1" calcext:value-type="float">
            <text:p>1</text:p>
          </table:table-cell>
          <table:table-cell table:formula="of:=[$'Nilai per Sub CPMK'.B3]" office:value-type="string" office:string-value="04191066@student.itk.ac.id" calcext:value-type="string">
            <text:p>04191066@student.itk.ac.id</text:p>
          </table:table-cell>
          <table:table-cell table:formula="of:=[$'Nilai per Sub CPMK'.C3]" office:value-type="string" office:string-value="Rafly" calcext:value-type="string">
            <text:p>Rafly</text:p>
          </table:table-cell>
          <table:table-cell table:formula="of:=[$'Nilai per Sub CPMK'.D3]" office:value-type="string" office:string-value="Amanda. P" calcext:value-type="string">
            <text:p>Amanda. P</text:p>
          </table:table-cell>
          <table:table-cell table:formula="of:=[$'Nilai per Sub CPMK'.E3]" office:value-type="float" office:value="0" calcext:value-type="float">
            <text:p>0</text:p>
          </table:table-cell>
          <table:table-cell table:formula="of:=[$'Nilai per Sub CPMK'.F3]" office:value-type="float" office:value="0" calcext:value-type="float">
            <text:p>0</text:p>
          </table:table-cell>
          <table:table-cell table:formula="of:=[$'Nilai per Sub CPMK'.G3]" office:value-type="float" office:value="0" calcext:value-type="float">
            <text:p>0</text:p>
          </table:table-cell>
          <table:table-cell table:formula="of:=[$'Nilai per Sub CPMK'.H3]" office:value-type="float" office:value="0" calcext:value-type="float">
            <text:p>0</text:p>
          </table:table-cell>
          <table:table-cell table:formula="of:=[$'Nilai per Sub CPMK'.I3]" office:value-type="float" office:value="0" calcext:value-type="float">
            <text:p>0</text:p>
          </table:table-cell>
          <table:table-cell table:formula="of:=[$'Nilai per Sub CPMK'.J3]" office:value-type="float" office:value="0" calcext:value-type="float">
            <text:p>0</text:p>
          </table:table-cell>
          <table:table-cell table:formula="of:=[$'Nilai per Sub CPMK'.K3]" office:value-type="float" office:value="0" calcext:value-type="float">
            <text:p>0</text:p>
          </table:table-cell>
          <table:table-cell table:formula="of:=[$'Nilai per Sub CPMK'.L3]" office:value-type="float" office:value="0" calcext:value-type="float">
            <text:p>0</text:p>
          </table:table-cell>
          <table:table-cell table:formula="of:=[$'Nilai per Sub CPMK'.M3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4]" office:value-type="float" office:value="2" calcext:value-type="float">
            <text:p>2</text:p>
          </table:table-cell>
          <table:table-cell table:formula="of:=[$'Nilai per Sub CPMK'.B4]" office:value-type="string" office:string-value="04201041@student.itk.ac.id" calcext:value-type="string">
            <text:p>04201041@student.itk.ac.id</text:p>
          </table:table-cell>
          <table:table-cell table:formula="of:=[$'Nilai per Sub CPMK'.C4]" office:value-type="string" office:string-value="Ifan" calcext:value-type="string">
            <text:p>Ifan</text:p>
          </table:table-cell>
          <table:table-cell table:formula="of:=[$'Nilai per Sub CPMK'.D4]" office:value-type="string" office:string-value="Awang Riski Widayat" calcext:value-type="string">
            <text:p>Awang Riski Widayat</text:p>
          </table:table-cell>
          <table:table-cell table:formula="of:=[$'Nilai per Sub CPMK'.E4]" office:value-type="float" office:value="0" calcext:value-type="float">
            <text:p>0</text:p>
          </table:table-cell>
          <table:table-cell table:formula="of:=[$'Nilai per Sub CPMK'.F4]" office:value-type="float" office:value="0" calcext:value-type="float">
            <text:p>0</text:p>
          </table:table-cell>
          <table:table-cell table:formula="of:=[$'Nilai per Sub CPMK'.G4]" office:value-type="float" office:value="0" calcext:value-type="float">
            <text:p>0</text:p>
          </table:table-cell>
          <table:table-cell table:formula="of:=[$'Nilai per Sub CPMK'.H4]" office:value-type="float" office:value="0" calcext:value-type="float">
            <text:p>0</text:p>
          </table:table-cell>
          <table:table-cell table:formula="of:=[$'Nilai per Sub CPMK'.I4]" office:value-type="float" office:value="0" calcext:value-type="float">
            <text:p>0</text:p>
          </table:table-cell>
          <table:table-cell table:formula="of:=[$'Nilai per Sub CPMK'.J4]" office:value-type="float" office:value="0" calcext:value-type="float">
            <text:p>0</text:p>
          </table:table-cell>
          <table:table-cell table:formula="of:=[$'Nilai per Sub CPMK'.K4]" office:value-type="float" office:value="0" calcext:value-type="float">
            <text:p>0</text:p>
          </table:table-cell>
          <table:table-cell table:formula="of:=[$'Nilai per Sub CPMK'.L4]" office:value-type="float" office:value="0" calcext:value-type="float">
            <text:p>0</text:p>
          </table:table-cell>
          <table:table-cell table:formula="of:=[$'Nilai per Sub CPMK'.M4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5]" office:value-type="float" office:value="3" calcext:value-type="float">
            <text:p>3</text:p>
          </table:table-cell>
          <table:table-cell table:formula="of:=[$'Nilai per Sub CPMK'.B5]" office:value-type="string" office:string-value="04201049@student.itk.ac.id" calcext:value-type="string">
            <text:p>04201049@student.itk.ac.id</text:p>
          </table:table-cell>
          <table:table-cell table:formula="of:=[$'Nilai per Sub CPMK'.C5]" office:value-type="string" office:string-value="Jerry" calcext:value-type="string">
            <text:p>Jerry</text:p>
          </table:table-cell>
          <table:table-cell table:formula="of:=[$'Nilai per Sub CPMK'.D5]" office:value-type="string" office:string-value="Maory Dilla" calcext:value-type="string">
            <text:p>Maory Dilla</text:p>
          </table:table-cell>
          <table:table-cell table:formula="of:=[$'Nilai per Sub CPMK'.E5]" office:value-type="float" office:value="0" calcext:value-type="float">
            <text:p>0</text:p>
          </table:table-cell>
          <table:table-cell table:formula="of:=[$'Nilai per Sub CPMK'.F5]" office:value-type="float" office:value="0" calcext:value-type="float">
            <text:p>0</text:p>
          </table:table-cell>
          <table:table-cell table:formula="of:=[$'Nilai per Sub CPMK'.G5]" office:value-type="float" office:value="0" calcext:value-type="float">
            <text:p>0</text:p>
          </table:table-cell>
          <table:table-cell table:formula="of:=[$'Nilai per Sub CPMK'.H5]" office:value-type="float" office:value="0" calcext:value-type="float">
            <text:p>0</text:p>
          </table:table-cell>
          <table:table-cell table:formula="of:=[$'Nilai per Sub CPMK'.I5]" office:value-type="float" office:value="0" calcext:value-type="float">
            <text:p>0</text:p>
          </table:table-cell>
          <table:table-cell table:formula="of:=[$'Nilai per Sub CPMK'.J5]" office:value-type="float" office:value="0" calcext:value-type="float">
            <text:p>0</text:p>
          </table:table-cell>
          <table:table-cell table:formula="of:=[$'Nilai per Sub CPMK'.K5]" office:value-type="float" office:value="0" calcext:value-type="float">
            <text:p>0</text:p>
          </table:table-cell>
          <table:table-cell table:formula="of:=[$'Nilai per Sub CPMK'.L5]" office:value-type="float" office:value="0" calcext:value-type="float">
            <text:p>0</text:p>
          </table:table-cell>
          <table:table-cell table:formula="of:=[$'Nilai per Sub CPMK'.M5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6]" office:value-type="float" office:value="4" calcext:value-type="float">
            <text:p>4</text:p>
          </table:table-cell>
          <table:table-cell table:formula="of:=[$'Nilai per Sub CPMK'.B6]" office:value-type="string" office:string-value="04201053@student.itk.ac.id" calcext:value-type="string">
            <text:p>04201053@student.itk.ac.id</text:p>
          </table:table-cell>
          <table:table-cell table:formula="of:=[$'Nilai per Sub CPMK'.C6]" office:value-type="string" office:string-value="Maulana" calcext:value-type="string">
            <text:p>Maulana</text:p>
          </table:table-cell>
          <table:table-cell table:formula="of:=[$'Nilai per Sub CPMK'.D6]" office:value-type="string" office:string-value="Rahmatullah" calcext:value-type="string">
            <text:p>Rahmatullah</text:p>
          </table:table-cell>
          <table:table-cell table:formula="of:=[$'Nilai per Sub CPMK'.E6]" office:value-type="float" office:value="0" calcext:value-type="float">
            <text:p>0</text:p>
          </table:table-cell>
          <table:table-cell table:formula="of:=[$'Nilai per Sub CPMK'.F6]" office:value-type="float" office:value="0" calcext:value-type="float">
            <text:p>0</text:p>
          </table:table-cell>
          <table:table-cell table:formula="of:=[$'Nilai per Sub CPMK'.G6]" office:value-type="float" office:value="0" calcext:value-type="float">
            <text:p>0</text:p>
          </table:table-cell>
          <table:table-cell table:formula="of:=[$'Nilai per Sub CPMK'.H6]" office:value-type="float" office:value="0" calcext:value-type="float">
            <text:p>0</text:p>
          </table:table-cell>
          <table:table-cell table:formula="of:=[$'Nilai per Sub CPMK'.I6]" office:value-type="float" office:value="0" calcext:value-type="float">
            <text:p>0</text:p>
          </table:table-cell>
          <table:table-cell table:formula="of:=[$'Nilai per Sub CPMK'.J6]" office:value-type="float" office:value="0" calcext:value-type="float">
            <text:p>0</text:p>
          </table:table-cell>
          <table:table-cell table:formula="of:=[$'Nilai per Sub CPMK'.K6]" office:value-type="float" office:value="0" calcext:value-type="float">
            <text:p>0</text:p>
          </table:table-cell>
          <table:table-cell table:formula="of:=[$'Nilai per Sub CPMK'.L6]" office:value-type="float" office:value="0" calcext:value-type="float">
            <text:p>0</text:p>
          </table:table-cell>
          <table:table-cell table:formula="of:=[$'Nilai per Sub CPMK'.M6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7]" office:value-type="float" office:value="5" calcext:value-type="float">
            <text:p>5</text:p>
          </table:table-cell>
          <table:table-cell table:formula="of:=[$'Nilai per Sub CPMK'.B7]" office:value-type="string" office:string-value="04201071@student.itk.ac.id" calcext:value-type="string">
            <text:p>04201071@student.itk.ac.id</text:p>
          </table:table-cell>
          <table:table-cell table:formula="of:=[$'Nilai per Sub CPMK'.C7]" office:value-type="string" office:string-value="Muhammad" calcext:value-type="string">
            <text:p>Muhammad</text:p>
          </table:table-cell>
          <table:table-cell table:formula="of:=[$'Nilai per Sub CPMK'.D7]" office:value-type="string" office:string-value="Rifky Rifani" calcext:value-type="string">
            <text:p>Rifky Rifani</text:p>
          </table:table-cell>
          <table:table-cell table:formula="of:=[$'Nilai per Sub CPMK'.E7]" office:value-type="float" office:value="0" calcext:value-type="float">
            <text:p>0</text:p>
          </table:table-cell>
          <table:table-cell table:formula="of:=[$'Nilai per Sub CPMK'.F7]" office:value-type="float" office:value="0" calcext:value-type="float">
            <text:p>0</text:p>
          </table:table-cell>
          <table:table-cell table:formula="of:=[$'Nilai per Sub CPMK'.G7]" office:value-type="float" office:value="0" calcext:value-type="float">
            <text:p>0</text:p>
          </table:table-cell>
          <table:table-cell table:formula="of:=[$'Nilai per Sub CPMK'.H7]" office:value-type="float" office:value="0" calcext:value-type="float">
            <text:p>0</text:p>
          </table:table-cell>
          <table:table-cell table:formula="of:=[$'Nilai per Sub CPMK'.I7]" office:value-type="float" office:value="0" calcext:value-type="float">
            <text:p>0</text:p>
          </table:table-cell>
          <table:table-cell table:formula="of:=[$'Nilai per Sub CPMK'.J7]" office:value-type="float" office:value="0" calcext:value-type="float">
            <text:p>0</text:p>
          </table:table-cell>
          <table:table-cell table:formula="of:=[$'Nilai per Sub CPMK'.K7]" office:value-type="float" office:value="0" calcext:value-type="float">
            <text:p>0</text:p>
          </table:table-cell>
          <table:table-cell table:formula="of:=[$'Nilai per Sub CPMK'.L7]" office:value-type="float" office:value="0" calcext:value-type="float">
            <text:p>0</text:p>
          </table:table-cell>
          <table:table-cell table:formula="of:=[$'Nilai per Sub CPMK'.M7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8]" office:value-type="float" office:value="6" calcext:value-type="float">
            <text:p>6</text:p>
          </table:table-cell>
          <table:table-cell table:formula="of:=[$'Nilai per Sub CPMK'.B8]" office:value-type="string" office:string-value="04201093@student.itk.ac.id" calcext:value-type="string">
            <text:p>04201093@student.itk.ac.id</text:p>
          </table:table-cell>
          <table:table-cell table:formula="of:=[$'Nilai per Sub CPMK'.C8]" office:value-type="string" office:string-value="Vinsensias" calcext:value-type="string">
            <text:p>Vinsensias</text:p>
          </table:table-cell>
          <table:table-cell table:formula="of:=[$'Nilai per Sub CPMK'.D8]" office:value-type="string" office:string-value="Lian" calcext:value-type="string">
            <text:p>Lian</text:p>
          </table:table-cell>
          <table:table-cell table:formula="of:=[$'Nilai per Sub CPMK'.E8]" office:value-type="float" office:value="0" calcext:value-type="float">
            <text:p>0</text:p>
          </table:table-cell>
          <table:table-cell table:formula="of:=[$'Nilai per Sub CPMK'.F8]" office:value-type="float" office:value="0" calcext:value-type="float">
            <text:p>0</text:p>
          </table:table-cell>
          <table:table-cell table:formula="of:=[$'Nilai per Sub CPMK'.G8]" office:value-type="float" office:value="0" calcext:value-type="float">
            <text:p>0</text:p>
          </table:table-cell>
          <table:table-cell table:formula="of:=[$'Nilai per Sub CPMK'.H8]" office:value-type="float" office:value="0" calcext:value-type="float">
            <text:p>0</text:p>
          </table:table-cell>
          <table:table-cell table:formula="of:=[$'Nilai per Sub CPMK'.I8]" office:value-type="float" office:value="0" calcext:value-type="float">
            <text:p>0</text:p>
          </table:table-cell>
          <table:table-cell table:formula="of:=[$'Nilai per Sub CPMK'.J8]" office:value-type="float" office:value="0" calcext:value-type="float">
            <text:p>0</text:p>
          </table:table-cell>
          <table:table-cell table:formula="of:=[$'Nilai per Sub CPMK'.K8]" office:value-type="float" office:value="0" calcext:value-type="float">
            <text:p>0</text:p>
          </table:table-cell>
          <table:table-cell table:formula="of:=[$'Nilai per Sub CPMK'.L8]" office:value-type="float" office:value="0" calcext:value-type="float">
            <text:p>0</text:p>
          </table:table-cell>
          <table:table-cell table:formula="of:=[$'Nilai per Sub CPMK'.M8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9]" office:value-type="float" office:value="7" calcext:value-type="float">
            <text:p>7</text:p>
          </table:table-cell>
          <table:table-cell table:formula="of:=[$'Nilai per Sub CPMK'.B9]" office:value-type="string" office:string-value="04201094@student.itk.ac.id" calcext:value-type="string">
            <text:p>04201094@student.itk.ac.id</text:p>
          </table:table-cell>
          <table:table-cell table:formula="of:=[$'Nilai per Sub CPMK'.C9]" office:value-type="string" office:string-value="Viona" calcext:value-type="string">
            <text:p>Viona</text:p>
          </table:table-cell>
          <table:table-cell table:formula="of:=[$'Nilai per Sub CPMK'.D9]" office:value-type="string" office:string-value="Theresia" calcext:value-type="string">
            <text:p>Theresia</text:p>
          </table:table-cell>
          <table:table-cell table:formula="of:=[$'Nilai per Sub CPMK'.E9]" office:value-type="float" office:value="0" calcext:value-type="float">
            <text:p>0</text:p>
          </table:table-cell>
          <table:table-cell table:formula="of:=[$'Nilai per Sub CPMK'.F9]" office:value-type="float" office:value="0" calcext:value-type="float">
            <text:p>0</text:p>
          </table:table-cell>
          <table:table-cell table:formula="of:=[$'Nilai per Sub CPMK'.G9]" office:value-type="float" office:value="0" calcext:value-type="float">
            <text:p>0</text:p>
          </table:table-cell>
          <table:table-cell table:formula="of:=[$'Nilai per Sub CPMK'.H9]" office:value-type="float" office:value="0" calcext:value-type="float">
            <text:p>0</text:p>
          </table:table-cell>
          <table:table-cell table:formula="of:=[$'Nilai per Sub CPMK'.I9]" office:value-type="float" office:value="0" calcext:value-type="float">
            <text:p>0</text:p>
          </table:table-cell>
          <table:table-cell table:formula="of:=[$'Nilai per Sub CPMK'.J9]" office:value-type="float" office:value="0" calcext:value-type="float">
            <text:p>0</text:p>
          </table:table-cell>
          <table:table-cell table:formula="of:=[$'Nilai per Sub CPMK'.K9]" office:value-type="float" office:value="0" calcext:value-type="float">
            <text:p>0</text:p>
          </table:table-cell>
          <table:table-cell table:formula="of:=[$'Nilai per Sub CPMK'.L9]" office:value-type="float" office:value="0" calcext:value-type="float">
            <text:p>0</text:p>
          </table:table-cell>
          <table:table-cell table:formula="of:=[$'Nilai per Sub CPMK'.M9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10]" office:value-type="float" office:value="8" calcext:value-type="float">
            <text:p>8</text:p>
          </table:table-cell>
          <table:table-cell table:formula="of:=[$'Nilai per Sub CPMK'.B10]" office:value-type="string" office:string-value="04211002@student.itk.ac.id" calcext:value-type="string">
            <text:p>04211002@student.itk.ac.id</text:p>
          </table:table-cell>
          <table:table-cell table:formula="of:=[$'Nilai per Sub CPMK'.C10]" office:value-type="string" office:string-value="Achmad" calcext:value-type="string">
            <text:p>Achmad</text:p>
          </table:table-cell>
          <table:table-cell table:formula="of:=[$'Nilai per Sub CPMK'.D10]" office:value-type="string" office:string-value="Najwan Mulya" calcext:value-type="string">
            <text:p>Najwan Mulya</text:p>
          </table:table-cell>
          <table:table-cell table:formula="of:=[$'Nilai per Sub CPMK'.E10]" office:value-type="float" office:value="0" calcext:value-type="float">
            <text:p>0</text:p>
          </table:table-cell>
          <table:table-cell table:formula="of:=[$'Nilai per Sub CPMK'.F10]" office:value-type="float" office:value="0" calcext:value-type="float">
            <text:p>0</text:p>
          </table:table-cell>
          <table:table-cell table:formula="of:=[$'Nilai per Sub CPMK'.G10]" office:value-type="float" office:value="0" calcext:value-type="float">
            <text:p>0</text:p>
          </table:table-cell>
          <table:table-cell table:formula="of:=[$'Nilai per Sub CPMK'.H10]" office:value-type="float" office:value="0" calcext:value-type="float">
            <text:p>0</text:p>
          </table:table-cell>
          <table:table-cell table:formula="of:=[$'Nilai per Sub CPMK'.I10]" office:value-type="float" office:value="0" calcext:value-type="float">
            <text:p>0</text:p>
          </table:table-cell>
          <table:table-cell table:formula="of:=[$'Nilai per Sub CPMK'.J10]" office:value-type="float" office:value="0" calcext:value-type="float">
            <text:p>0</text:p>
          </table:table-cell>
          <table:table-cell table:formula="of:=[$'Nilai per Sub CPMK'.K10]" office:value-type="float" office:value="0" calcext:value-type="float">
            <text:p>0</text:p>
          </table:table-cell>
          <table:table-cell table:formula="of:=[$'Nilai per Sub CPMK'.L10]" office:value-type="float" office:value="0" calcext:value-type="float">
            <text:p>0</text:p>
          </table:table-cell>
          <table:table-cell table:formula="of:=[$'Nilai per Sub CPMK'.M10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11]" office:value-type="float" office:value="9" calcext:value-type="float">
            <text:p>9</text:p>
          </table:table-cell>
          <table:table-cell table:formula="of:=[$'Nilai per Sub CPMK'.B11]" office:value-type="string" office:string-value="04211004@student.itk.ac.id" calcext:value-type="string">
            <text:p>04211004@student.itk.ac.id</text:p>
          </table:table-cell>
          <table:table-cell table:formula="of:=[$'Nilai per Sub CPMK'.C11]" office:value-type="string" office:string-value="Achmad" calcext:value-type="string">
            <text:p>Achmad</text:p>
          </table:table-cell>
          <table:table-cell table:formula="of:=[$'Nilai per Sub CPMK'.D11]" office:value-type="string" office:string-value="Zulfiqar" calcext:value-type="string">
            <text:p>Zulfiqar</text:p>
          </table:table-cell>
          <table:table-cell table:formula="of:=[$'Nilai per Sub CPMK'.E11]" office:value-type="float" office:value="0" calcext:value-type="float">
            <text:p>0</text:p>
          </table:table-cell>
          <table:table-cell table:formula="of:=[$'Nilai per Sub CPMK'.F11]" office:value-type="float" office:value="0" calcext:value-type="float">
            <text:p>0</text:p>
          </table:table-cell>
          <table:table-cell table:formula="of:=[$'Nilai per Sub CPMK'.G11]" office:value-type="float" office:value="0" calcext:value-type="float">
            <text:p>0</text:p>
          </table:table-cell>
          <table:table-cell table:formula="of:=[$'Nilai per Sub CPMK'.H11]" office:value-type="float" office:value="0" calcext:value-type="float">
            <text:p>0</text:p>
          </table:table-cell>
          <table:table-cell table:formula="of:=[$'Nilai per Sub CPMK'.I11]" office:value-type="float" office:value="0" calcext:value-type="float">
            <text:p>0</text:p>
          </table:table-cell>
          <table:table-cell table:formula="of:=[$'Nilai per Sub CPMK'.J11]" office:value-type="float" office:value="0" calcext:value-type="float">
            <text:p>0</text:p>
          </table:table-cell>
          <table:table-cell table:formula="of:=[$'Nilai per Sub CPMK'.K11]" office:value-type="float" office:value="0" calcext:value-type="float">
            <text:p>0</text:p>
          </table:table-cell>
          <table:table-cell table:formula="of:=[$'Nilai per Sub CPMK'.L11]" office:value-type="float" office:value="0" calcext:value-type="float">
            <text:p>0</text:p>
          </table:table-cell>
          <table:table-cell table:formula="of:=[$'Nilai per Sub CPMK'.M11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12]" office:value-type="float" office:value="10" calcext:value-type="float">
            <text:p>10</text:p>
          </table:table-cell>
          <table:table-cell table:formula="of:=[$'Nilai per Sub CPMK'.B12]" office:value-type="string" office:string-value="04211006@student.itk.ac.id" calcext:value-type="string">
            <text:p>04211006@student.itk.ac.id</text:p>
          </table:table-cell>
          <table:table-cell table:formula="of:=[$'Nilai per Sub CPMK'.C12]" office:value-type="string" office:string-value="Adji" calcext:value-type="string">
            <text:p>Adji</text:p>
          </table:table-cell>
          <table:table-cell table:formula="of:=[$'Nilai per Sub CPMK'.D12]" office:value-type="string" office:string-value="Putra Maharifi" calcext:value-type="string">
            <text:p>Putra Maharifi</text:p>
          </table:table-cell>
          <table:table-cell table:formula="of:=[$'Nilai per Sub CPMK'.E12]" office:value-type="float" office:value="0" calcext:value-type="float">
            <text:p>0</text:p>
          </table:table-cell>
          <table:table-cell table:formula="of:=[$'Nilai per Sub CPMK'.F12]" office:value-type="float" office:value="0" calcext:value-type="float">
            <text:p>0</text:p>
          </table:table-cell>
          <table:table-cell table:formula="of:=[$'Nilai per Sub CPMK'.G12]" office:value-type="float" office:value="0" calcext:value-type="float">
            <text:p>0</text:p>
          </table:table-cell>
          <table:table-cell table:formula="of:=[$'Nilai per Sub CPMK'.H12]" office:value-type="float" office:value="0" calcext:value-type="float">
            <text:p>0</text:p>
          </table:table-cell>
          <table:table-cell table:formula="of:=[$'Nilai per Sub CPMK'.I12]" office:value-type="float" office:value="0" calcext:value-type="float">
            <text:p>0</text:p>
          </table:table-cell>
          <table:table-cell table:formula="of:=[$'Nilai per Sub CPMK'.J12]" office:value-type="float" office:value="0" calcext:value-type="float">
            <text:p>0</text:p>
          </table:table-cell>
          <table:table-cell table:formula="of:=[$'Nilai per Sub CPMK'.K12]" office:value-type="float" office:value="0" calcext:value-type="float">
            <text:p>0</text:p>
          </table:table-cell>
          <table:table-cell table:formula="of:=[$'Nilai per Sub CPMK'.L12]" office:value-type="float" office:value="0" calcext:value-type="float">
            <text:p>0</text:p>
          </table:table-cell>
          <table:table-cell table:formula="of:=[$'Nilai per Sub CPMK'.M12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13]" office:value-type="float" office:value="11" calcext:value-type="float">
            <text:p>11</text:p>
          </table:table-cell>
          <table:table-cell table:formula="of:=[$'Nilai per Sub CPMK'.B13]" office:value-type="string" office:string-value="04211008@student.itk.ac.id" calcext:value-type="string">
            <text:p>04211008@student.itk.ac.id</text:p>
          </table:table-cell>
          <table:table-cell table:formula="of:=[$'Nilai per Sub CPMK'.C13]" office:value-type="string" office:string-value="Andi" calcext:value-type="string">
            <text:p>Andi</text:p>
          </table:table-cell>
          <table:table-cell table:formula="of:=[$'Nilai per Sub CPMK'.D13]" office:value-type="string" office:string-value="Asri Abdillah" calcext:value-type="string">
            <text:p>Asri Abdillah</text:p>
          </table:table-cell>
          <table:table-cell table:formula="of:=[$'Nilai per Sub CPMK'.E13]" office:value-type="float" office:value="0" calcext:value-type="float">
            <text:p>0</text:p>
          </table:table-cell>
          <table:table-cell table:formula="of:=[$'Nilai per Sub CPMK'.F13]" office:value-type="float" office:value="0" calcext:value-type="float">
            <text:p>0</text:p>
          </table:table-cell>
          <table:table-cell table:formula="of:=[$'Nilai per Sub CPMK'.G13]" office:value-type="float" office:value="0" calcext:value-type="float">
            <text:p>0</text:p>
          </table:table-cell>
          <table:table-cell table:formula="of:=[$'Nilai per Sub CPMK'.H13]" office:value-type="float" office:value="0" calcext:value-type="float">
            <text:p>0</text:p>
          </table:table-cell>
          <table:table-cell table:formula="of:=[$'Nilai per Sub CPMK'.I13]" office:value-type="float" office:value="0" calcext:value-type="float">
            <text:p>0</text:p>
          </table:table-cell>
          <table:table-cell table:formula="of:=[$'Nilai per Sub CPMK'.J13]" office:value-type="float" office:value="0" calcext:value-type="float">
            <text:p>0</text:p>
          </table:table-cell>
          <table:table-cell table:formula="of:=[$'Nilai per Sub CPMK'.K13]" office:value-type="float" office:value="0" calcext:value-type="float">
            <text:p>0</text:p>
          </table:table-cell>
          <table:table-cell table:formula="of:=[$'Nilai per Sub CPMK'.L13]" office:value-type="float" office:value="0" calcext:value-type="float">
            <text:p>0</text:p>
          </table:table-cell>
          <table:table-cell table:formula="of:=[$'Nilai per Sub CPMK'.M13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14]" office:value-type="float" office:value="12" calcext:value-type="float">
            <text:p>12</text:p>
          </table:table-cell>
          <table:table-cell table:formula="of:=[$'Nilai per Sub CPMK'.B14]" office:value-type="string" office:string-value="04211010@student.itk.ac.id" calcext:value-type="string">
            <text:p>04211010@student.itk.ac.id</text:p>
          </table:table-cell>
          <table:table-cell table:formula="of:=[$'Nilai per Sub CPMK'.C14]" office:value-type="string" office:string-value="Argya" calcext:value-type="string">
            <text:p>Argya</text:p>
          </table:table-cell>
          <table:table-cell table:formula="of:=[$'Nilai per Sub CPMK'.D14]" office:value-type="string" office:string-value="Pradana" calcext:value-type="string">
            <text:p>Pradana</text:p>
          </table:table-cell>
          <table:table-cell table:formula="of:=[$'Nilai per Sub CPMK'.E14]" office:value-type="float" office:value="0" calcext:value-type="float">
            <text:p>0</text:p>
          </table:table-cell>
          <table:table-cell table:formula="of:=[$'Nilai per Sub CPMK'.F14]" office:value-type="float" office:value="0" calcext:value-type="float">
            <text:p>0</text:p>
          </table:table-cell>
          <table:table-cell table:formula="of:=[$'Nilai per Sub CPMK'.G14]" office:value-type="float" office:value="0" calcext:value-type="float">
            <text:p>0</text:p>
          </table:table-cell>
          <table:table-cell table:formula="of:=[$'Nilai per Sub CPMK'.H14]" office:value-type="float" office:value="0" calcext:value-type="float">
            <text:p>0</text:p>
          </table:table-cell>
          <table:table-cell table:formula="of:=[$'Nilai per Sub CPMK'.I14]" office:value-type="float" office:value="0" calcext:value-type="float">
            <text:p>0</text:p>
          </table:table-cell>
          <table:table-cell table:formula="of:=[$'Nilai per Sub CPMK'.J14]" office:value-type="float" office:value="0" calcext:value-type="float">
            <text:p>0</text:p>
          </table:table-cell>
          <table:table-cell table:formula="of:=[$'Nilai per Sub CPMK'.K14]" office:value-type="float" office:value="0" calcext:value-type="float">
            <text:p>0</text:p>
          </table:table-cell>
          <table:table-cell table:formula="of:=[$'Nilai per Sub CPMK'.L14]" office:value-type="float" office:value="0" calcext:value-type="float">
            <text:p>0</text:p>
          </table:table-cell>
          <table:table-cell table:formula="of:=[$'Nilai per Sub CPMK'.M14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15]" office:value-type="float" office:value="13" calcext:value-type="float">
            <text:p>13</text:p>
          </table:table-cell>
          <table:table-cell table:formula="of:=[$'Nilai per Sub CPMK'.B15]" office:value-type="string" office:string-value="04211014@student.itk.ac.id" calcext:value-type="string">
            <text:p>04211014@student.itk.ac.id</text:p>
          </table:table-cell>
          <table:table-cell table:formula="of:=[$'Nilai per Sub CPMK'.C15]" office:value-type="string" office:string-value="Bagus" calcext:value-type="string">
            <text:p>Bagus</text:p>
          </table:table-cell>
          <table:table-cell table:formula="of:=[$'Nilai per Sub CPMK'.D15]" office:value-type="string" office:string-value="Afandi" calcext:value-type="string">
            <text:p>Afandi</text:p>
          </table:table-cell>
          <table:table-cell table:formula="of:=[$'Nilai per Sub CPMK'.E15]" office:value-type="float" office:value="0" calcext:value-type="float">
            <text:p>0</text:p>
          </table:table-cell>
          <table:table-cell table:formula="of:=[$'Nilai per Sub CPMK'.F15]" office:value-type="float" office:value="0" calcext:value-type="float">
            <text:p>0</text:p>
          </table:table-cell>
          <table:table-cell table:formula="of:=[$'Nilai per Sub CPMK'.G15]" office:value-type="float" office:value="0" calcext:value-type="float">
            <text:p>0</text:p>
          </table:table-cell>
          <table:table-cell table:formula="of:=[$'Nilai per Sub CPMK'.H15]" office:value-type="float" office:value="0" calcext:value-type="float">
            <text:p>0</text:p>
          </table:table-cell>
          <table:table-cell table:formula="of:=[$'Nilai per Sub CPMK'.I15]" office:value-type="float" office:value="0" calcext:value-type="float">
            <text:p>0</text:p>
          </table:table-cell>
          <table:table-cell table:formula="of:=[$'Nilai per Sub CPMK'.J15]" office:value-type="float" office:value="0" calcext:value-type="float">
            <text:p>0</text:p>
          </table:table-cell>
          <table:table-cell table:formula="of:=[$'Nilai per Sub CPMK'.K15]" office:value-type="float" office:value="0" calcext:value-type="float">
            <text:p>0</text:p>
          </table:table-cell>
          <table:table-cell table:formula="of:=[$'Nilai per Sub CPMK'.L15]" office:value-type="float" office:value="0" calcext:value-type="float">
            <text:p>0</text:p>
          </table:table-cell>
          <table:table-cell table:formula="of:=[$'Nilai per Sub CPMK'.M15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16]" office:value-type="float" office:value="14" calcext:value-type="float">
            <text:p>14</text:p>
          </table:table-cell>
          <table:table-cell table:formula="of:=[$'Nilai per Sub CPMK'.B16]" office:value-type="string" office:string-value="04211016@student.itk.ac.id" calcext:value-type="string">
            <text:p>04211016@student.itk.ac.id</text:p>
          </table:table-cell>
          <table:table-cell table:formula="of:=[$'Nilai per Sub CPMK'.C16]" office:value-type="string" office:string-value="Danang" calcext:value-type="string">
            <text:p>Danang</text:p>
          </table:table-cell>
          <table:table-cell table:formula="of:=[$'Nilai per Sub CPMK'.D16]" office:value-type="string" office:string-value="Windaryoko" calcext:value-type="string">
            <text:p>Windaryoko</text:p>
          </table:table-cell>
          <table:table-cell table:formula="of:=[$'Nilai per Sub CPMK'.E16]" office:value-type="float" office:value="0" calcext:value-type="float">
            <text:p>0</text:p>
          </table:table-cell>
          <table:table-cell table:formula="of:=[$'Nilai per Sub CPMK'.F16]" office:value-type="float" office:value="0" calcext:value-type="float">
            <text:p>0</text:p>
          </table:table-cell>
          <table:table-cell table:formula="of:=[$'Nilai per Sub CPMK'.G16]" office:value-type="float" office:value="0" calcext:value-type="float">
            <text:p>0</text:p>
          </table:table-cell>
          <table:table-cell table:formula="of:=[$'Nilai per Sub CPMK'.H16]" office:value-type="float" office:value="0" calcext:value-type="float">
            <text:p>0</text:p>
          </table:table-cell>
          <table:table-cell table:formula="of:=[$'Nilai per Sub CPMK'.I16]" office:value-type="float" office:value="0" calcext:value-type="float">
            <text:p>0</text:p>
          </table:table-cell>
          <table:table-cell table:formula="of:=[$'Nilai per Sub CPMK'.J16]" office:value-type="float" office:value="0" calcext:value-type="float">
            <text:p>0</text:p>
          </table:table-cell>
          <table:table-cell table:formula="of:=[$'Nilai per Sub CPMK'.K16]" office:value-type="float" office:value="0" calcext:value-type="float">
            <text:p>0</text:p>
          </table:table-cell>
          <table:table-cell table:formula="of:=[$'Nilai per Sub CPMK'.L16]" office:value-type="float" office:value="0" calcext:value-type="float">
            <text:p>0</text:p>
          </table:table-cell>
          <table:table-cell table:formula="of:=[$'Nilai per Sub CPMK'.M16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17]" office:value-type="float" office:value="15" calcext:value-type="float">
            <text:p>15</text:p>
          </table:table-cell>
          <table:table-cell table:formula="of:=[$'Nilai per Sub CPMK'.B17]" office:value-type="string" office:string-value="04211018@student.itk.ac.id" calcext:value-type="string">
            <text:p>04211018@student.itk.ac.id</text:p>
          </table:table-cell>
          <table:table-cell table:formula="of:=[$'Nilai per Sub CPMK'.C17]" office:value-type="string" office:string-value="Dhimas" calcext:value-type="string">
            <text:p>Dhimas</text:p>
          </table:table-cell>
          <table:table-cell table:formula="of:=[$'Nilai per Sub CPMK'.D17]" office:value-type="string" office:string-value="Audhi Suryo Nurrachman" calcext:value-type="string">
            <text:p>Audhi Suryo Nurrachman</text:p>
          </table:table-cell>
          <table:table-cell table:formula="of:=[$'Nilai per Sub CPMK'.E17]" office:value-type="float" office:value="0" calcext:value-type="float">
            <text:p>0</text:p>
          </table:table-cell>
          <table:table-cell table:formula="of:=[$'Nilai per Sub CPMK'.F17]" office:value-type="float" office:value="0" calcext:value-type="float">
            <text:p>0</text:p>
          </table:table-cell>
          <table:table-cell table:formula="of:=[$'Nilai per Sub CPMK'.G17]" office:value-type="float" office:value="0" calcext:value-type="float">
            <text:p>0</text:p>
          </table:table-cell>
          <table:table-cell table:formula="of:=[$'Nilai per Sub CPMK'.H17]" office:value-type="float" office:value="0" calcext:value-type="float">
            <text:p>0</text:p>
          </table:table-cell>
          <table:table-cell table:formula="of:=[$'Nilai per Sub CPMK'.I17]" office:value-type="float" office:value="0" calcext:value-type="float">
            <text:p>0</text:p>
          </table:table-cell>
          <table:table-cell table:formula="of:=[$'Nilai per Sub CPMK'.J17]" office:value-type="float" office:value="0" calcext:value-type="float">
            <text:p>0</text:p>
          </table:table-cell>
          <table:table-cell table:formula="of:=[$'Nilai per Sub CPMK'.K17]" office:value-type="float" office:value="0" calcext:value-type="float">
            <text:p>0</text:p>
          </table:table-cell>
          <table:table-cell table:formula="of:=[$'Nilai per Sub CPMK'.L17]" office:value-type="float" office:value="0" calcext:value-type="float">
            <text:p>0</text:p>
          </table:table-cell>
          <table:table-cell table:formula="of:=[$'Nilai per Sub CPMK'.M17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18]" office:value-type="float" office:value="16" calcext:value-type="float">
            <text:p>16</text:p>
          </table:table-cell>
          <table:table-cell table:formula="of:=[$'Nilai per Sub CPMK'.B18]" office:value-type="string" office:string-value="04211020@student.itk.ac.id" calcext:value-type="string">
            <text:p>04211020@student.itk.ac.id</text:p>
          </table:table-cell>
          <table:table-cell table:formula="of:=[$'Nilai per Sub CPMK'.C18]" office:value-type="string" office:string-value="Dikky" calcext:value-type="string">
            <text:p>Dikky</text:p>
          </table:table-cell>
          <table:table-cell table:formula="of:=[$'Nilai per Sub CPMK'.D18]" office:value-type="string" office:string-value="Kurniawan" calcext:value-type="string">
            <text:p>Kurniawan</text:p>
          </table:table-cell>
          <table:table-cell table:formula="of:=[$'Nilai per Sub CPMK'.E18]" office:value-type="float" office:value="0" calcext:value-type="float">
            <text:p>0</text:p>
          </table:table-cell>
          <table:table-cell table:formula="of:=[$'Nilai per Sub CPMK'.F18]" office:value-type="float" office:value="0" calcext:value-type="float">
            <text:p>0</text:p>
          </table:table-cell>
          <table:table-cell table:formula="of:=[$'Nilai per Sub CPMK'.G18]" office:value-type="float" office:value="0" calcext:value-type="float">
            <text:p>0</text:p>
          </table:table-cell>
          <table:table-cell table:formula="of:=[$'Nilai per Sub CPMK'.H18]" office:value-type="float" office:value="0" calcext:value-type="float">
            <text:p>0</text:p>
          </table:table-cell>
          <table:table-cell table:formula="of:=[$'Nilai per Sub CPMK'.I18]" office:value-type="float" office:value="0" calcext:value-type="float">
            <text:p>0</text:p>
          </table:table-cell>
          <table:table-cell table:formula="of:=[$'Nilai per Sub CPMK'.J18]" office:value-type="float" office:value="0" calcext:value-type="float">
            <text:p>0</text:p>
          </table:table-cell>
          <table:table-cell table:formula="of:=[$'Nilai per Sub CPMK'.K18]" office:value-type="float" office:value="0" calcext:value-type="float">
            <text:p>0</text:p>
          </table:table-cell>
          <table:table-cell table:formula="of:=[$'Nilai per Sub CPMK'.L18]" office:value-type="float" office:value="0" calcext:value-type="float">
            <text:p>0</text:p>
          </table:table-cell>
          <table:table-cell table:formula="of:=[$'Nilai per Sub CPMK'.M18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19]" office:value-type="float" office:value="17" calcext:value-type="float">
            <text:p>17</text:p>
          </table:table-cell>
          <table:table-cell table:formula="of:=[$'Nilai per Sub CPMK'.B19]" office:value-type="string" office:string-value="04211026@student.itk.ac.id" calcext:value-type="string">
            <text:p>04211026@student.itk.ac.id</text:p>
          </table:table-cell>
          <table:table-cell table:formula="of:=[$'Nilai per Sub CPMK'.C19]" office:value-type="string" office:string-value="Febrina" calcext:value-type="string">
            <text:p>Febrina</text:p>
          </table:table-cell>
          <table:table-cell table:formula="of:=[$'Nilai per Sub CPMK'.D19]" office:value-type="string" office:string-value="Anggraini" calcext:value-type="string">
            <text:p>Anggraini</text:p>
          </table:table-cell>
          <table:table-cell table:formula="of:=[$'Nilai per Sub CPMK'.E19]" office:value-type="float" office:value="0" calcext:value-type="float">
            <text:p>0</text:p>
          </table:table-cell>
          <table:table-cell table:formula="of:=[$'Nilai per Sub CPMK'.F19]" office:value-type="float" office:value="0" calcext:value-type="float">
            <text:p>0</text:p>
          </table:table-cell>
          <table:table-cell table:formula="of:=[$'Nilai per Sub CPMK'.G19]" office:value-type="float" office:value="0" calcext:value-type="float">
            <text:p>0</text:p>
          </table:table-cell>
          <table:table-cell table:formula="of:=[$'Nilai per Sub CPMK'.H19]" office:value-type="float" office:value="0" calcext:value-type="float">
            <text:p>0</text:p>
          </table:table-cell>
          <table:table-cell table:formula="of:=[$'Nilai per Sub CPMK'.I19]" office:value-type="float" office:value="0" calcext:value-type="float">
            <text:p>0</text:p>
          </table:table-cell>
          <table:table-cell table:formula="of:=[$'Nilai per Sub CPMK'.J19]" office:value-type="float" office:value="0" calcext:value-type="float">
            <text:p>0</text:p>
          </table:table-cell>
          <table:table-cell table:formula="of:=[$'Nilai per Sub CPMK'.K19]" office:value-type="float" office:value="0" calcext:value-type="float">
            <text:p>0</text:p>
          </table:table-cell>
          <table:table-cell table:formula="of:=[$'Nilai per Sub CPMK'.L19]" office:value-type="float" office:value="0" calcext:value-type="float">
            <text:p>0</text:p>
          </table:table-cell>
          <table:table-cell table:formula="of:=[$'Nilai per Sub CPMK'.M19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20]" office:value-type="float" office:value="18" calcext:value-type="float">
            <text:p>18</text:p>
          </table:table-cell>
          <table:table-cell table:formula="of:=[$'Nilai per Sub CPMK'.B20]" office:value-type="string" office:string-value="04211030@student.itk.ac.id" calcext:value-type="string">
            <text:p>04211030@student.itk.ac.id</text:p>
          </table:table-cell>
          <table:table-cell table:formula="of:=[$'Nilai per Sub CPMK'.C20]" office:value-type="string" office:string-value="Husnul" calcext:value-type="string">
            <text:p>Husnul</text:p>
          </table:table-cell>
          <table:table-cell table:formula="of:=[$'Nilai per Sub CPMK'.D20]" office:value-type="string" office:string-value="Khotimah" calcext:value-type="string">
            <text:p>Khotimah</text:p>
          </table:table-cell>
          <table:table-cell table:formula="of:=[$'Nilai per Sub CPMK'.E20]" office:value-type="float" office:value="0" calcext:value-type="float">
            <text:p>0</text:p>
          </table:table-cell>
          <table:table-cell table:formula="of:=[$'Nilai per Sub CPMK'.F20]" office:value-type="float" office:value="0" calcext:value-type="float">
            <text:p>0</text:p>
          </table:table-cell>
          <table:table-cell table:formula="of:=[$'Nilai per Sub CPMK'.G20]" office:value-type="float" office:value="0" calcext:value-type="float">
            <text:p>0</text:p>
          </table:table-cell>
          <table:table-cell table:formula="of:=[$'Nilai per Sub CPMK'.H20]" office:value-type="float" office:value="0" calcext:value-type="float">
            <text:p>0</text:p>
          </table:table-cell>
          <table:table-cell table:formula="of:=[$'Nilai per Sub CPMK'.I20]" office:value-type="float" office:value="0" calcext:value-type="float">
            <text:p>0</text:p>
          </table:table-cell>
          <table:table-cell table:formula="of:=[$'Nilai per Sub CPMK'.J20]" office:value-type="float" office:value="0" calcext:value-type="float">
            <text:p>0</text:p>
          </table:table-cell>
          <table:table-cell table:formula="of:=[$'Nilai per Sub CPMK'.K20]" office:value-type="float" office:value="0" calcext:value-type="float">
            <text:p>0</text:p>
          </table:table-cell>
          <table:table-cell table:formula="of:=[$'Nilai per Sub CPMK'.L20]" office:value-type="float" office:value="0" calcext:value-type="float">
            <text:p>0</text:p>
          </table:table-cell>
          <table:table-cell table:formula="of:=[$'Nilai per Sub CPMK'.M20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21]" office:value-type="float" office:value="19" calcext:value-type="float">
            <text:p>19</text:p>
          </table:table-cell>
          <table:table-cell table:formula="of:=[$'Nilai per Sub CPMK'.B21]" office:value-type="string" office:string-value="04211032@student.itk.ac.id" calcext:value-type="string">
            <text:p>04211032@student.itk.ac.id</text:p>
          </table:table-cell>
          <table:table-cell table:formula="of:=[$'Nilai per Sub CPMK'.C21]" office:value-type="string" office:string-value="Innocentius" calcext:value-type="string">
            <text:p>Innocentius</text:p>
          </table:table-cell>
          <table:table-cell table:formula="of:=[$'Nilai per Sub CPMK'.D21]" office:value-type="string" office:string-value="Willygis" calcext:value-type="string">
            <text:p>Willygis</text:p>
          </table:table-cell>
          <table:table-cell table:formula="of:=[$'Nilai per Sub CPMK'.E21]" office:value-type="float" office:value="0" calcext:value-type="float">
            <text:p>0</text:p>
          </table:table-cell>
          <table:table-cell table:formula="of:=[$'Nilai per Sub CPMK'.F21]" office:value-type="float" office:value="0" calcext:value-type="float">
            <text:p>0</text:p>
          </table:table-cell>
          <table:table-cell table:formula="of:=[$'Nilai per Sub CPMK'.G21]" office:value-type="float" office:value="0" calcext:value-type="float">
            <text:p>0</text:p>
          </table:table-cell>
          <table:table-cell table:formula="of:=[$'Nilai per Sub CPMK'.H21]" office:value-type="float" office:value="0" calcext:value-type="float">
            <text:p>0</text:p>
          </table:table-cell>
          <table:table-cell table:formula="of:=[$'Nilai per Sub CPMK'.I21]" office:value-type="float" office:value="0" calcext:value-type="float">
            <text:p>0</text:p>
          </table:table-cell>
          <table:table-cell table:formula="of:=[$'Nilai per Sub CPMK'.J21]" office:value-type="float" office:value="0" calcext:value-type="float">
            <text:p>0</text:p>
          </table:table-cell>
          <table:table-cell table:formula="of:=[$'Nilai per Sub CPMK'.K21]" office:value-type="float" office:value="0" calcext:value-type="float">
            <text:p>0</text:p>
          </table:table-cell>
          <table:table-cell table:formula="of:=[$'Nilai per Sub CPMK'.L21]" office:value-type="float" office:value="0" calcext:value-type="float">
            <text:p>0</text:p>
          </table:table-cell>
          <table:table-cell table:formula="of:=[$'Nilai per Sub CPMK'.M21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22]" office:value-type="float" office:value="20" calcext:value-type="float">
            <text:p>20</text:p>
          </table:table-cell>
          <table:table-cell table:formula="of:=[$'Nilai per Sub CPMK'.B22]" office:value-type="string" office:string-value="04211034@student.itk.ac.id" calcext:value-type="string">
            <text:p>04211034@student.itk.ac.id</text:p>
          </table:table-cell>
          <table:table-cell table:formula="of:=[$'Nilai per Sub CPMK'.C22]" office:value-type="string" office:string-value="Jericho" calcext:value-type="string">
            <text:p>Jericho</text:p>
          </table:table-cell>
          <table:table-cell table:formula="of:=[$'Nilai per Sub CPMK'.D22]" office:value-type="string" office:string-value="Al Falah" calcext:value-type="string">
            <text:p>Al Falah</text:p>
          </table:table-cell>
          <table:table-cell table:formula="of:=[$'Nilai per Sub CPMK'.E22]" office:value-type="float" office:value="0" calcext:value-type="float">
            <text:p>0</text:p>
          </table:table-cell>
          <table:table-cell table:formula="of:=[$'Nilai per Sub CPMK'.F22]" office:value-type="float" office:value="0" calcext:value-type="float">
            <text:p>0</text:p>
          </table:table-cell>
          <table:table-cell table:formula="of:=[$'Nilai per Sub CPMK'.G22]" office:value-type="float" office:value="0" calcext:value-type="float">
            <text:p>0</text:p>
          </table:table-cell>
          <table:table-cell table:formula="of:=[$'Nilai per Sub CPMK'.H22]" office:value-type="float" office:value="0" calcext:value-type="float">
            <text:p>0</text:p>
          </table:table-cell>
          <table:table-cell table:formula="of:=[$'Nilai per Sub CPMK'.I22]" office:value-type="float" office:value="0" calcext:value-type="float">
            <text:p>0</text:p>
          </table:table-cell>
          <table:table-cell table:formula="of:=[$'Nilai per Sub CPMK'.J22]" office:value-type="float" office:value="0" calcext:value-type="float">
            <text:p>0</text:p>
          </table:table-cell>
          <table:table-cell table:formula="of:=[$'Nilai per Sub CPMK'.K22]" office:value-type="float" office:value="0" calcext:value-type="float">
            <text:p>0</text:p>
          </table:table-cell>
          <table:table-cell table:formula="of:=[$'Nilai per Sub CPMK'.L22]" office:value-type="float" office:value="0" calcext:value-type="float">
            <text:p>0</text:p>
          </table:table-cell>
          <table:table-cell table:formula="of:=[$'Nilai per Sub CPMK'.M22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23]" office:value-type="float" office:value="21" calcext:value-type="float">
            <text:p>21</text:p>
          </table:table-cell>
          <table:table-cell table:formula="of:=[$'Nilai per Sub CPMK'.B23]" office:value-type="string" office:string-value="04211036@student.itk.ac.id" calcext:value-type="string">
            <text:p>04211036@student.itk.ac.id</text:p>
          </table:table-cell>
          <table:table-cell table:formula="of:=[$'Nilai per Sub CPMK'.C23]" office:value-type="string" office:string-value="Jody" calcext:value-type="string">
            <text:p>Jody</text:p>
          </table:table-cell>
          <table:table-cell table:formula="of:=[$'Nilai per Sub CPMK'.D23]" office:value-type="string" office:string-value="Jabonar" calcext:value-type="string">
            <text:p>Jabonar</text:p>
          </table:table-cell>
          <table:table-cell table:formula="of:=[$'Nilai per Sub CPMK'.E23]" office:value-type="float" office:value="0" calcext:value-type="float">
            <text:p>0</text:p>
          </table:table-cell>
          <table:table-cell table:formula="of:=[$'Nilai per Sub CPMK'.F23]" office:value-type="float" office:value="0" calcext:value-type="float">
            <text:p>0</text:p>
          </table:table-cell>
          <table:table-cell table:formula="of:=[$'Nilai per Sub CPMK'.G23]" office:value-type="float" office:value="0" calcext:value-type="float">
            <text:p>0</text:p>
          </table:table-cell>
          <table:table-cell table:formula="of:=[$'Nilai per Sub CPMK'.H23]" office:value-type="float" office:value="0" calcext:value-type="float">
            <text:p>0</text:p>
          </table:table-cell>
          <table:table-cell table:formula="of:=[$'Nilai per Sub CPMK'.I23]" office:value-type="float" office:value="0" calcext:value-type="float">
            <text:p>0</text:p>
          </table:table-cell>
          <table:table-cell table:formula="of:=[$'Nilai per Sub CPMK'.J23]" office:value-type="float" office:value="0" calcext:value-type="float">
            <text:p>0</text:p>
          </table:table-cell>
          <table:table-cell table:formula="of:=[$'Nilai per Sub CPMK'.K23]" office:value-type="float" office:value="0" calcext:value-type="float">
            <text:p>0</text:p>
          </table:table-cell>
          <table:table-cell table:formula="of:=[$'Nilai per Sub CPMK'.L23]" office:value-type="float" office:value="0" calcext:value-type="float">
            <text:p>0</text:p>
          </table:table-cell>
          <table:table-cell table:formula="of:=[$'Nilai per Sub CPMK'.M23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24]" office:value-type="float" office:value="22" calcext:value-type="float">
            <text:p>22</text:p>
          </table:table-cell>
          <table:table-cell table:formula="of:=[$'Nilai per Sub CPMK'.B24]" office:value-type="string" office:string-value="04211040@student.itk.ac.id" calcext:value-type="string">
            <text:p>04211040@student.itk.ac.id</text:p>
          </table:table-cell>
          <table:table-cell table:formula="of:=[$'Nilai per Sub CPMK'.C24]" office:value-type="string" office:string-value="Lucky" calcext:value-type="string">
            <text:p>Lucky</text:p>
          </table:table-cell>
          <table:table-cell table:formula="of:=[$'Nilai per Sub CPMK'.D24]" office:value-type="string" office:string-value="Stepy" calcext:value-type="string">
            <text:p>Stepy</text:p>
          </table:table-cell>
          <table:table-cell table:formula="of:=[$'Nilai per Sub CPMK'.E24]" office:value-type="float" office:value="0" calcext:value-type="float">
            <text:p>0</text:p>
          </table:table-cell>
          <table:table-cell table:formula="of:=[$'Nilai per Sub CPMK'.F24]" office:value-type="float" office:value="0" calcext:value-type="float">
            <text:p>0</text:p>
          </table:table-cell>
          <table:table-cell table:formula="of:=[$'Nilai per Sub CPMK'.G24]" office:value-type="float" office:value="0" calcext:value-type="float">
            <text:p>0</text:p>
          </table:table-cell>
          <table:table-cell table:formula="of:=[$'Nilai per Sub CPMK'.H24]" office:value-type="float" office:value="0" calcext:value-type="float">
            <text:p>0</text:p>
          </table:table-cell>
          <table:table-cell table:formula="of:=[$'Nilai per Sub CPMK'.I24]" office:value-type="float" office:value="0" calcext:value-type="float">
            <text:p>0</text:p>
          </table:table-cell>
          <table:table-cell table:formula="of:=[$'Nilai per Sub CPMK'.J24]" office:value-type="float" office:value="0" calcext:value-type="float">
            <text:p>0</text:p>
          </table:table-cell>
          <table:table-cell table:formula="of:=[$'Nilai per Sub CPMK'.K24]" office:value-type="float" office:value="0" calcext:value-type="float">
            <text:p>0</text:p>
          </table:table-cell>
          <table:table-cell table:formula="of:=[$'Nilai per Sub CPMK'.L24]" office:value-type="float" office:value="0" calcext:value-type="float">
            <text:p>0</text:p>
          </table:table-cell>
          <table:table-cell table:formula="of:=[$'Nilai per Sub CPMK'.M24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25]" office:value-type="float" office:value="23" calcext:value-type="float">
            <text:p>23</text:p>
          </table:table-cell>
          <table:table-cell table:formula="of:=[$'Nilai per Sub CPMK'.B25]" office:value-type="string" office:string-value="04211044@student.itk.ac.id" calcext:value-type="string">
            <text:p>04211044@student.itk.ac.id</text:p>
          </table:table-cell>
          <table:table-cell table:formula="of:=[$'Nilai per Sub CPMK'.C25]" office:value-type="string" office:string-value="Michael" calcext:value-type="string">
            <text:p>Michael</text:p>
          </table:table-cell>
          <table:table-cell table:formula="of:=[$'Nilai per Sub CPMK'.D25]" office:value-type="string" office:string-value="Vanlentino" calcext:value-type="string">
            <text:p>Vanlentino</text:p>
          </table:table-cell>
          <table:table-cell table:formula="of:=[$'Nilai per Sub CPMK'.E25]" office:value-type="float" office:value="0" calcext:value-type="float">
            <text:p>0</text:p>
          </table:table-cell>
          <table:table-cell table:formula="of:=[$'Nilai per Sub CPMK'.F25]" office:value-type="float" office:value="0" calcext:value-type="float">
            <text:p>0</text:p>
          </table:table-cell>
          <table:table-cell table:formula="of:=[$'Nilai per Sub CPMK'.G25]" office:value-type="float" office:value="0" calcext:value-type="float">
            <text:p>0</text:p>
          </table:table-cell>
          <table:table-cell table:formula="of:=[$'Nilai per Sub CPMK'.H25]" office:value-type="float" office:value="0" calcext:value-type="float">
            <text:p>0</text:p>
          </table:table-cell>
          <table:table-cell table:formula="of:=[$'Nilai per Sub CPMK'.I25]" office:value-type="float" office:value="0" calcext:value-type="float">
            <text:p>0</text:p>
          </table:table-cell>
          <table:table-cell table:formula="of:=[$'Nilai per Sub CPMK'.J25]" office:value-type="float" office:value="0" calcext:value-type="float">
            <text:p>0</text:p>
          </table:table-cell>
          <table:table-cell table:formula="of:=[$'Nilai per Sub CPMK'.K25]" office:value-type="float" office:value="0" calcext:value-type="float">
            <text:p>0</text:p>
          </table:table-cell>
          <table:table-cell table:formula="of:=[$'Nilai per Sub CPMK'.L25]" office:value-type="float" office:value="0" calcext:value-type="float">
            <text:p>0</text:p>
          </table:table-cell>
          <table:table-cell table:formula="of:=[$'Nilai per Sub CPMK'.M25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26]" office:value-type="float" office:value="24" calcext:value-type="float">
            <text:p>24</text:p>
          </table:table-cell>
          <table:table-cell table:formula="of:=[$'Nilai per Sub CPMK'.B26]" office:value-type="string" office:string-value="04211048@student.itk.ac.id" calcext:value-type="string">
            <text:p>04211048@student.itk.ac.id</text:p>
          </table:table-cell>
          <table:table-cell table:formula="of:=[$'Nilai per Sub CPMK'.C26]" office:value-type="string" office:string-value="Muhammad" calcext:value-type="string">
            <text:p>Muhammad</text:p>
          </table:table-cell>
          <table:table-cell table:formula="of:=[$'Nilai per Sub CPMK'.D26]" office:value-type="string" office:string-value="Alief" calcext:value-type="string">
            <text:p>Alief</text:p>
          </table:table-cell>
          <table:table-cell table:formula="of:=[$'Nilai per Sub CPMK'.E26]" office:value-type="float" office:value="0" calcext:value-type="float">
            <text:p>0</text:p>
          </table:table-cell>
          <table:table-cell table:formula="of:=[$'Nilai per Sub CPMK'.F26]" office:value-type="float" office:value="0" calcext:value-type="float">
            <text:p>0</text:p>
          </table:table-cell>
          <table:table-cell table:formula="of:=[$'Nilai per Sub CPMK'.G26]" office:value-type="float" office:value="0" calcext:value-type="float">
            <text:p>0</text:p>
          </table:table-cell>
          <table:table-cell table:formula="of:=[$'Nilai per Sub CPMK'.H26]" office:value-type="float" office:value="0" calcext:value-type="float">
            <text:p>0</text:p>
          </table:table-cell>
          <table:table-cell table:formula="of:=[$'Nilai per Sub CPMK'.I26]" office:value-type="float" office:value="0" calcext:value-type="float">
            <text:p>0</text:p>
          </table:table-cell>
          <table:table-cell table:formula="of:=[$'Nilai per Sub CPMK'.J26]" office:value-type="float" office:value="0" calcext:value-type="float">
            <text:p>0</text:p>
          </table:table-cell>
          <table:table-cell table:formula="of:=[$'Nilai per Sub CPMK'.K26]" office:value-type="float" office:value="0" calcext:value-type="float">
            <text:p>0</text:p>
          </table:table-cell>
          <table:table-cell table:formula="of:=[$'Nilai per Sub CPMK'.L26]" office:value-type="float" office:value="0" calcext:value-type="float">
            <text:p>0</text:p>
          </table:table-cell>
          <table:table-cell table:formula="of:=[$'Nilai per Sub CPMK'.M26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27]" office:value-type="float" office:value="25" calcext:value-type="float">
            <text:p>25</text:p>
          </table:table-cell>
          <table:table-cell table:formula="of:=[$'Nilai per Sub CPMK'.B27]" office:value-type="string" office:string-value="04211050@student.itk.ac.id" calcext:value-type="string">
            <text:p>04211050@student.itk.ac.id</text:p>
          </table:table-cell>
          <table:table-cell table:formula="of:=[$'Nilai per Sub CPMK'.C27]" office:value-type="string" office:string-value="Muhammad" calcext:value-type="string">
            <text:p>Muhammad</text:p>
          </table:table-cell>
          <table:table-cell table:formula="of:=[$'Nilai per Sub CPMK'.D27]" office:value-type="string" office:string-value="Farhan" calcext:value-type="string">
            <text:p>Farhan</text:p>
          </table:table-cell>
          <table:table-cell table:formula="of:=[$'Nilai per Sub CPMK'.E27]" office:value-type="float" office:value="0" calcext:value-type="float">
            <text:p>0</text:p>
          </table:table-cell>
          <table:table-cell table:formula="of:=[$'Nilai per Sub CPMK'.F27]" office:value-type="float" office:value="0" calcext:value-type="float">
            <text:p>0</text:p>
          </table:table-cell>
          <table:table-cell table:formula="of:=[$'Nilai per Sub CPMK'.G27]" office:value-type="float" office:value="0" calcext:value-type="float">
            <text:p>0</text:p>
          </table:table-cell>
          <table:table-cell table:formula="of:=[$'Nilai per Sub CPMK'.H27]" office:value-type="float" office:value="0" calcext:value-type="float">
            <text:p>0</text:p>
          </table:table-cell>
          <table:table-cell table:formula="of:=[$'Nilai per Sub CPMK'.I27]" office:value-type="float" office:value="0" calcext:value-type="float">
            <text:p>0</text:p>
          </table:table-cell>
          <table:table-cell table:formula="of:=[$'Nilai per Sub CPMK'.J27]" office:value-type="float" office:value="0" calcext:value-type="float">
            <text:p>0</text:p>
          </table:table-cell>
          <table:table-cell table:formula="of:=[$'Nilai per Sub CPMK'.K27]" office:value-type="float" office:value="0" calcext:value-type="float">
            <text:p>0</text:p>
          </table:table-cell>
          <table:table-cell table:formula="of:=[$'Nilai per Sub CPMK'.L27]" office:value-type="float" office:value="0" calcext:value-type="float">
            <text:p>0</text:p>
          </table:table-cell>
          <table:table-cell table:formula="of:=[$'Nilai per Sub CPMK'.M27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28]" office:value-type="float" office:value="26" calcext:value-type="float">
            <text:p>26</text:p>
          </table:table-cell>
          <table:table-cell table:formula="of:=[$'Nilai per Sub CPMK'.B28]" office:value-type="string" office:string-value="04211052@student.itk.ac.id" calcext:value-type="string">
            <text:p>04211052@student.itk.ac.id</text:p>
          </table:table-cell>
          <table:table-cell table:formula="of:=[$'Nilai per Sub CPMK'.C28]" office:value-type="string" office:string-value="Muhammad" calcext:value-type="string">
            <text:p>Muhammad</text:p>
          </table:table-cell>
          <table:table-cell table:formula="of:=[$'Nilai per Sub CPMK'.D28]" office:value-type="string" office:string-value="Mahdev Fiqihiyah" calcext:value-type="string">
            <text:p>Mahdev Fiqihiyah</text:p>
          </table:table-cell>
          <table:table-cell table:formula="of:=[$'Nilai per Sub CPMK'.E28]" office:value-type="float" office:value="0" calcext:value-type="float">
            <text:p>0</text:p>
          </table:table-cell>
          <table:table-cell table:formula="of:=[$'Nilai per Sub CPMK'.F28]" office:value-type="float" office:value="0" calcext:value-type="float">
            <text:p>0</text:p>
          </table:table-cell>
          <table:table-cell table:formula="of:=[$'Nilai per Sub CPMK'.G28]" office:value-type="float" office:value="0" calcext:value-type="float">
            <text:p>0</text:p>
          </table:table-cell>
          <table:table-cell table:formula="of:=[$'Nilai per Sub CPMK'.H28]" office:value-type="float" office:value="0" calcext:value-type="float">
            <text:p>0</text:p>
          </table:table-cell>
          <table:table-cell table:formula="of:=[$'Nilai per Sub CPMK'.I28]" office:value-type="float" office:value="0" calcext:value-type="float">
            <text:p>0</text:p>
          </table:table-cell>
          <table:table-cell table:formula="of:=[$'Nilai per Sub CPMK'.J28]" office:value-type="float" office:value="0" calcext:value-type="float">
            <text:p>0</text:p>
          </table:table-cell>
          <table:table-cell table:formula="of:=[$'Nilai per Sub CPMK'.K28]" office:value-type="float" office:value="0" calcext:value-type="float">
            <text:p>0</text:p>
          </table:table-cell>
          <table:table-cell table:formula="of:=[$'Nilai per Sub CPMK'.L28]" office:value-type="float" office:value="0" calcext:value-type="float">
            <text:p>0</text:p>
          </table:table-cell>
          <table:table-cell table:formula="of:=[$'Nilai per Sub CPMK'.M28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29]" office:value-type="float" office:value="27" calcext:value-type="float">
            <text:p>27</text:p>
          </table:table-cell>
          <table:table-cell table:formula="of:=[$'Nilai per Sub CPMK'.B29]" office:value-type="string" office:string-value="04211058@student.itk.ac.id" calcext:value-type="string">
            <text:p>04211058@student.itk.ac.id</text:p>
          </table:table-cell>
          <table:table-cell table:formula="of:=[$'Nilai per Sub CPMK'.C29]" office:value-type="string" office:string-value="Muhammad" calcext:value-type="string">
            <text:p>Muhammad</text:p>
          </table:table-cell>
          <table:table-cell table:formula="of:=[$'Nilai per Sub CPMK'.D29]" office:value-type="string" office:string-value="Rizky Fadillah" calcext:value-type="string">
            <text:p>Rizky Fadillah</text:p>
          </table:table-cell>
          <table:table-cell table:formula="of:=[$'Nilai per Sub CPMK'.E29]" office:value-type="float" office:value="0" calcext:value-type="float">
            <text:p>0</text:p>
          </table:table-cell>
          <table:table-cell table:formula="of:=[$'Nilai per Sub CPMK'.F29]" office:value-type="float" office:value="0" calcext:value-type="float">
            <text:p>0</text:p>
          </table:table-cell>
          <table:table-cell table:formula="of:=[$'Nilai per Sub CPMK'.G29]" office:value-type="float" office:value="0" calcext:value-type="float">
            <text:p>0</text:p>
          </table:table-cell>
          <table:table-cell table:formula="of:=[$'Nilai per Sub CPMK'.H29]" office:value-type="float" office:value="0" calcext:value-type="float">
            <text:p>0</text:p>
          </table:table-cell>
          <table:table-cell table:formula="of:=[$'Nilai per Sub CPMK'.I29]" office:value-type="float" office:value="0" calcext:value-type="float">
            <text:p>0</text:p>
          </table:table-cell>
          <table:table-cell table:formula="of:=[$'Nilai per Sub CPMK'.J29]" office:value-type="float" office:value="0" calcext:value-type="float">
            <text:p>0</text:p>
          </table:table-cell>
          <table:table-cell table:formula="of:=[$'Nilai per Sub CPMK'.K29]" office:value-type="float" office:value="0" calcext:value-type="float">
            <text:p>0</text:p>
          </table:table-cell>
          <table:table-cell table:formula="of:=[$'Nilai per Sub CPMK'.L29]" office:value-type="float" office:value="0" calcext:value-type="float">
            <text:p>0</text:p>
          </table:table-cell>
          <table:table-cell table:formula="of:=[$'Nilai per Sub CPMK'.M29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30]" office:value-type="float" office:value="28" calcext:value-type="float">
            <text:p>28</text:p>
          </table:table-cell>
          <table:table-cell table:formula="of:=[$'Nilai per Sub CPMK'.B30]" office:value-type="string" office:string-value="04211062@student.itk.ac.id" calcext:value-type="string">
            <text:p>04211062@student.itk.ac.id</text:p>
          </table:table-cell>
          <table:table-cell table:formula="of:=[$'Nilai per Sub CPMK'.C30]" office:value-type="string" office:string-value="Nadif" calcext:value-type="string">
            <text:p>Nadif</text:p>
          </table:table-cell>
          <table:table-cell table:formula="of:=[$'Nilai per Sub CPMK'.D30]" office:value-type="string" office:string-value="Nadif" calcext:value-type="string">
            <text:p>Nadif</text:p>
          </table:table-cell>
          <table:table-cell table:formula="of:=[$'Nilai per Sub CPMK'.E30]" office:value-type="float" office:value="0" calcext:value-type="float">
            <text:p>0</text:p>
          </table:table-cell>
          <table:table-cell table:formula="of:=[$'Nilai per Sub CPMK'.F30]" office:value-type="float" office:value="0" calcext:value-type="float">
            <text:p>0</text:p>
          </table:table-cell>
          <table:table-cell table:formula="of:=[$'Nilai per Sub CPMK'.G30]" office:value-type="float" office:value="0" calcext:value-type="float">
            <text:p>0</text:p>
          </table:table-cell>
          <table:table-cell table:formula="of:=[$'Nilai per Sub CPMK'.H30]" office:value-type="float" office:value="0" calcext:value-type="float">
            <text:p>0</text:p>
          </table:table-cell>
          <table:table-cell table:formula="of:=[$'Nilai per Sub CPMK'.I30]" office:value-type="float" office:value="0" calcext:value-type="float">
            <text:p>0</text:p>
          </table:table-cell>
          <table:table-cell table:formula="of:=[$'Nilai per Sub CPMK'.J30]" office:value-type="float" office:value="0" calcext:value-type="float">
            <text:p>0</text:p>
          </table:table-cell>
          <table:table-cell table:formula="of:=[$'Nilai per Sub CPMK'.K30]" office:value-type="float" office:value="0" calcext:value-type="float">
            <text:p>0</text:p>
          </table:table-cell>
          <table:table-cell table:formula="of:=[$'Nilai per Sub CPMK'.L30]" office:value-type="float" office:value="0" calcext:value-type="float">
            <text:p>0</text:p>
          </table:table-cell>
          <table:table-cell table:formula="of:=[$'Nilai per Sub CPMK'.M30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31]" office:value-type="float" office:value="29" calcext:value-type="float">
            <text:p>29</text:p>
          </table:table-cell>
          <table:table-cell table:formula="of:=[$'Nilai per Sub CPMK'.B31]" office:value-type="string" office:string-value="04211068@student.itk.ac.id" calcext:value-type="string">
            <text:p>04211068@student.itk.ac.id</text:p>
          </table:table-cell>
          <table:table-cell table:formula="of:=[$'Nilai per Sub CPMK'.C31]" office:value-type="string" office:string-value="Rachmat" calcext:value-type="string">
            <text:p>Rachmat</text:p>
          </table:table-cell>
          <table:table-cell table:formula="of:=[$'Nilai per Sub CPMK'.D31]" office:value-type="string" office:string-value="Nur Sidiq" calcext:value-type="string">
            <text:p>Nur Sidiq</text:p>
          </table:table-cell>
          <table:table-cell table:formula="of:=[$'Nilai per Sub CPMK'.E31]" office:value-type="float" office:value="0" calcext:value-type="float">
            <text:p>0</text:p>
          </table:table-cell>
          <table:table-cell table:formula="of:=[$'Nilai per Sub CPMK'.F31]" office:value-type="float" office:value="0" calcext:value-type="float">
            <text:p>0</text:p>
          </table:table-cell>
          <table:table-cell table:formula="of:=[$'Nilai per Sub CPMK'.G31]" office:value-type="float" office:value="0" calcext:value-type="float">
            <text:p>0</text:p>
          </table:table-cell>
          <table:table-cell table:formula="of:=[$'Nilai per Sub CPMK'.H31]" office:value-type="float" office:value="0" calcext:value-type="float">
            <text:p>0</text:p>
          </table:table-cell>
          <table:table-cell table:formula="of:=[$'Nilai per Sub CPMK'.I31]" office:value-type="float" office:value="0" calcext:value-type="float">
            <text:p>0</text:p>
          </table:table-cell>
          <table:table-cell table:formula="of:=[$'Nilai per Sub CPMK'.J31]" office:value-type="float" office:value="0" calcext:value-type="float">
            <text:p>0</text:p>
          </table:table-cell>
          <table:table-cell table:formula="of:=[$'Nilai per Sub CPMK'.K31]" office:value-type="float" office:value="0" calcext:value-type="float">
            <text:p>0</text:p>
          </table:table-cell>
          <table:table-cell table:formula="of:=[$'Nilai per Sub CPMK'.L31]" office:value-type="float" office:value="0" calcext:value-type="float">
            <text:p>0</text:p>
          </table:table-cell>
          <table:table-cell table:formula="of:=[$'Nilai per Sub CPMK'.M31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32]" office:value-type="float" office:value="30" calcext:value-type="float">
            <text:p>30</text:p>
          </table:table-cell>
          <table:table-cell table:formula="of:=[$'Nilai per Sub CPMK'.B32]" office:value-type="string" office:string-value="04211070@student.itk.ac.id" calcext:value-type="string">
            <text:p>04211070@student.itk.ac.id</text:p>
          </table:table-cell>
          <table:table-cell table:formula="of:=[$'Nilai per Sub CPMK'.C32]" office:value-type="string" office:string-value="Rafi" calcext:value-type="string">
            <text:p>Rafi</text:p>
          </table:table-cell>
          <table:table-cell table:formula="of:=[$'Nilai per Sub CPMK'.D32]" office:value-type="string" office:string-value="Zilullah Ervin" calcext:value-type="string">
            <text:p>Zilullah Ervin</text:p>
          </table:table-cell>
          <table:table-cell table:formula="of:=[$'Nilai per Sub CPMK'.E32]" office:value-type="float" office:value="0" calcext:value-type="float">
            <text:p>0</text:p>
          </table:table-cell>
          <table:table-cell table:formula="of:=[$'Nilai per Sub CPMK'.F32]" office:value-type="float" office:value="0" calcext:value-type="float">
            <text:p>0</text:p>
          </table:table-cell>
          <table:table-cell table:formula="of:=[$'Nilai per Sub CPMK'.G32]" office:value-type="float" office:value="0" calcext:value-type="float">
            <text:p>0</text:p>
          </table:table-cell>
          <table:table-cell table:formula="of:=[$'Nilai per Sub CPMK'.H32]" office:value-type="float" office:value="0" calcext:value-type="float">
            <text:p>0</text:p>
          </table:table-cell>
          <table:table-cell table:formula="of:=[$'Nilai per Sub CPMK'.I32]" office:value-type="float" office:value="0" calcext:value-type="float">
            <text:p>0</text:p>
          </table:table-cell>
          <table:table-cell table:formula="of:=[$'Nilai per Sub CPMK'.J32]" office:value-type="float" office:value="0" calcext:value-type="float">
            <text:p>0</text:p>
          </table:table-cell>
          <table:table-cell table:formula="of:=[$'Nilai per Sub CPMK'.K32]" office:value-type="float" office:value="0" calcext:value-type="float">
            <text:p>0</text:p>
          </table:table-cell>
          <table:table-cell table:formula="of:=[$'Nilai per Sub CPMK'.L32]" office:value-type="float" office:value="0" calcext:value-type="float">
            <text:p>0</text:p>
          </table:table-cell>
          <table:table-cell table:formula="of:=[$'Nilai per Sub CPMK'.M32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33]" office:value-type="float" office:value="31" calcext:value-type="float">
            <text:p>31</text:p>
          </table:table-cell>
          <table:table-cell table:formula="of:=[$'Nilai per Sub CPMK'.B33]" office:value-type="string" office:string-value="04211074@student.itk.ac.id" calcext:value-type="string">
            <text:p>04211074@student.itk.ac.id</text:p>
          </table:table-cell>
          <table:table-cell table:formula="of:=[$'Nilai per Sub CPMK'.C33]" office:value-type="string" office:string-value="Rommy" calcext:value-type="string">
            <text:p>Rommy</text:p>
          </table:table-cell>
          <table:table-cell table:formula="of:=[$'Nilai per Sub CPMK'.D33]" office:value-type="string" office:string-value="Juniardhin" calcext:value-type="string">
            <text:p>Juniardhin</text:p>
          </table:table-cell>
          <table:table-cell table:formula="of:=[$'Nilai per Sub CPMK'.E33]" office:value-type="float" office:value="0" calcext:value-type="float">
            <text:p>0</text:p>
          </table:table-cell>
          <table:table-cell table:formula="of:=[$'Nilai per Sub CPMK'.F33]" office:value-type="float" office:value="0" calcext:value-type="float">
            <text:p>0</text:p>
          </table:table-cell>
          <table:table-cell table:formula="of:=[$'Nilai per Sub CPMK'.G33]" office:value-type="float" office:value="0" calcext:value-type="float">
            <text:p>0</text:p>
          </table:table-cell>
          <table:table-cell table:formula="of:=[$'Nilai per Sub CPMK'.H33]" office:value-type="float" office:value="0" calcext:value-type="float">
            <text:p>0</text:p>
          </table:table-cell>
          <table:table-cell table:formula="of:=[$'Nilai per Sub CPMK'.I33]" office:value-type="float" office:value="0" calcext:value-type="float">
            <text:p>0</text:p>
          </table:table-cell>
          <table:table-cell table:formula="of:=[$'Nilai per Sub CPMK'.J33]" office:value-type="float" office:value="0" calcext:value-type="float">
            <text:p>0</text:p>
          </table:table-cell>
          <table:table-cell table:formula="of:=[$'Nilai per Sub CPMK'.K33]" office:value-type="float" office:value="0" calcext:value-type="float">
            <text:p>0</text:p>
          </table:table-cell>
          <table:table-cell table:formula="of:=[$'Nilai per Sub CPMK'.L33]" office:value-type="float" office:value="0" calcext:value-type="float">
            <text:p>0</text:p>
          </table:table-cell>
          <table:table-cell table:formula="of:=[$'Nilai per Sub CPMK'.M33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34]" office:value-type="float" office:value="32" calcext:value-type="float">
            <text:p>32</text:p>
          </table:table-cell>
          <table:table-cell table:formula="of:=[$'Nilai per Sub CPMK'.B34]" office:value-type="string" office:string-value="04211080@student.itk.ac.id" calcext:value-type="string">
            <text:p>04211080@student.itk.ac.id</text:p>
          </table:table-cell>
          <table:table-cell table:formula="of:=[$'Nilai per Sub CPMK'.C34]" office:value-type="string" office:string-value="Susan" calcext:value-type="string">
            <text:p>Susan</text:p>
          </table:table-cell>
          <table:table-cell table:formula="of:=[$'Nilai per Sub CPMK'.D34]" office:value-type="string" office:string-value="Devianti" calcext:value-type="string">
            <text:p>Devianti</text:p>
          </table:table-cell>
          <table:table-cell table:formula="of:=[$'Nilai per Sub CPMK'.E34]" office:value-type="float" office:value="0" calcext:value-type="float">
            <text:p>0</text:p>
          </table:table-cell>
          <table:table-cell table:formula="of:=[$'Nilai per Sub CPMK'.F34]" office:value-type="float" office:value="0" calcext:value-type="float">
            <text:p>0</text:p>
          </table:table-cell>
          <table:table-cell table:formula="of:=[$'Nilai per Sub CPMK'.G34]" office:value-type="float" office:value="0" calcext:value-type="float">
            <text:p>0</text:p>
          </table:table-cell>
          <table:table-cell table:formula="of:=[$'Nilai per Sub CPMK'.H34]" office:value-type="float" office:value="0" calcext:value-type="float">
            <text:p>0</text:p>
          </table:table-cell>
          <table:table-cell table:formula="of:=[$'Nilai per Sub CPMK'.I34]" office:value-type="float" office:value="0" calcext:value-type="float">
            <text:p>0</text:p>
          </table:table-cell>
          <table:table-cell table:formula="of:=[$'Nilai per Sub CPMK'.J34]" office:value-type="float" office:value="0" calcext:value-type="float">
            <text:p>0</text:p>
          </table:table-cell>
          <table:table-cell table:formula="of:=[$'Nilai per Sub CPMK'.K34]" office:value-type="float" office:value="0" calcext:value-type="float">
            <text:p>0</text:p>
          </table:table-cell>
          <table:table-cell table:formula="of:=[$'Nilai per Sub CPMK'.L34]" office:value-type="float" office:value="0" calcext:value-type="float">
            <text:p>0</text:p>
          </table:table-cell>
          <table:table-cell table:formula="of:=[$'Nilai per Sub CPMK'.M34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35]" office:value-type="float" office:value="33" calcext:value-type="float">
            <text:p>33</text:p>
          </table:table-cell>
          <table:table-cell table:formula="of:=[$'Nilai per Sub CPMK'.B35]" office:value-type="string" office:string-value="04211082@student.itk.ac.id" calcext:value-type="string">
            <text:p>04211082@student.itk.ac.id</text:p>
          </table:table-cell>
          <table:table-cell table:formula="of:=[$'Nilai per Sub CPMK'.C35]" office:value-type="string" office:string-value="Syahrul" calcext:value-type="string">
            <text:p>Syahrul</text:p>
          </table:table-cell>
          <table:table-cell table:formula="of:=[$'Nilai per Sub CPMK'.D35]" office:value-type="string" office:string-value="Karim" calcext:value-type="string">
            <text:p>Karim</text:p>
          </table:table-cell>
          <table:table-cell table:formula="of:=[$'Nilai per Sub CPMK'.E35]" office:value-type="float" office:value="0" calcext:value-type="float">
            <text:p>0</text:p>
          </table:table-cell>
          <table:table-cell table:formula="of:=[$'Nilai per Sub CPMK'.F35]" office:value-type="float" office:value="0" calcext:value-type="float">
            <text:p>0</text:p>
          </table:table-cell>
          <table:table-cell table:formula="of:=[$'Nilai per Sub CPMK'.G35]" office:value-type="float" office:value="0" calcext:value-type="float">
            <text:p>0</text:p>
          </table:table-cell>
          <table:table-cell table:formula="of:=[$'Nilai per Sub CPMK'.H35]" office:value-type="float" office:value="0" calcext:value-type="float">
            <text:p>0</text:p>
          </table:table-cell>
          <table:table-cell table:formula="of:=[$'Nilai per Sub CPMK'.I35]" office:value-type="float" office:value="0" calcext:value-type="float">
            <text:p>0</text:p>
          </table:table-cell>
          <table:table-cell table:formula="of:=[$'Nilai per Sub CPMK'.J35]" office:value-type="float" office:value="0" calcext:value-type="float">
            <text:p>0</text:p>
          </table:table-cell>
          <table:table-cell table:formula="of:=[$'Nilai per Sub CPMK'.K35]" office:value-type="float" office:value="0" calcext:value-type="float">
            <text:p>0</text:p>
          </table:table-cell>
          <table:table-cell table:formula="of:=[$'Nilai per Sub CPMK'.L35]" office:value-type="float" office:value="0" calcext:value-type="float">
            <text:p>0</text:p>
          </table:table-cell>
          <table:table-cell table:formula="of:=[$'Nilai per Sub CPMK'.M35]" office:value-type="float" office:value="0" calcext:value-type="float">
            <text:p>0</text:p>
          </table:table-cell>
        </table:table-row>
        <table:table-row table:style-name="ro1">
          <table:table-cell table:formula="of:=[$'Nilai per Sub CPMK'.A36]" office:value-type="float" office:value="34" calcext:value-type="float">
            <text:p>34</text:p>
          </table:table-cell>
          <table:table-cell table:formula="of:=[$'Nilai per Sub CPMK'.B36]" office:value-type="string" office:string-value="04211088@student.itk.ac.id" calcext:value-type="string">
            <text:p>04211088@student.itk.ac.id</text:p>
          </table:table-cell>
          <table:table-cell table:formula="of:=[$'Nilai per Sub CPMK'.C36]" office:value-type="string" office:string-value="Zaky" calcext:value-type="string">
            <text:p>Zaky</text:p>
          </table:table-cell>
          <table:table-cell table:formula="of:=[$'Nilai per Sub CPMK'.D36]" office:value-type="string" office:string-value="Nur Rahmat" calcext:value-type="string">
            <text:p>Nur Rahmat</text:p>
          </table:table-cell>
          <table:table-cell table:formula="of:=[$'Nilai per Sub CPMK'.E36]" office:value-type="float" office:value="0" calcext:value-type="float">
            <text:p>0</text:p>
          </table:table-cell>
          <table:table-cell table:formula="of:=[$'Nilai per Sub CPMK'.F36]" office:value-type="float" office:value="0" calcext:value-type="float">
            <text:p>0</text:p>
          </table:table-cell>
          <table:table-cell table:formula="of:=[$'Nilai per Sub CPMK'.G36]" office:value-type="float" office:value="0" calcext:value-type="float">
            <text:p>0</text:p>
          </table:table-cell>
          <table:table-cell table:formula="of:=[$'Nilai per Sub CPMK'.H36]" office:value-type="float" office:value="0" calcext:value-type="float">
            <text:p>0</text:p>
          </table:table-cell>
          <table:table-cell table:formula="of:=[$'Nilai per Sub CPMK'.I36]" office:value-type="float" office:value="0" calcext:value-type="float">
            <text:p>0</text:p>
          </table:table-cell>
          <table:table-cell table:formula="of:=[$'Nilai per Sub CPMK'.J36]" office:value-type="float" office:value="0" calcext:value-type="float">
            <text:p>0</text:p>
          </table:table-cell>
          <table:table-cell table:formula="of:=[$'Nilai per Sub CPMK'.K36]" office:value-type="float" office:value="0" calcext:value-type="float">
            <text:p>0</text:p>
          </table:table-cell>
          <table:table-cell table:formula="of:=[$'Nilai per Sub CPMK'.L36]" office:value-type="float" office:value="0" calcext:value-type="float">
            <text:p>0</text:p>
          </table:table-cell>
          <table:table-cell table:formula="of:=[$'Nilai per Sub CPMK'.M36]" office:value-type="float" office:value="0" calcext:value-type="float">
            <text:p>0</text:p>
          </table:table-cell>
        </table:table-row>
      </table:table>
      <table:table table:name="Kelulusan per Sub CPMK" table:style-name="ta1"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4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3" table:formula="of:=[$'Grade per Sub CPMK'.A2]" office:value-type="string" office:string-value="No" calcext:value-type="string">
            <text:p>No</text:p>
          </table:table-cell>
          <table:table-cell table:style-name="ce3" table:formula="of:=[$'Grade per Sub CPMK'.B2]" office:value-type="string" office:string-value="NIM" calcext:value-type="string">
            <text:p>NIM</text:p>
          </table:table-cell>
          <table:table-cell table:style-name="ce3" table:formula="of:=[$'Grade per Sub CPMK'.C2]" office:value-type="string" office:string-value="Nama Depan" calcext:value-type="string">
            <text:p>Nama Depan</text:p>
          </table:table-cell>
          <table:table-cell table:style-name="ce3" table:formula="of:=[$'Grade per Sub CPMK'.D2]" office:value-type="string" office:string-value="Nama Belakang" calcext:value-type="string">
            <text:p>Nama Belakang</text:p>
          </table:table-cell>
          <table:table-cell table:style-name="ce3" table:formula="of:=[$'Grade per Sub CPMK'.E2]" office:value-type="string" office:string-value="Sub-CPMK 1" calcext:value-type="string">
            <text:p>Sub-CPMK 1</text:p>
          </table:table-cell>
          <table:table-cell table:style-name="ce3" table:formula="of:=[$'Grade per Sub CPMK'.F2]" office:value-type="string" office:string-value="Sub-CPMK 2" calcext:value-type="string">
            <text:p>Sub-CPMK 2</text:p>
          </table:table-cell>
          <table:table-cell table:style-name="ce3" table:formula="of:=[$'Grade per Sub CPMK'.G2]" office:value-type="string" office:string-value="Sub-CPMK 3" calcext:value-type="string">
            <text:p>Sub-CPMK 3</text:p>
          </table:table-cell>
          <table:table-cell table:style-name="ce3" table:formula="of:=[$'Grade per Sub CPMK'.H2]" office:value-type="string" office:string-value="Sub-CPMK 4" calcext:value-type="string">
            <text:p>Sub-CPMK 4</text:p>
          </table:table-cell>
          <table:table-cell table:style-name="ce3" table:formula="of:=[$'Grade per Sub CPMK'.I2]" office:value-type="string" office:string-value="Sub-CPMK 5" calcext:value-type="string">
            <text:p>Sub-CPMK 5</text:p>
          </table:table-cell>
          <table:table-cell table:style-name="ce3" table:formula="of:=[$'Grade per Sub CPMK'.J2]" office:value-type="string" office:string-value="Sub-CPMK 6" calcext:value-type="string">
            <text:p>Sub-CPMK 6</text:p>
          </table:table-cell>
          <table:table-cell table:style-name="ce3" table:formula="of:=[$'Grade per Sub CPMK'.K2]" office:value-type="string" office:string-value="Sub-CPMK 7" calcext:value-type="string">
            <text:p>Sub-CPMK 7</text:p>
          </table:table-cell>
          <table:table-cell table:style-name="ce3" table:formula="of:=[$'Grade per Sub CPMK'.L2]" office:value-type="string" office:string-value="Sub-CPMK 8" calcext:value-type="string">
            <text:p>Sub-CPMK 8</text:p>
          </table:table-cell>
          <table:table-cell table:style-name="ce3" table:formula="of:=[$'Grade per Sub CPMK'.M2]" office:value-type="string" office:string-value="Sub-CPMK 9" calcext:value-type="string">
            <text:p>Sub-CPMK 9</text:p>
          </table:table-cell>
          <table:table-cell table:style-name="ce3" table:number-columns-repeated="16371"/>
        </table:table-row>
        <table:table-row table:style-name="ro1">
          <table:table-cell table:formula="of:=[$'Grade per Sub CPMK'.A3]" office:value-type="float" office:value="1" calcext:value-type="float">
            <text:p>1</text:p>
          </table:table-cell>
          <table:table-cell table:formula="of:=[$'Grade per Sub CPMK'.B3]" office:value-type="string" office:string-value="04191066@student.itk.ac.id" calcext:value-type="string">
            <text:p>04191066@student.itk.ac.id</text:p>
          </table:table-cell>
          <table:table-cell table:formula="of:=[$'Grade per Sub CPMK'.C3]" office:value-type="string" office:string-value="Rafly" calcext:value-type="string">
            <text:p>Rafly</text:p>
          </table:table-cell>
          <table:table-cell table:formula="of:=[$'Grade per Sub CPMK'.D3]" office:value-type="string" office:string-value="Amanda. P" calcext:value-type="string">
            <text:p>Amanda. P</text:p>
          </table:table-cell>
          <table:table-cell table:formula="of:=[$'Grade per Sub CPMK'.E3]" office:value-type="float" office:value="0" calcext:value-type="float">
            <text:p>0</text:p>
          </table:table-cell>
          <table:table-cell table:formula="of:=[$'Grade per Sub CPMK'.F3]" office:value-type="float" office:value="0" calcext:value-type="float">
            <text:p>0</text:p>
          </table:table-cell>
          <table:table-cell table:formula="of:=[$'Grade per Sub CPMK'.G3]" office:value-type="float" office:value="0" calcext:value-type="float">
            <text:p>0</text:p>
          </table:table-cell>
          <table:table-cell table:formula="of:=[$'Grade per Sub CPMK'.H3]" office:value-type="float" office:value="0" calcext:value-type="float">
            <text:p>0</text:p>
          </table:table-cell>
          <table:table-cell table:formula="of:=[$'Grade per Sub CPMK'.I3]" office:value-type="float" office:value="0" calcext:value-type="float">
            <text:p>0</text:p>
          </table:table-cell>
          <table:table-cell table:formula="of:=[$'Grade per Sub CPMK'.J3]" office:value-type="float" office:value="0" calcext:value-type="float">
            <text:p>0</text:p>
          </table:table-cell>
          <table:table-cell table:formula="of:=[$'Grade per Sub CPMK'.K3]" office:value-type="float" office:value="0" calcext:value-type="float">
            <text:p>0</text:p>
          </table:table-cell>
          <table:table-cell table:formula="of:=[$'Grade per Sub CPMK'.L3]" office:value-type="float" office:value="0" calcext:value-type="float">
            <text:p>0</text:p>
          </table:table-cell>
          <table:table-cell table:formula="of:=[$'Grade per Sub CPMK'.M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4]" office:value-type="float" office:value="2" calcext:value-type="float">
            <text:p>2</text:p>
          </table:table-cell>
          <table:table-cell table:formula="of:=[$'Grade per Sub CPMK'.B4]" office:value-type="string" office:string-value="04201041@student.itk.ac.id" calcext:value-type="string">
            <text:p>04201041@student.itk.ac.id</text:p>
          </table:table-cell>
          <table:table-cell table:formula="of:=[$'Grade per Sub CPMK'.C4]" office:value-type="string" office:string-value="Ifan" calcext:value-type="string">
            <text:p>Ifan</text:p>
          </table:table-cell>
          <table:table-cell table:formula="of:=[$'Grade per Sub CPMK'.D4]" office:value-type="string" office:string-value="Awang Riski Widayat" calcext:value-type="string">
            <text:p>Awang Riski Widayat</text:p>
          </table:table-cell>
          <table:table-cell table:formula="of:=[$'Grade per Sub CPMK'.E4]" office:value-type="float" office:value="0" calcext:value-type="float">
            <text:p>0</text:p>
          </table:table-cell>
          <table:table-cell table:formula="of:=[$'Grade per Sub CPMK'.F4]" office:value-type="float" office:value="0" calcext:value-type="float">
            <text:p>0</text:p>
          </table:table-cell>
          <table:table-cell table:formula="of:=[$'Grade per Sub CPMK'.G4]" office:value-type="float" office:value="0" calcext:value-type="float">
            <text:p>0</text:p>
          </table:table-cell>
          <table:table-cell table:formula="of:=[$'Grade per Sub CPMK'.H4]" office:value-type="float" office:value="0" calcext:value-type="float">
            <text:p>0</text:p>
          </table:table-cell>
          <table:table-cell table:formula="of:=[$'Grade per Sub CPMK'.I4]" office:value-type="float" office:value="0" calcext:value-type="float">
            <text:p>0</text:p>
          </table:table-cell>
          <table:table-cell table:formula="of:=[$'Grade per Sub CPMK'.J4]" office:value-type="float" office:value="0" calcext:value-type="float">
            <text:p>0</text:p>
          </table:table-cell>
          <table:table-cell table:formula="of:=[$'Grade per Sub CPMK'.K4]" office:value-type="float" office:value="0" calcext:value-type="float">
            <text:p>0</text:p>
          </table:table-cell>
          <table:table-cell table:formula="of:=[$'Grade per Sub CPMK'.L4]" office:value-type="float" office:value="0" calcext:value-type="float">
            <text:p>0</text:p>
          </table:table-cell>
          <table:table-cell table:formula="of:=[$'Grade per Sub CPMK'.M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5]" office:value-type="float" office:value="3" calcext:value-type="float">
            <text:p>3</text:p>
          </table:table-cell>
          <table:table-cell table:formula="of:=[$'Grade per Sub CPMK'.B5]" office:value-type="string" office:string-value="04201049@student.itk.ac.id" calcext:value-type="string">
            <text:p>04201049@student.itk.ac.id</text:p>
          </table:table-cell>
          <table:table-cell table:formula="of:=[$'Grade per Sub CPMK'.C5]" office:value-type="string" office:string-value="Jerry" calcext:value-type="string">
            <text:p>Jerry</text:p>
          </table:table-cell>
          <table:table-cell table:formula="of:=[$'Grade per Sub CPMK'.D5]" office:value-type="string" office:string-value="Maory Dilla" calcext:value-type="string">
            <text:p>Maory Dilla</text:p>
          </table:table-cell>
          <table:table-cell table:formula="of:=[$'Grade per Sub CPMK'.E5]" office:value-type="float" office:value="0" calcext:value-type="float">
            <text:p>0</text:p>
          </table:table-cell>
          <table:table-cell table:formula="of:=[$'Grade per Sub CPMK'.F5]" office:value-type="float" office:value="0" calcext:value-type="float">
            <text:p>0</text:p>
          </table:table-cell>
          <table:table-cell table:formula="of:=[$'Grade per Sub CPMK'.G5]" office:value-type="float" office:value="0" calcext:value-type="float">
            <text:p>0</text:p>
          </table:table-cell>
          <table:table-cell table:formula="of:=[$'Grade per Sub CPMK'.H5]" office:value-type="float" office:value="0" calcext:value-type="float">
            <text:p>0</text:p>
          </table:table-cell>
          <table:table-cell table:formula="of:=[$'Grade per Sub CPMK'.I5]" office:value-type="float" office:value="0" calcext:value-type="float">
            <text:p>0</text:p>
          </table:table-cell>
          <table:table-cell table:formula="of:=[$'Grade per Sub CPMK'.J5]" office:value-type="float" office:value="0" calcext:value-type="float">
            <text:p>0</text:p>
          </table:table-cell>
          <table:table-cell table:formula="of:=[$'Grade per Sub CPMK'.K5]" office:value-type="float" office:value="0" calcext:value-type="float">
            <text:p>0</text:p>
          </table:table-cell>
          <table:table-cell table:formula="of:=[$'Grade per Sub CPMK'.L5]" office:value-type="float" office:value="0" calcext:value-type="float">
            <text:p>0</text:p>
          </table:table-cell>
          <table:table-cell table:formula="of:=[$'Grade per Sub CPMK'.M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6]" office:value-type="float" office:value="4" calcext:value-type="float">
            <text:p>4</text:p>
          </table:table-cell>
          <table:table-cell table:formula="of:=[$'Grade per Sub CPMK'.B6]" office:value-type="string" office:string-value="04201053@student.itk.ac.id" calcext:value-type="string">
            <text:p>04201053@student.itk.ac.id</text:p>
          </table:table-cell>
          <table:table-cell table:formula="of:=[$'Grade per Sub CPMK'.C6]" office:value-type="string" office:string-value="Maulana" calcext:value-type="string">
            <text:p>Maulana</text:p>
          </table:table-cell>
          <table:table-cell table:formula="of:=[$'Grade per Sub CPMK'.D6]" office:value-type="string" office:string-value="Rahmatullah" calcext:value-type="string">
            <text:p>Rahmatullah</text:p>
          </table:table-cell>
          <table:table-cell table:formula="of:=[$'Grade per Sub CPMK'.E6]" office:value-type="float" office:value="0" calcext:value-type="float">
            <text:p>0</text:p>
          </table:table-cell>
          <table:table-cell table:formula="of:=[$'Grade per Sub CPMK'.F6]" office:value-type="float" office:value="0" calcext:value-type="float">
            <text:p>0</text:p>
          </table:table-cell>
          <table:table-cell table:formula="of:=[$'Grade per Sub CPMK'.G6]" office:value-type="float" office:value="0" calcext:value-type="float">
            <text:p>0</text:p>
          </table:table-cell>
          <table:table-cell table:formula="of:=[$'Grade per Sub CPMK'.H6]" office:value-type="float" office:value="0" calcext:value-type="float">
            <text:p>0</text:p>
          </table:table-cell>
          <table:table-cell table:formula="of:=[$'Grade per Sub CPMK'.I6]" office:value-type="float" office:value="0" calcext:value-type="float">
            <text:p>0</text:p>
          </table:table-cell>
          <table:table-cell table:formula="of:=[$'Grade per Sub CPMK'.J6]" office:value-type="float" office:value="0" calcext:value-type="float">
            <text:p>0</text:p>
          </table:table-cell>
          <table:table-cell table:formula="of:=[$'Grade per Sub CPMK'.K6]" office:value-type="float" office:value="0" calcext:value-type="float">
            <text:p>0</text:p>
          </table:table-cell>
          <table:table-cell table:formula="of:=[$'Grade per Sub CPMK'.L6]" office:value-type="float" office:value="0" calcext:value-type="float">
            <text:p>0</text:p>
          </table:table-cell>
          <table:table-cell table:formula="of:=[$'Grade per Sub CPMK'.M6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7]" office:value-type="float" office:value="5" calcext:value-type="float">
            <text:p>5</text:p>
          </table:table-cell>
          <table:table-cell table:formula="of:=[$'Grade per Sub CPMK'.B7]" office:value-type="string" office:string-value="04201071@student.itk.ac.id" calcext:value-type="string">
            <text:p>04201071@student.itk.ac.id</text:p>
          </table:table-cell>
          <table:table-cell table:formula="of:=[$'Grade per Sub CPMK'.C7]" office:value-type="string" office:string-value="Muhammad" calcext:value-type="string">
            <text:p>Muhammad</text:p>
          </table:table-cell>
          <table:table-cell table:formula="of:=[$'Grade per Sub CPMK'.D7]" office:value-type="string" office:string-value="Rifky Rifani" calcext:value-type="string">
            <text:p>Rifky Rifani</text:p>
          </table:table-cell>
          <table:table-cell table:formula="of:=[$'Grade per Sub CPMK'.E7]" office:value-type="float" office:value="0" calcext:value-type="float">
            <text:p>0</text:p>
          </table:table-cell>
          <table:table-cell table:formula="of:=[$'Grade per Sub CPMK'.F7]" office:value-type="float" office:value="0" calcext:value-type="float">
            <text:p>0</text:p>
          </table:table-cell>
          <table:table-cell table:formula="of:=[$'Grade per Sub CPMK'.G7]" office:value-type="float" office:value="0" calcext:value-type="float">
            <text:p>0</text:p>
          </table:table-cell>
          <table:table-cell table:formula="of:=[$'Grade per Sub CPMK'.H7]" office:value-type="float" office:value="0" calcext:value-type="float">
            <text:p>0</text:p>
          </table:table-cell>
          <table:table-cell table:formula="of:=[$'Grade per Sub CPMK'.I7]" office:value-type="float" office:value="0" calcext:value-type="float">
            <text:p>0</text:p>
          </table:table-cell>
          <table:table-cell table:formula="of:=[$'Grade per Sub CPMK'.J7]" office:value-type="float" office:value="0" calcext:value-type="float">
            <text:p>0</text:p>
          </table:table-cell>
          <table:table-cell table:formula="of:=[$'Grade per Sub CPMK'.K7]" office:value-type="float" office:value="0" calcext:value-type="float">
            <text:p>0</text:p>
          </table:table-cell>
          <table:table-cell table:formula="of:=[$'Grade per Sub CPMK'.L7]" office:value-type="float" office:value="0" calcext:value-type="float">
            <text:p>0</text:p>
          </table:table-cell>
          <table:table-cell table:formula="of:=[$'Grade per Sub CPMK'.M7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8]" office:value-type="float" office:value="6" calcext:value-type="float">
            <text:p>6</text:p>
          </table:table-cell>
          <table:table-cell table:formula="of:=[$'Grade per Sub CPMK'.B8]" office:value-type="string" office:string-value="04201093@student.itk.ac.id" calcext:value-type="string">
            <text:p>04201093@student.itk.ac.id</text:p>
          </table:table-cell>
          <table:table-cell table:formula="of:=[$'Grade per Sub CPMK'.C8]" office:value-type="string" office:string-value="Vinsensias" calcext:value-type="string">
            <text:p>Vinsensias</text:p>
          </table:table-cell>
          <table:table-cell table:formula="of:=[$'Grade per Sub CPMK'.D8]" office:value-type="string" office:string-value="Lian" calcext:value-type="string">
            <text:p>Lian</text:p>
          </table:table-cell>
          <table:table-cell table:formula="of:=[$'Grade per Sub CPMK'.E8]" office:value-type="float" office:value="0" calcext:value-type="float">
            <text:p>0</text:p>
          </table:table-cell>
          <table:table-cell table:formula="of:=[$'Grade per Sub CPMK'.F8]" office:value-type="float" office:value="0" calcext:value-type="float">
            <text:p>0</text:p>
          </table:table-cell>
          <table:table-cell table:formula="of:=[$'Grade per Sub CPMK'.G8]" office:value-type="float" office:value="0" calcext:value-type="float">
            <text:p>0</text:p>
          </table:table-cell>
          <table:table-cell table:formula="of:=[$'Grade per Sub CPMK'.H8]" office:value-type="float" office:value="0" calcext:value-type="float">
            <text:p>0</text:p>
          </table:table-cell>
          <table:table-cell table:formula="of:=[$'Grade per Sub CPMK'.I8]" office:value-type="float" office:value="0" calcext:value-type="float">
            <text:p>0</text:p>
          </table:table-cell>
          <table:table-cell table:formula="of:=[$'Grade per Sub CPMK'.J8]" office:value-type="float" office:value="0" calcext:value-type="float">
            <text:p>0</text:p>
          </table:table-cell>
          <table:table-cell table:formula="of:=[$'Grade per Sub CPMK'.K8]" office:value-type="float" office:value="0" calcext:value-type="float">
            <text:p>0</text:p>
          </table:table-cell>
          <table:table-cell table:formula="of:=[$'Grade per Sub CPMK'.L8]" office:value-type="float" office:value="0" calcext:value-type="float">
            <text:p>0</text:p>
          </table:table-cell>
          <table:table-cell table:formula="of:=[$'Grade per Sub CPMK'.M8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9]" office:value-type="float" office:value="7" calcext:value-type="float">
            <text:p>7</text:p>
          </table:table-cell>
          <table:table-cell table:formula="of:=[$'Grade per Sub CPMK'.B9]" office:value-type="string" office:string-value="04201094@student.itk.ac.id" calcext:value-type="string">
            <text:p>04201094@student.itk.ac.id</text:p>
          </table:table-cell>
          <table:table-cell table:formula="of:=[$'Grade per Sub CPMK'.C9]" office:value-type="string" office:string-value="Viona" calcext:value-type="string">
            <text:p>Viona</text:p>
          </table:table-cell>
          <table:table-cell table:formula="of:=[$'Grade per Sub CPMK'.D9]" office:value-type="string" office:string-value="Theresia" calcext:value-type="string">
            <text:p>Theresia</text:p>
          </table:table-cell>
          <table:table-cell table:formula="of:=[$'Grade per Sub CPMK'.E9]" office:value-type="float" office:value="0" calcext:value-type="float">
            <text:p>0</text:p>
          </table:table-cell>
          <table:table-cell table:formula="of:=[$'Grade per Sub CPMK'.F9]" office:value-type="float" office:value="0" calcext:value-type="float">
            <text:p>0</text:p>
          </table:table-cell>
          <table:table-cell table:formula="of:=[$'Grade per Sub CPMK'.G9]" office:value-type="float" office:value="0" calcext:value-type="float">
            <text:p>0</text:p>
          </table:table-cell>
          <table:table-cell table:formula="of:=[$'Grade per Sub CPMK'.H9]" office:value-type="float" office:value="0" calcext:value-type="float">
            <text:p>0</text:p>
          </table:table-cell>
          <table:table-cell table:formula="of:=[$'Grade per Sub CPMK'.I9]" office:value-type="float" office:value="0" calcext:value-type="float">
            <text:p>0</text:p>
          </table:table-cell>
          <table:table-cell table:formula="of:=[$'Grade per Sub CPMK'.J9]" office:value-type="float" office:value="0" calcext:value-type="float">
            <text:p>0</text:p>
          </table:table-cell>
          <table:table-cell table:formula="of:=[$'Grade per Sub CPMK'.K9]" office:value-type="float" office:value="0" calcext:value-type="float">
            <text:p>0</text:p>
          </table:table-cell>
          <table:table-cell table:formula="of:=[$'Grade per Sub CPMK'.L9]" office:value-type="float" office:value="0" calcext:value-type="float">
            <text:p>0</text:p>
          </table:table-cell>
          <table:table-cell table:formula="of:=[$'Grade per Sub CPMK'.M9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10]" office:value-type="float" office:value="8" calcext:value-type="float">
            <text:p>8</text:p>
          </table:table-cell>
          <table:table-cell table:formula="of:=[$'Grade per Sub CPMK'.B10]" office:value-type="string" office:string-value="04211002@student.itk.ac.id" calcext:value-type="string">
            <text:p>04211002@student.itk.ac.id</text:p>
          </table:table-cell>
          <table:table-cell table:formula="of:=[$'Grade per Sub CPMK'.C10]" office:value-type="string" office:string-value="Achmad" calcext:value-type="string">
            <text:p>Achmad</text:p>
          </table:table-cell>
          <table:table-cell table:formula="of:=[$'Grade per Sub CPMK'.D10]" office:value-type="string" office:string-value="Najwan Mulya" calcext:value-type="string">
            <text:p>Najwan Mulya</text:p>
          </table:table-cell>
          <table:table-cell table:formula="of:=[$'Grade per Sub CPMK'.E10]" office:value-type="float" office:value="0" calcext:value-type="float">
            <text:p>0</text:p>
          </table:table-cell>
          <table:table-cell table:formula="of:=[$'Grade per Sub CPMK'.F10]" office:value-type="float" office:value="0" calcext:value-type="float">
            <text:p>0</text:p>
          </table:table-cell>
          <table:table-cell table:formula="of:=[$'Grade per Sub CPMK'.G10]" office:value-type="float" office:value="0" calcext:value-type="float">
            <text:p>0</text:p>
          </table:table-cell>
          <table:table-cell table:formula="of:=[$'Grade per Sub CPMK'.H10]" office:value-type="float" office:value="0" calcext:value-type="float">
            <text:p>0</text:p>
          </table:table-cell>
          <table:table-cell table:formula="of:=[$'Grade per Sub CPMK'.I10]" office:value-type="float" office:value="0" calcext:value-type="float">
            <text:p>0</text:p>
          </table:table-cell>
          <table:table-cell table:formula="of:=[$'Grade per Sub CPMK'.J10]" office:value-type="float" office:value="0" calcext:value-type="float">
            <text:p>0</text:p>
          </table:table-cell>
          <table:table-cell table:formula="of:=[$'Grade per Sub CPMK'.K10]" office:value-type="float" office:value="0" calcext:value-type="float">
            <text:p>0</text:p>
          </table:table-cell>
          <table:table-cell table:formula="of:=[$'Grade per Sub CPMK'.L10]" office:value-type="float" office:value="0" calcext:value-type="float">
            <text:p>0</text:p>
          </table:table-cell>
          <table:table-cell table:formula="of:=[$'Grade per Sub CPMK'.M10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11]" office:value-type="float" office:value="9" calcext:value-type="float">
            <text:p>9</text:p>
          </table:table-cell>
          <table:table-cell table:formula="of:=[$'Grade per Sub CPMK'.B11]" office:value-type="string" office:string-value="04211004@student.itk.ac.id" calcext:value-type="string">
            <text:p>04211004@student.itk.ac.id</text:p>
          </table:table-cell>
          <table:table-cell table:formula="of:=[$'Grade per Sub CPMK'.C11]" office:value-type="string" office:string-value="Achmad" calcext:value-type="string">
            <text:p>Achmad</text:p>
          </table:table-cell>
          <table:table-cell table:formula="of:=[$'Grade per Sub CPMK'.D11]" office:value-type="string" office:string-value="Zulfiqar" calcext:value-type="string">
            <text:p>Zulfiqar</text:p>
          </table:table-cell>
          <table:table-cell table:formula="of:=[$'Grade per Sub CPMK'.E11]" office:value-type="float" office:value="0" calcext:value-type="float">
            <text:p>0</text:p>
          </table:table-cell>
          <table:table-cell table:formula="of:=[$'Grade per Sub CPMK'.F11]" office:value-type="float" office:value="0" calcext:value-type="float">
            <text:p>0</text:p>
          </table:table-cell>
          <table:table-cell table:formula="of:=[$'Grade per Sub CPMK'.G11]" office:value-type="float" office:value="0" calcext:value-type="float">
            <text:p>0</text:p>
          </table:table-cell>
          <table:table-cell table:formula="of:=[$'Grade per Sub CPMK'.H11]" office:value-type="float" office:value="0" calcext:value-type="float">
            <text:p>0</text:p>
          </table:table-cell>
          <table:table-cell table:formula="of:=[$'Grade per Sub CPMK'.I11]" office:value-type="float" office:value="0" calcext:value-type="float">
            <text:p>0</text:p>
          </table:table-cell>
          <table:table-cell table:formula="of:=[$'Grade per Sub CPMK'.J11]" office:value-type="float" office:value="0" calcext:value-type="float">
            <text:p>0</text:p>
          </table:table-cell>
          <table:table-cell table:formula="of:=[$'Grade per Sub CPMK'.K11]" office:value-type="float" office:value="0" calcext:value-type="float">
            <text:p>0</text:p>
          </table:table-cell>
          <table:table-cell table:formula="of:=[$'Grade per Sub CPMK'.L11]" office:value-type="float" office:value="0" calcext:value-type="float">
            <text:p>0</text:p>
          </table:table-cell>
          <table:table-cell table:formula="of:=[$'Grade per Sub CPMK'.M11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12]" office:value-type="float" office:value="10" calcext:value-type="float">
            <text:p>10</text:p>
          </table:table-cell>
          <table:table-cell table:formula="of:=[$'Grade per Sub CPMK'.B12]" office:value-type="string" office:string-value="04211006@student.itk.ac.id" calcext:value-type="string">
            <text:p>04211006@student.itk.ac.id</text:p>
          </table:table-cell>
          <table:table-cell table:formula="of:=[$'Grade per Sub CPMK'.C12]" office:value-type="string" office:string-value="Adji" calcext:value-type="string">
            <text:p>Adji</text:p>
          </table:table-cell>
          <table:table-cell table:formula="of:=[$'Grade per Sub CPMK'.D12]" office:value-type="string" office:string-value="Putra Maharifi" calcext:value-type="string">
            <text:p>Putra Maharifi</text:p>
          </table:table-cell>
          <table:table-cell table:formula="of:=[$'Grade per Sub CPMK'.E12]" office:value-type="float" office:value="0" calcext:value-type="float">
            <text:p>0</text:p>
          </table:table-cell>
          <table:table-cell table:formula="of:=[$'Grade per Sub CPMK'.F12]" office:value-type="float" office:value="0" calcext:value-type="float">
            <text:p>0</text:p>
          </table:table-cell>
          <table:table-cell table:formula="of:=[$'Grade per Sub CPMK'.G12]" office:value-type="float" office:value="0" calcext:value-type="float">
            <text:p>0</text:p>
          </table:table-cell>
          <table:table-cell table:formula="of:=[$'Grade per Sub CPMK'.H12]" office:value-type="float" office:value="0" calcext:value-type="float">
            <text:p>0</text:p>
          </table:table-cell>
          <table:table-cell table:formula="of:=[$'Grade per Sub CPMK'.I12]" office:value-type="float" office:value="0" calcext:value-type="float">
            <text:p>0</text:p>
          </table:table-cell>
          <table:table-cell table:formula="of:=[$'Grade per Sub CPMK'.J12]" office:value-type="float" office:value="0" calcext:value-type="float">
            <text:p>0</text:p>
          </table:table-cell>
          <table:table-cell table:formula="of:=[$'Grade per Sub CPMK'.K12]" office:value-type="float" office:value="0" calcext:value-type="float">
            <text:p>0</text:p>
          </table:table-cell>
          <table:table-cell table:formula="of:=[$'Grade per Sub CPMK'.L12]" office:value-type="float" office:value="0" calcext:value-type="float">
            <text:p>0</text:p>
          </table:table-cell>
          <table:table-cell table:formula="of:=[$'Grade per Sub CPMK'.M1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13]" office:value-type="float" office:value="11" calcext:value-type="float">
            <text:p>11</text:p>
          </table:table-cell>
          <table:table-cell table:formula="of:=[$'Grade per Sub CPMK'.B13]" office:value-type="string" office:string-value="04211008@student.itk.ac.id" calcext:value-type="string">
            <text:p>04211008@student.itk.ac.id</text:p>
          </table:table-cell>
          <table:table-cell table:formula="of:=[$'Grade per Sub CPMK'.C13]" office:value-type="string" office:string-value="Andi" calcext:value-type="string">
            <text:p>Andi</text:p>
          </table:table-cell>
          <table:table-cell table:formula="of:=[$'Grade per Sub CPMK'.D13]" office:value-type="string" office:string-value="Asri Abdillah" calcext:value-type="string">
            <text:p>Asri Abdillah</text:p>
          </table:table-cell>
          <table:table-cell table:formula="of:=[$'Grade per Sub CPMK'.E13]" office:value-type="float" office:value="0" calcext:value-type="float">
            <text:p>0</text:p>
          </table:table-cell>
          <table:table-cell table:formula="of:=[$'Grade per Sub CPMK'.F13]" office:value-type="float" office:value="0" calcext:value-type="float">
            <text:p>0</text:p>
          </table:table-cell>
          <table:table-cell table:formula="of:=[$'Grade per Sub CPMK'.G13]" office:value-type="float" office:value="0" calcext:value-type="float">
            <text:p>0</text:p>
          </table:table-cell>
          <table:table-cell table:formula="of:=[$'Grade per Sub CPMK'.H13]" office:value-type="float" office:value="0" calcext:value-type="float">
            <text:p>0</text:p>
          </table:table-cell>
          <table:table-cell table:formula="of:=[$'Grade per Sub CPMK'.I13]" office:value-type="float" office:value="0" calcext:value-type="float">
            <text:p>0</text:p>
          </table:table-cell>
          <table:table-cell table:formula="of:=[$'Grade per Sub CPMK'.J13]" office:value-type="float" office:value="0" calcext:value-type="float">
            <text:p>0</text:p>
          </table:table-cell>
          <table:table-cell table:formula="of:=[$'Grade per Sub CPMK'.K13]" office:value-type="float" office:value="0" calcext:value-type="float">
            <text:p>0</text:p>
          </table:table-cell>
          <table:table-cell table:formula="of:=[$'Grade per Sub CPMK'.L13]" office:value-type="float" office:value="0" calcext:value-type="float">
            <text:p>0</text:p>
          </table:table-cell>
          <table:table-cell table:formula="of:=[$'Grade per Sub CPMK'.M1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14]" office:value-type="float" office:value="12" calcext:value-type="float">
            <text:p>12</text:p>
          </table:table-cell>
          <table:table-cell table:formula="of:=[$'Grade per Sub CPMK'.B14]" office:value-type="string" office:string-value="04211010@student.itk.ac.id" calcext:value-type="string">
            <text:p>04211010@student.itk.ac.id</text:p>
          </table:table-cell>
          <table:table-cell table:formula="of:=[$'Grade per Sub CPMK'.C14]" office:value-type="string" office:string-value="Argya" calcext:value-type="string">
            <text:p>Argya</text:p>
          </table:table-cell>
          <table:table-cell table:formula="of:=[$'Grade per Sub CPMK'.D14]" office:value-type="string" office:string-value="Pradana" calcext:value-type="string">
            <text:p>Pradana</text:p>
          </table:table-cell>
          <table:table-cell table:formula="of:=[$'Grade per Sub CPMK'.E14]" office:value-type="float" office:value="0" calcext:value-type="float">
            <text:p>0</text:p>
          </table:table-cell>
          <table:table-cell table:formula="of:=[$'Grade per Sub CPMK'.F14]" office:value-type="float" office:value="0" calcext:value-type="float">
            <text:p>0</text:p>
          </table:table-cell>
          <table:table-cell table:formula="of:=[$'Grade per Sub CPMK'.G14]" office:value-type="float" office:value="0" calcext:value-type="float">
            <text:p>0</text:p>
          </table:table-cell>
          <table:table-cell table:formula="of:=[$'Grade per Sub CPMK'.H14]" office:value-type="float" office:value="0" calcext:value-type="float">
            <text:p>0</text:p>
          </table:table-cell>
          <table:table-cell table:formula="of:=[$'Grade per Sub CPMK'.I14]" office:value-type="float" office:value="0" calcext:value-type="float">
            <text:p>0</text:p>
          </table:table-cell>
          <table:table-cell table:formula="of:=[$'Grade per Sub CPMK'.J14]" office:value-type="float" office:value="0" calcext:value-type="float">
            <text:p>0</text:p>
          </table:table-cell>
          <table:table-cell table:formula="of:=[$'Grade per Sub CPMK'.K14]" office:value-type="float" office:value="0" calcext:value-type="float">
            <text:p>0</text:p>
          </table:table-cell>
          <table:table-cell table:formula="of:=[$'Grade per Sub CPMK'.L14]" office:value-type="float" office:value="0" calcext:value-type="float">
            <text:p>0</text:p>
          </table:table-cell>
          <table:table-cell table:formula="of:=[$'Grade per Sub CPMK'.M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15]" office:value-type="float" office:value="13" calcext:value-type="float">
            <text:p>13</text:p>
          </table:table-cell>
          <table:table-cell table:formula="of:=[$'Grade per Sub CPMK'.B15]" office:value-type="string" office:string-value="04211014@student.itk.ac.id" calcext:value-type="string">
            <text:p>04211014@student.itk.ac.id</text:p>
          </table:table-cell>
          <table:table-cell table:formula="of:=[$'Grade per Sub CPMK'.C15]" office:value-type="string" office:string-value="Bagus" calcext:value-type="string">
            <text:p>Bagus</text:p>
          </table:table-cell>
          <table:table-cell table:formula="of:=[$'Grade per Sub CPMK'.D15]" office:value-type="string" office:string-value="Afandi" calcext:value-type="string">
            <text:p>Afandi</text:p>
          </table:table-cell>
          <table:table-cell table:formula="of:=[$'Grade per Sub CPMK'.E15]" office:value-type="float" office:value="0" calcext:value-type="float">
            <text:p>0</text:p>
          </table:table-cell>
          <table:table-cell table:formula="of:=[$'Grade per Sub CPMK'.F15]" office:value-type="float" office:value="0" calcext:value-type="float">
            <text:p>0</text:p>
          </table:table-cell>
          <table:table-cell table:formula="of:=[$'Grade per Sub CPMK'.G15]" office:value-type="float" office:value="0" calcext:value-type="float">
            <text:p>0</text:p>
          </table:table-cell>
          <table:table-cell table:formula="of:=[$'Grade per Sub CPMK'.H15]" office:value-type="float" office:value="0" calcext:value-type="float">
            <text:p>0</text:p>
          </table:table-cell>
          <table:table-cell table:formula="of:=[$'Grade per Sub CPMK'.I15]" office:value-type="float" office:value="0" calcext:value-type="float">
            <text:p>0</text:p>
          </table:table-cell>
          <table:table-cell table:formula="of:=[$'Grade per Sub CPMK'.J15]" office:value-type="float" office:value="0" calcext:value-type="float">
            <text:p>0</text:p>
          </table:table-cell>
          <table:table-cell table:formula="of:=[$'Grade per Sub CPMK'.K15]" office:value-type="float" office:value="0" calcext:value-type="float">
            <text:p>0</text:p>
          </table:table-cell>
          <table:table-cell table:formula="of:=[$'Grade per Sub CPMK'.L15]" office:value-type="float" office:value="0" calcext:value-type="float">
            <text:p>0</text:p>
          </table:table-cell>
          <table:table-cell table:formula="of:=[$'Grade per Sub CPMK'.M1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16]" office:value-type="float" office:value="14" calcext:value-type="float">
            <text:p>14</text:p>
          </table:table-cell>
          <table:table-cell table:formula="of:=[$'Grade per Sub CPMK'.B16]" office:value-type="string" office:string-value="04211016@student.itk.ac.id" calcext:value-type="string">
            <text:p>04211016@student.itk.ac.id</text:p>
          </table:table-cell>
          <table:table-cell table:formula="of:=[$'Grade per Sub CPMK'.C16]" office:value-type="string" office:string-value="Danang" calcext:value-type="string">
            <text:p>Danang</text:p>
          </table:table-cell>
          <table:table-cell table:formula="of:=[$'Grade per Sub CPMK'.D16]" office:value-type="string" office:string-value="Windaryoko" calcext:value-type="string">
            <text:p>Windaryoko</text:p>
          </table:table-cell>
          <table:table-cell table:formula="of:=[$'Grade per Sub CPMK'.E16]" office:value-type="float" office:value="0" calcext:value-type="float">
            <text:p>0</text:p>
          </table:table-cell>
          <table:table-cell table:formula="of:=[$'Grade per Sub CPMK'.F16]" office:value-type="float" office:value="0" calcext:value-type="float">
            <text:p>0</text:p>
          </table:table-cell>
          <table:table-cell table:formula="of:=[$'Grade per Sub CPMK'.G16]" office:value-type="float" office:value="0" calcext:value-type="float">
            <text:p>0</text:p>
          </table:table-cell>
          <table:table-cell table:formula="of:=[$'Grade per Sub CPMK'.H16]" office:value-type="float" office:value="0" calcext:value-type="float">
            <text:p>0</text:p>
          </table:table-cell>
          <table:table-cell table:formula="of:=[$'Grade per Sub CPMK'.I16]" office:value-type="float" office:value="0" calcext:value-type="float">
            <text:p>0</text:p>
          </table:table-cell>
          <table:table-cell table:formula="of:=[$'Grade per Sub CPMK'.J16]" office:value-type="float" office:value="0" calcext:value-type="float">
            <text:p>0</text:p>
          </table:table-cell>
          <table:table-cell table:formula="of:=[$'Grade per Sub CPMK'.K16]" office:value-type="float" office:value="0" calcext:value-type="float">
            <text:p>0</text:p>
          </table:table-cell>
          <table:table-cell table:formula="of:=[$'Grade per Sub CPMK'.L16]" office:value-type="float" office:value="0" calcext:value-type="float">
            <text:p>0</text:p>
          </table:table-cell>
          <table:table-cell table:formula="of:=[$'Grade per Sub CPMK'.M16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17]" office:value-type="float" office:value="15" calcext:value-type="float">
            <text:p>15</text:p>
          </table:table-cell>
          <table:table-cell table:formula="of:=[$'Grade per Sub CPMK'.B17]" office:value-type="string" office:string-value="04211018@student.itk.ac.id" calcext:value-type="string">
            <text:p>04211018@student.itk.ac.id</text:p>
          </table:table-cell>
          <table:table-cell table:formula="of:=[$'Grade per Sub CPMK'.C17]" office:value-type="string" office:string-value="Dhimas" calcext:value-type="string">
            <text:p>Dhimas</text:p>
          </table:table-cell>
          <table:table-cell table:formula="of:=[$'Grade per Sub CPMK'.D17]" office:value-type="string" office:string-value="Audhi Suryo Nurrachman" calcext:value-type="string">
            <text:p>Audhi Suryo Nurrachman</text:p>
          </table:table-cell>
          <table:table-cell table:formula="of:=[$'Grade per Sub CPMK'.E17]" office:value-type="float" office:value="0" calcext:value-type="float">
            <text:p>0</text:p>
          </table:table-cell>
          <table:table-cell table:formula="of:=[$'Grade per Sub CPMK'.F17]" office:value-type="float" office:value="0" calcext:value-type="float">
            <text:p>0</text:p>
          </table:table-cell>
          <table:table-cell table:formula="of:=[$'Grade per Sub CPMK'.G17]" office:value-type="float" office:value="0" calcext:value-type="float">
            <text:p>0</text:p>
          </table:table-cell>
          <table:table-cell table:formula="of:=[$'Grade per Sub CPMK'.H17]" office:value-type="float" office:value="0" calcext:value-type="float">
            <text:p>0</text:p>
          </table:table-cell>
          <table:table-cell table:formula="of:=[$'Grade per Sub CPMK'.I17]" office:value-type="float" office:value="0" calcext:value-type="float">
            <text:p>0</text:p>
          </table:table-cell>
          <table:table-cell table:formula="of:=[$'Grade per Sub CPMK'.J17]" office:value-type="float" office:value="0" calcext:value-type="float">
            <text:p>0</text:p>
          </table:table-cell>
          <table:table-cell table:formula="of:=[$'Grade per Sub CPMK'.K17]" office:value-type="float" office:value="0" calcext:value-type="float">
            <text:p>0</text:p>
          </table:table-cell>
          <table:table-cell table:formula="of:=[$'Grade per Sub CPMK'.L17]" office:value-type="float" office:value="0" calcext:value-type="float">
            <text:p>0</text:p>
          </table:table-cell>
          <table:table-cell table:formula="of:=[$'Grade per Sub CPMK'.M17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18]" office:value-type="float" office:value="16" calcext:value-type="float">
            <text:p>16</text:p>
          </table:table-cell>
          <table:table-cell table:formula="of:=[$'Grade per Sub CPMK'.B18]" office:value-type="string" office:string-value="04211020@student.itk.ac.id" calcext:value-type="string">
            <text:p>04211020@student.itk.ac.id</text:p>
          </table:table-cell>
          <table:table-cell table:formula="of:=[$'Grade per Sub CPMK'.C18]" office:value-type="string" office:string-value="Dikky" calcext:value-type="string">
            <text:p>Dikky</text:p>
          </table:table-cell>
          <table:table-cell table:formula="of:=[$'Grade per Sub CPMK'.D18]" office:value-type="string" office:string-value="Kurniawan" calcext:value-type="string">
            <text:p>Kurniawan</text:p>
          </table:table-cell>
          <table:table-cell table:formula="of:=[$'Grade per Sub CPMK'.E18]" office:value-type="float" office:value="0" calcext:value-type="float">
            <text:p>0</text:p>
          </table:table-cell>
          <table:table-cell table:formula="of:=[$'Grade per Sub CPMK'.F18]" office:value-type="float" office:value="0" calcext:value-type="float">
            <text:p>0</text:p>
          </table:table-cell>
          <table:table-cell table:formula="of:=[$'Grade per Sub CPMK'.G18]" office:value-type="float" office:value="0" calcext:value-type="float">
            <text:p>0</text:p>
          </table:table-cell>
          <table:table-cell table:formula="of:=[$'Grade per Sub CPMK'.H18]" office:value-type="float" office:value="0" calcext:value-type="float">
            <text:p>0</text:p>
          </table:table-cell>
          <table:table-cell table:formula="of:=[$'Grade per Sub CPMK'.I18]" office:value-type="float" office:value="0" calcext:value-type="float">
            <text:p>0</text:p>
          </table:table-cell>
          <table:table-cell table:formula="of:=[$'Grade per Sub CPMK'.J18]" office:value-type="float" office:value="0" calcext:value-type="float">
            <text:p>0</text:p>
          </table:table-cell>
          <table:table-cell table:formula="of:=[$'Grade per Sub CPMK'.K18]" office:value-type="float" office:value="0" calcext:value-type="float">
            <text:p>0</text:p>
          </table:table-cell>
          <table:table-cell table:formula="of:=[$'Grade per Sub CPMK'.L18]" office:value-type="float" office:value="0" calcext:value-type="float">
            <text:p>0</text:p>
          </table:table-cell>
          <table:table-cell table:formula="of:=[$'Grade per Sub CPMK'.M18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19]" office:value-type="float" office:value="17" calcext:value-type="float">
            <text:p>17</text:p>
          </table:table-cell>
          <table:table-cell table:formula="of:=[$'Grade per Sub CPMK'.B19]" office:value-type="string" office:string-value="04211026@student.itk.ac.id" calcext:value-type="string">
            <text:p>04211026@student.itk.ac.id</text:p>
          </table:table-cell>
          <table:table-cell table:formula="of:=[$'Grade per Sub CPMK'.C19]" office:value-type="string" office:string-value="Febrina" calcext:value-type="string">
            <text:p>Febrina</text:p>
          </table:table-cell>
          <table:table-cell table:formula="of:=[$'Grade per Sub CPMK'.D19]" office:value-type="string" office:string-value="Anggraini" calcext:value-type="string">
            <text:p>Anggraini</text:p>
          </table:table-cell>
          <table:table-cell table:formula="of:=[$'Grade per Sub CPMK'.E19]" office:value-type="float" office:value="0" calcext:value-type="float">
            <text:p>0</text:p>
          </table:table-cell>
          <table:table-cell table:formula="of:=[$'Grade per Sub CPMK'.F19]" office:value-type="float" office:value="0" calcext:value-type="float">
            <text:p>0</text:p>
          </table:table-cell>
          <table:table-cell table:formula="of:=[$'Grade per Sub CPMK'.G19]" office:value-type="float" office:value="0" calcext:value-type="float">
            <text:p>0</text:p>
          </table:table-cell>
          <table:table-cell table:formula="of:=[$'Grade per Sub CPMK'.H19]" office:value-type="float" office:value="0" calcext:value-type="float">
            <text:p>0</text:p>
          </table:table-cell>
          <table:table-cell table:formula="of:=[$'Grade per Sub CPMK'.I19]" office:value-type="float" office:value="0" calcext:value-type="float">
            <text:p>0</text:p>
          </table:table-cell>
          <table:table-cell table:formula="of:=[$'Grade per Sub CPMK'.J19]" office:value-type="float" office:value="0" calcext:value-type="float">
            <text:p>0</text:p>
          </table:table-cell>
          <table:table-cell table:formula="of:=[$'Grade per Sub CPMK'.K19]" office:value-type="float" office:value="0" calcext:value-type="float">
            <text:p>0</text:p>
          </table:table-cell>
          <table:table-cell table:formula="of:=[$'Grade per Sub CPMK'.L19]" office:value-type="float" office:value="0" calcext:value-type="float">
            <text:p>0</text:p>
          </table:table-cell>
          <table:table-cell table:formula="of:=[$'Grade per Sub CPMK'.M19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20]" office:value-type="float" office:value="18" calcext:value-type="float">
            <text:p>18</text:p>
          </table:table-cell>
          <table:table-cell table:formula="of:=[$'Grade per Sub CPMK'.B20]" office:value-type="string" office:string-value="04211030@student.itk.ac.id" calcext:value-type="string">
            <text:p>04211030@student.itk.ac.id</text:p>
          </table:table-cell>
          <table:table-cell table:formula="of:=[$'Grade per Sub CPMK'.C20]" office:value-type="string" office:string-value="Husnul" calcext:value-type="string">
            <text:p>Husnul</text:p>
          </table:table-cell>
          <table:table-cell table:formula="of:=[$'Grade per Sub CPMK'.D20]" office:value-type="string" office:string-value="Khotimah" calcext:value-type="string">
            <text:p>Khotimah</text:p>
          </table:table-cell>
          <table:table-cell table:formula="of:=[$'Grade per Sub CPMK'.E20]" office:value-type="float" office:value="0" calcext:value-type="float">
            <text:p>0</text:p>
          </table:table-cell>
          <table:table-cell table:formula="of:=[$'Grade per Sub CPMK'.F20]" office:value-type="float" office:value="0" calcext:value-type="float">
            <text:p>0</text:p>
          </table:table-cell>
          <table:table-cell table:formula="of:=[$'Grade per Sub CPMK'.G20]" office:value-type="float" office:value="0" calcext:value-type="float">
            <text:p>0</text:p>
          </table:table-cell>
          <table:table-cell table:formula="of:=[$'Grade per Sub CPMK'.H20]" office:value-type="float" office:value="0" calcext:value-type="float">
            <text:p>0</text:p>
          </table:table-cell>
          <table:table-cell table:formula="of:=[$'Grade per Sub CPMK'.I20]" office:value-type="float" office:value="0" calcext:value-type="float">
            <text:p>0</text:p>
          </table:table-cell>
          <table:table-cell table:formula="of:=[$'Grade per Sub CPMK'.J20]" office:value-type="float" office:value="0" calcext:value-type="float">
            <text:p>0</text:p>
          </table:table-cell>
          <table:table-cell table:formula="of:=[$'Grade per Sub CPMK'.K20]" office:value-type="float" office:value="0" calcext:value-type="float">
            <text:p>0</text:p>
          </table:table-cell>
          <table:table-cell table:formula="of:=[$'Grade per Sub CPMK'.L20]" office:value-type="float" office:value="0" calcext:value-type="float">
            <text:p>0</text:p>
          </table:table-cell>
          <table:table-cell table:formula="of:=[$'Grade per Sub CPMK'.M20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21]" office:value-type="float" office:value="19" calcext:value-type="float">
            <text:p>19</text:p>
          </table:table-cell>
          <table:table-cell table:formula="of:=[$'Grade per Sub CPMK'.B21]" office:value-type="string" office:string-value="04211032@student.itk.ac.id" calcext:value-type="string">
            <text:p>04211032@student.itk.ac.id</text:p>
          </table:table-cell>
          <table:table-cell table:formula="of:=[$'Grade per Sub CPMK'.C21]" office:value-type="string" office:string-value="Innocentius" calcext:value-type="string">
            <text:p>Innocentius</text:p>
          </table:table-cell>
          <table:table-cell table:formula="of:=[$'Grade per Sub CPMK'.D21]" office:value-type="string" office:string-value="Willygis" calcext:value-type="string">
            <text:p>Willygis</text:p>
          </table:table-cell>
          <table:table-cell table:formula="of:=[$'Grade per Sub CPMK'.E21]" office:value-type="float" office:value="0" calcext:value-type="float">
            <text:p>0</text:p>
          </table:table-cell>
          <table:table-cell table:formula="of:=[$'Grade per Sub CPMK'.F21]" office:value-type="float" office:value="0" calcext:value-type="float">
            <text:p>0</text:p>
          </table:table-cell>
          <table:table-cell table:formula="of:=[$'Grade per Sub CPMK'.G21]" office:value-type="float" office:value="0" calcext:value-type="float">
            <text:p>0</text:p>
          </table:table-cell>
          <table:table-cell table:formula="of:=[$'Grade per Sub CPMK'.H21]" office:value-type="float" office:value="0" calcext:value-type="float">
            <text:p>0</text:p>
          </table:table-cell>
          <table:table-cell table:formula="of:=[$'Grade per Sub CPMK'.I21]" office:value-type="float" office:value="0" calcext:value-type="float">
            <text:p>0</text:p>
          </table:table-cell>
          <table:table-cell table:formula="of:=[$'Grade per Sub CPMK'.J21]" office:value-type="float" office:value="0" calcext:value-type="float">
            <text:p>0</text:p>
          </table:table-cell>
          <table:table-cell table:formula="of:=[$'Grade per Sub CPMK'.K21]" office:value-type="float" office:value="0" calcext:value-type="float">
            <text:p>0</text:p>
          </table:table-cell>
          <table:table-cell table:formula="of:=[$'Grade per Sub CPMK'.L21]" office:value-type="float" office:value="0" calcext:value-type="float">
            <text:p>0</text:p>
          </table:table-cell>
          <table:table-cell table:formula="of:=[$'Grade per Sub CPMK'.M21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22]" office:value-type="float" office:value="20" calcext:value-type="float">
            <text:p>20</text:p>
          </table:table-cell>
          <table:table-cell table:formula="of:=[$'Grade per Sub CPMK'.B22]" office:value-type="string" office:string-value="04211034@student.itk.ac.id" calcext:value-type="string">
            <text:p>04211034@student.itk.ac.id</text:p>
          </table:table-cell>
          <table:table-cell table:formula="of:=[$'Grade per Sub CPMK'.C22]" office:value-type="string" office:string-value="Jericho" calcext:value-type="string">
            <text:p>Jericho</text:p>
          </table:table-cell>
          <table:table-cell table:formula="of:=[$'Grade per Sub CPMK'.D22]" office:value-type="string" office:string-value="Al Falah" calcext:value-type="string">
            <text:p>Al Falah</text:p>
          </table:table-cell>
          <table:table-cell table:formula="of:=[$'Grade per Sub CPMK'.E22]" office:value-type="float" office:value="0" calcext:value-type="float">
            <text:p>0</text:p>
          </table:table-cell>
          <table:table-cell table:formula="of:=[$'Grade per Sub CPMK'.F22]" office:value-type="float" office:value="0" calcext:value-type="float">
            <text:p>0</text:p>
          </table:table-cell>
          <table:table-cell table:formula="of:=[$'Grade per Sub CPMK'.G22]" office:value-type="float" office:value="0" calcext:value-type="float">
            <text:p>0</text:p>
          </table:table-cell>
          <table:table-cell table:formula="of:=[$'Grade per Sub CPMK'.H22]" office:value-type="float" office:value="0" calcext:value-type="float">
            <text:p>0</text:p>
          </table:table-cell>
          <table:table-cell table:formula="of:=[$'Grade per Sub CPMK'.I22]" office:value-type="float" office:value="0" calcext:value-type="float">
            <text:p>0</text:p>
          </table:table-cell>
          <table:table-cell table:formula="of:=[$'Grade per Sub CPMK'.J22]" office:value-type="float" office:value="0" calcext:value-type="float">
            <text:p>0</text:p>
          </table:table-cell>
          <table:table-cell table:formula="of:=[$'Grade per Sub CPMK'.K22]" office:value-type="float" office:value="0" calcext:value-type="float">
            <text:p>0</text:p>
          </table:table-cell>
          <table:table-cell table:formula="of:=[$'Grade per Sub CPMK'.L22]" office:value-type="float" office:value="0" calcext:value-type="float">
            <text:p>0</text:p>
          </table:table-cell>
          <table:table-cell table:formula="of:=[$'Grade per Sub CPMK'.M2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23]" office:value-type="float" office:value="21" calcext:value-type="float">
            <text:p>21</text:p>
          </table:table-cell>
          <table:table-cell table:formula="of:=[$'Grade per Sub CPMK'.B23]" office:value-type="string" office:string-value="04211036@student.itk.ac.id" calcext:value-type="string">
            <text:p>04211036@student.itk.ac.id</text:p>
          </table:table-cell>
          <table:table-cell table:formula="of:=[$'Grade per Sub CPMK'.C23]" office:value-type="string" office:string-value="Jody" calcext:value-type="string">
            <text:p>Jody</text:p>
          </table:table-cell>
          <table:table-cell table:formula="of:=[$'Grade per Sub CPMK'.D23]" office:value-type="string" office:string-value="Jabonar" calcext:value-type="string">
            <text:p>Jabonar</text:p>
          </table:table-cell>
          <table:table-cell table:formula="of:=[$'Grade per Sub CPMK'.E23]" office:value-type="float" office:value="0" calcext:value-type="float">
            <text:p>0</text:p>
          </table:table-cell>
          <table:table-cell table:formula="of:=[$'Grade per Sub CPMK'.F23]" office:value-type="float" office:value="0" calcext:value-type="float">
            <text:p>0</text:p>
          </table:table-cell>
          <table:table-cell table:formula="of:=[$'Grade per Sub CPMK'.G23]" office:value-type="float" office:value="0" calcext:value-type="float">
            <text:p>0</text:p>
          </table:table-cell>
          <table:table-cell table:formula="of:=[$'Grade per Sub CPMK'.H23]" office:value-type="float" office:value="0" calcext:value-type="float">
            <text:p>0</text:p>
          </table:table-cell>
          <table:table-cell table:formula="of:=[$'Grade per Sub CPMK'.I23]" office:value-type="float" office:value="0" calcext:value-type="float">
            <text:p>0</text:p>
          </table:table-cell>
          <table:table-cell table:formula="of:=[$'Grade per Sub CPMK'.J23]" office:value-type="float" office:value="0" calcext:value-type="float">
            <text:p>0</text:p>
          </table:table-cell>
          <table:table-cell table:formula="of:=[$'Grade per Sub CPMK'.K23]" office:value-type="float" office:value="0" calcext:value-type="float">
            <text:p>0</text:p>
          </table:table-cell>
          <table:table-cell table:formula="of:=[$'Grade per Sub CPMK'.L23]" office:value-type="float" office:value="0" calcext:value-type="float">
            <text:p>0</text:p>
          </table:table-cell>
          <table:table-cell table:formula="of:=[$'Grade per Sub CPMK'.M2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24]" office:value-type="float" office:value="22" calcext:value-type="float">
            <text:p>22</text:p>
          </table:table-cell>
          <table:table-cell table:formula="of:=[$'Grade per Sub CPMK'.B24]" office:value-type="string" office:string-value="04211040@student.itk.ac.id" calcext:value-type="string">
            <text:p>04211040@student.itk.ac.id</text:p>
          </table:table-cell>
          <table:table-cell table:formula="of:=[$'Grade per Sub CPMK'.C24]" office:value-type="string" office:string-value="Lucky" calcext:value-type="string">
            <text:p>Lucky</text:p>
          </table:table-cell>
          <table:table-cell table:formula="of:=[$'Grade per Sub CPMK'.D24]" office:value-type="string" office:string-value="Stepy" calcext:value-type="string">
            <text:p>Stepy</text:p>
          </table:table-cell>
          <table:table-cell table:formula="of:=[$'Grade per Sub CPMK'.E24]" office:value-type="float" office:value="0" calcext:value-type="float">
            <text:p>0</text:p>
          </table:table-cell>
          <table:table-cell table:formula="of:=[$'Grade per Sub CPMK'.F24]" office:value-type="float" office:value="0" calcext:value-type="float">
            <text:p>0</text:p>
          </table:table-cell>
          <table:table-cell table:formula="of:=[$'Grade per Sub CPMK'.G24]" office:value-type="float" office:value="0" calcext:value-type="float">
            <text:p>0</text:p>
          </table:table-cell>
          <table:table-cell table:formula="of:=[$'Grade per Sub CPMK'.H24]" office:value-type="float" office:value="0" calcext:value-type="float">
            <text:p>0</text:p>
          </table:table-cell>
          <table:table-cell table:formula="of:=[$'Grade per Sub CPMK'.I24]" office:value-type="float" office:value="0" calcext:value-type="float">
            <text:p>0</text:p>
          </table:table-cell>
          <table:table-cell table:formula="of:=[$'Grade per Sub CPMK'.J24]" office:value-type="float" office:value="0" calcext:value-type="float">
            <text:p>0</text:p>
          </table:table-cell>
          <table:table-cell table:formula="of:=[$'Grade per Sub CPMK'.K24]" office:value-type="float" office:value="0" calcext:value-type="float">
            <text:p>0</text:p>
          </table:table-cell>
          <table:table-cell table:formula="of:=[$'Grade per Sub CPMK'.L24]" office:value-type="float" office:value="0" calcext:value-type="float">
            <text:p>0</text:p>
          </table:table-cell>
          <table:table-cell table:formula="of:=[$'Grade per Sub CPMK'.M2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25]" office:value-type="float" office:value="23" calcext:value-type="float">
            <text:p>23</text:p>
          </table:table-cell>
          <table:table-cell table:formula="of:=[$'Grade per Sub CPMK'.B25]" office:value-type="string" office:string-value="04211044@student.itk.ac.id" calcext:value-type="string">
            <text:p>04211044@student.itk.ac.id</text:p>
          </table:table-cell>
          <table:table-cell table:formula="of:=[$'Grade per Sub CPMK'.C25]" office:value-type="string" office:string-value="Michael" calcext:value-type="string">
            <text:p>Michael</text:p>
          </table:table-cell>
          <table:table-cell table:formula="of:=[$'Grade per Sub CPMK'.D25]" office:value-type="string" office:string-value="Vanlentino" calcext:value-type="string">
            <text:p>Vanlentino</text:p>
          </table:table-cell>
          <table:table-cell table:formula="of:=[$'Grade per Sub CPMK'.E25]" office:value-type="float" office:value="0" calcext:value-type="float">
            <text:p>0</text:p>
          </table:table-cell>
          <table:table-cell table:formula="of:=[$'Grade per Sub CPMK'.F25]" office:value-type="float" office:value="0" calcext:value-type="float">
            <text:p>0</text:p>
          </table:table-cell>
          <table:table-cell table:formula="of:=[$'Grade per Sub CPMK'.G25]" office:value-type="float" office:value="0" calcext:value-type="float">
            <text:p>0</text:p>
          </table:table-cell>
          <table:table-cell table:formula="of:=[$'Grade per Sub CPMK'.H25]" office:value-type="float" office:value="0" calcext:value-type="float">
            <text:p>0</text:p>
          </table:table-cell>
          <table:table-cell table:formula="of:=[$'Grade per Sub CPMK'.I25]" office:value-type="float" office:value="0" calcext:value-type="float">
            <text:p>0</text:p>
          </table:table-cell>
          <table:table-cell table:formula="of:=[$'Grade per Sub CPMK'.J25]" office:value-type="float" office:value="0" calcext:value-type="float">
            <text:p>0</text:p>
          </table:table-cell>
          <table:table-cell table:formula="of:=[$'Grade per Sub CPMK'.K25]" office:value-type="float" office:value="0" calcext:value-type="float">
            <text:p>0</text:p>
          </table:table-cell>
          <table:table-cell table:formula="of:=[$'Grade per Sub CPMK'.L25]" office:value-type="float" office:value="0" calcext:value-type="float">
            <text:p>0</text:p>
          </table:table-cell>
          <table:table-cell table:formula="of:=[$'Grade per Sub CPMK'.M2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26]" office:value-type="float" office:value="24" calcext:value-type="float">
            <text:p>24</text:p>
          </table:table-cell>
          <table:table-cell table:formula="of:=[$'Grade per Sub CPMK'.B26]" office:value-type="string" office:string-value="04211048@student.itk.ac.id" calcext:value-type="string">
            <text:p>04211048@student.itk.ac.id</text:p>
          </table:table-cell>
          <table:table-cell table:formula="of:=[$'Grade per Sub CPMK'.C26]" office:value-type="string" office:string-value="Muhammad" calcext:value-type="string">
            <text:p>Muhammad</text:p>
          </table:table-cell>
          <table:table-cell table:formula="of:=[$'Grade per Sub CPMK'.D26]" office:value-type="string" office:string-value="Alief" calcext:value-type="string">
            <text:p>Alief</text:p>
          </table:table-cell>
          <table:table-cell table:formula="of:=[$'Grade per Sub CPMK'.E26]" office:value-type="float" office:value="0" calcext:value-type="float">
            <text:p>0</text:p>
          </table:table-cell>
          <table:table-cell table:formula="of:=[$'Grade per Sub CPMK'.F26]" office:value-type="float" office:value="0" calcext:value-type="float">
            <text:p>0</text:p>
          </table:table-cell>
          <table:table-cell table:formula="of:=[$'Grade per Sub CPMK'.G26]" office:value-type="float" office:value="0" calcext:value-type="float">
            <text:p>0</text:p>
          </table:table-cell>
          <table:table-cell table:formula="of:=[$'Grade per Sub CPMK'.H26]" office:value-type="float" office:value="0" calcext:value-type="float">
            <text:p>0</text:p>
          </table:table-cell>
          <table:table-cell table:formula="of:=[$'Grade per Sub CPMK'.I26]" office:value-type="float" office:value="0" calcext:value-type="float">
            <text:p>0</text:p>
          </table:table-cell>
          <table:table-cell table:formula="of:=[$'Grade per Sub CPMK'.J26]" office:value-type="float" office:value="0" calcext:value-type="float">
            <text:p>0</text:p>
          </table:table-cell>
          <table:table-cell table:formula="of:=[$'Grade per Sub CPMK'.K26]" office:value-type="float" office:value="0" calcext:value-type="float">
            <text:p>0</text:p>
          </table:table-cell>
          <table:table-cell table:formula="of:=[$'Grade per Sub CPMK'.L26]" office:value-type="float" office:value="0" calcext:value-type="float">
            <text:p>0</text:p>
          </table:table-cell>
          <table:table-cell table:formula="of:=[$'Grade per Sub CPMK'.M26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27]" office:value-type="float" office:value="25" calcext:value-type="float">
            <text:p>25</text:p>
          </table:table-cell>
          <table:table-cell table:formula="of:=[$'Grade per Sub CPMK'.B27]" office:value-type="string" office:string-value="04211050@student.itk.ac.id" calcext:value-type="string">
            <text:p>04211050@student.itk.ac.id</text:p>
          </table:table-cell>
          <table:table-cell table:formula="of:=[$'Grade per Sub CPMK'.C27]" office:value-type="string" office:string-value="Muhammad" calcext:value-type="string">
            <text:p>Muhammad</text:p>
          </table:table-cell>
          <table:table-cell table:formula="of:=[$'Grade per Sub CPMK'.D27]" office:value-type="string" office:string-value="Farhan" calcext:value-type="string">
            <text:p>Farhan</text:p>
          </table:table-cell>
          <table:table-cell table:formula="of:=[$'Grade per Sub CPMK'.E27]" office:value-type="float" office:value="0" calcext:value-type="float">
            <text:p>0</text:p>
          </table:table-cell>
          <table:table-cell table:formula="of:=[$'Grade per Sub CPMK'.F27]" office:value-type="float" office:value="0" calcext:value-type="float">
            <text:p>0</text:p>
          </table:table-cell>
          <table:table-cell table:formula="of:=[$'Grade per Sub CPMK'.G27]" office:value-type="float" office:value="0" calcext:value-type="float">
            <text:p>0</text:p>
          </table:table-cell>
          <table:table-cell table:formula="of:=[$'Grade per Sub CPMK'.H27]" office:value-type="float" office:value="0" calcext:value-type="float">
            <text:p>0</text:p>
          </table:table-cell>
          <table:table-cell table:formula="of:=[$'Grade per Sub CPMK'.I27]" office:value-type="float" office:value="0" calcext:value-type="float">
            <text:p>0</text:p>
          </table:table-cell>
          <table:table-cell table:formula="of:=[$'Grade per Sub CPMK'.J27]" office:value-type="float" office:value="0" calcext:value-type="float">
            <text:p>0</text:p>
          </table:table-cell>
          <table:table-cell table:formula="of:=[$'Grade per Sub CPMK'.K27]" office:value-type="float" office:value="0" calcext:value-type="float">
            <text:p>0</text:p>
          </table:table-cell>
          <table:table-cell table:formula="of:=[$'Grade per Sub CPMK'.L27]" office:value-type="float" office:value="0" calcext:value-type="float">
            <text:p>0</text:p>
          </table:table-cell>
          <table:table-cell table:formula="of:=[$'Grade per Sub CPMK'.M27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28]" office:value-type="float" office:value="26" calcext:value-type="float">
            <text:p>26</text:p>
          </table:table-cell>
          <table:table-cell table:formula="of:=[$'Grade per Sub CPMK'.B28]" office:value-type="string" office:string-value="04211052@student.itk.ac.id" calcext:value-type="string">
            <text:p>04211052@student.itk.ac.id</text:p>
          </table:table-cell>
          <table:table-cell table:formula="of:=[$'Grade per Sub CPMK'.C28]" office:value-type="string" office:string-value="Muhammad" calcext:value-type="string">
            <text:p>Muhammad</text:p>
          </table:table-cell>
          <table:table-cell table:formula="of:=[$'Grade per Sub CPMK'.D28]" office:value-type="string" office:string-value="Mahdev Fiqihiyah" calcext:value-type="string">
            <text:p>Mahdev Fiqihiyah</text:p>
          </table:table-cell>
          <table:table-cell table:formula="of:=[$'Grade per Sub CPMK'.E28]" office:value-type="float" office:value="0" calcext:value-type="float">
            <text:p>0</text:p>
          </table:table-cell>
          <table:table-cell table:formula="of:=[$'Grade per Sub CPMK'.F28]" office:value-type="float" office:value="0" calcext:value-type="float">
            <text:p>0</text:p>
          </table:table-cell>
          <table:table-cell table:formula="of:=[$'Grade per Sub CPMK'.G28]" office:value-type="float" office:value="0" calcext:value-type="float">
            <text:p>0</text:p>
          </table:table-cell>
          <table:table-cell table:formula="of:=[$'Grade per Sub CPMK'.H28]" office:value-type="float" office:value="0" calcext:value-type="float">
            <text:p>0</text:p>
          </table:table-cell>
          <table:table-cell table:formula="of:=[$'Grade per Sub CPMK'.I28]" office:value-type="float" office:value="0" calcext:value-type="float">
            <text:p>0</text:p>
          </table:table-cell>
          <table:table-cell table:formula="of:=[$'Grade per Sub CPMK'.J28]" office:value-type="float" office:value="0" calcext:value-type="float">
            <text:p>0</text:p>
          </table:table-cell>
          <table:table-cell table:formula="of:=[$'Grade per Sub CPMK'.K28]" office:value-type="float" office:value="0" calcext:value-type="float">
            <text:p>0</text:p>
          </table:table-cell>
          <table:table-cell table:formula="of:=[$'Grade per Sub CPMK'.L28]" office:value-type="float" office:value="0" calcext:value-type="float">
            <text:p>0</text:p>
          </table:table-cell>
          <table:table-cell table:formula="of:=[$'Grade per Sub CPMK'.M28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29]" office:value-type="float" office:value="27" calcext:value-type="float">
            <text:p>27</text:p>
          </table:table-cell>
          <table:table-cell table:formula="of:=[$'Grade per Sub CPMK'.B29]" office:value-type="string" office:string-value="04211058@student.itk.ac.id" calcext:value-type="string">
            <text:p>04211058@student.itk.ac.id</text:p>
          </table:table-cell>
          <table:table-cell table:formula="of:=[$'Grade per Sub CPMK'.C29]" office:value-type="string" office:string-value="Muhammad" calcext:value-type="string">
            <text:p>Muhammad</text:p>
          </table:table-cell>
          <table:table-cell table:formula="of:=[$'Grade per Sub CPMK'.D29]" office:value-type="string" office:string-value="Rizky Fadillah" calcext:value-type="string">
            <text:p>Rizky Fadillah</text:p>
          </table:table-cell>
          <table:table-cell table:formula="of:=[$'Grade per Sub CPMK'.E29]" office:value-type="float" office:value="0" calcext:value-type="float">
            <text:p>0</text:p>
          </table:table-cell>
          <table:table-cell table:formula="of:=[$'Grade per Sub CPMK'.F29]" office:value-type="float" office:value="0" calcext:value-type="float">
            <text:p>0</text:p>
          </table:table-cell>
          <table:table-cell table:formula="of:=[$'Grade per Sub CPMK'.G29]" office:value-type="float" office:value="0" calcext:value-type="float">
            <text:p>0</text:p>
          </table:table-cell>
          <table:table-cell table:formula="of:=[$'Grade per Sub CPMK'.H29]" office:value-type="float" office:value="0" calcext:value-type="float">
            <text:p>0</text:p>
          </table:table-cell>
          <table:table-cell table:formula="of:=[$'Grade per Sub CPMK'.I29]" office:value-type="float" office:value="0" calcext:value-type="float">
            <text:p>0</text:p>
          </table:table-cell>
          <table:table-cell table:formula="of:=[$'Grade per Sub CPMK'.J29]" office:value-type="float" office:value="0" calcext:value-type="float">
            <text:p>0</text:p>
          </table:table-cell>
          <table:table-cell table:formula="of:=[$'Grade per Sub CPMK'.K29]" office:value-type="float" office:value="0" calcext:value-type="float">
            <text:p>0</text:p>
          </table:table-cell>
          <table:table-cell table:formula="of:=[$'Grade per Sub CPMK'.L29]" office:value-type="float" office:value="0" calcext:value-type="float">
            <text:p>0</text:p>
          </table:table-cell>
          <table:table-cell table:formula="of:=[$'Grade per Sub CPMK'.M29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30]" office:value-type="float" office:value="28" calcext:value-type="float">
            <text:p>28</text:p>
          </table:table-cell>
          <table:table-cell table:formula="of:=[$'Grade per Sub CPMK'.B30]" office:value-type="string" office:string-value="04211062@student.itk.ac.id" calcext:value-type="string">
            <text:p>04211062@student.itk.ac.id</text:p>
          </table:table-cell>
          <table:table-cell table:formula="of:=[$'Grade per Sub CPMK'.C30]" office:value-type="string" office:string-value="Nadif" calcext:value-type="string">
            <text:p>Nadif</text:p>
          </table:table-cell>
          <table:table-cell table:formula="of:=[$'Grade per Sub CPMK'.D30]" office:value-type="string" office:string-value="Nadif" calcext:value-type="string">
            <text:p>Nadif</text:p>
          </table:table-cell>
          <table:table-cell table:formula="of:=[$'Grade per Sub CPMK'.E30]" office:value-type="float" office:value="0" calcext:value-type="float">
            <text:p>0</text:p>
          </table:table-cell>
          <table:table-cell table:formula="of:=[$'Grade per Sub CPMK'.F30]" office:value-type="float" office:value="0" calcext:value-type="float">
            <text:p>0</text:p>
          </table:table-cell>
          <table:table-cell table:formula="of:=[$'Grade per Sub CPMK'.G30]" office:value-type="float" office:value="0" calcext:value-type="float">
            <text:p>0</text:p>
          </table:table-cell>
          <table:table-cell table:formula="of:=[$'Grade per Sub CPMK'.H30]" office:value-type="float" office:value="0" calcext:value-type="float">
            <text:p>0</text:p>
          </table:table-cell>
          <table:table-cell table:formula="of:=[$'Grade per Sub CPMK'.I30]" office:value-type="float" office:value="0" calcext:value-type="float">
            <text:p>0</text:p>
          </table:table-cell>
          <table:table-cell table:formula="of:=[$'Grade per Sub CPMK'.J30]" office:value-type="float" office:value="0" calcext:value-type="float">
            <text:p>0</text:p>
          </table:table-cell>
          <table:table-cell table:formula="of:=[$'Grade per Sub CPMK'.K30]" office:value-type="float" office:value="0" calcext:value-type="float">
            <text:p>0</text:p>
          </table:table-cell>
          <table:table-cell table:formula="of:=[$'Grade per Sub CPMK'.L30]" office:value-type="float" office:value="0" calcext:value-type="float">
            <text:p>0</text:p>
          </table:table-cell>
          <table:table-cell table:formula="of:=[$'Grade per Sub CPMK'.M30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31]" office:value-type="float" office:value="29" calcext:value-type="float">
            <text:p>29</text:p>
          </table:table-cell>
          <table:table-cell table:formula="of:=[$'Grade per Sub CPMK'.B31]" office:value-type="string" office:string-value="04211068@student.itk.ac.id" calcext:value-type="string">
            <text:p>04211068@student.itk.ac.id</text:p>
          </table:table-cell>
          <table:table-cell table:formula="of:=[$'Grade per Sub CPMK'.C31]" office:value-type="string" office:string-value="Rachmat" calcext:value-type="string">
            <text:p>Rachmat</text:p>
          </table:table-cell>
          <table:table-cell table:formula="of:=[$'Grade per Sub CPMK'.D31]" office:value-type="string" office:string-value="Nur Sidiq" calcext:value-type="string">
            <text:p>Nur Sidiq</text:p>
          </table:table-cell>
          <table:table-cell table:formula="of:=[$'Grade per Sub CPMK'.E31]" office:value-type="float" office:value="0" calcext:value-type="float">
            <text:p>0</text:p>
          </table:table-cell>
          <table:table-cell table:formula="of:=[$'Grade per Sub CPMK'.F31]" office:value-type="float" office:value="0" calcext:value-type="float">
            <text:p>0</text:p>
          </table:table-cell>
          <table:table-cell table:formula="of:=[$'Grade per Sub CPMK'.G31]" office:value-type="float" office:value="0" calcext:value-type="float">
            <text:p>0</text:p>
          </table:table-cell>
          <table:table-cell table:formula="of:=[$'Grade per Sub CPMK'.H31]" office:value-type="float" office:value="0" calcext:value-type="float">
            <text:p>0</text:p>
          </table:table-cell>
          <table:table-cell table:formula="of:=[$'Grade per Sub CPMK'.I31]" office:value-type="float" office:value="0" calcext:value-type="float">
            <text:p>0</text:p>
          </table:table-cell>
          <table:table-cell table:formula="of:=[$'Grade per Sub CPMK'.J31]" office:value-type="float" office:value="0" calcext:value-type="float">
            <text:p>0</text:p>
          </table:table-cell>
          <table:table-cell table:formula="of:=[$'Grade per Sub CPMK'.K31]" office:value-type="float" office:value="0" calcext:value-type="float">
            <text:p>0</text:p>
          </table:table-cell>
          <table:table-cell table:formula="of:=[$'Grade per Sub CPMK'.L31]" office:value-type="float" office:value="0" calcext:value-type="float">
            <text:p>0</text:p>
          </table:table-cell>
          <table:table-cell table:formula="of:=[$'Grade per Sub CPMK'.M31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32]" office:value-type="float" office:value="30" calcext:value-type="float">
            <text:p>30</text:p>
          </table:table-cell>
          <table:table-cell table:formula="of:=[$'Grade per Sub CPMK'.B32]" office:value-type="string" office:string-value="04211070@student.itk.ac.id" calcext:value-type="string">
            <text:p>04211070@student.itk.ac.id</text:p>
          </table:table-cell>
          <table:table-cell table:formula="of:=[$'Grade per Sub CPMK'.C32]" office:value-type="string" office:string-value="Rafi" calcext:value-type="string">
            <text:p>Rafi</text:p>
          </table:table-cell>
          <table:table-cell table:formula="of:=[$'Grade per Sub CPMK'.D32]" office:value-type="string" office:string-value="Zilullah Ervin" calcext:value-type="string">
            <text:p>Zilullah Ervin</text:p>
          </table:table-cell>
          <table:table-cell table:formula="of:=[$'Grade per Sub CPMK'.E32]" office:value-type="float" office:value="0" calcext:value-type="float">
            <text:p>0</text:p>
          </table:table-cell>
          <table:table-cell table:formula="of:=[$'Grade per Sub CPMK'.F32]" office:value-type="float" office:value="0" calcext:value-type="float">
            <text:p>0</text:p>
          </table:table-cell>
          <table:table-cell table:formula="of:=[$'Grade per Sub CPMK'.G32]" office:value-type="float" office:value="0" calcext:value-type="float">
            <text:p>0</text:p>
          </table:table-cell>
          <table:table-cell table:formula="of:=[$'Grade per Sub CPMK'.H32]" office:value-type="float" office:value="0" calcext:value-type="float">
            <text:p>0</text:p>
          </table:table-cell>
          <table:table-cell table:formula="of:=[$'Grade per Sub CPMK'.I32]" office:value-type="float" office:value="0" calcext:value-type="float">
            <text:p>0</text:p>
          </table:table-cell>
          <table:table-cell table:formula="of:=[$'Grade per Sub CPMK'.J32]" office:value-type="float" office:value="0" calcext:value-type="float">
            <text:p>0</text:p>
          </table:table-cell>
          <table:table-cell table:formula="of:=[$'Grade per Sub CPMK'.K32]" office:value-type="float" office:value="0" calcext:value-type="float">
            <text:p>0</text:p>
          </table:table-cell>
          <table:table-cell table:formula="of:=[$'Grade per Sub CPMK'.L32]" office:value-type="float" office:value="0" calcext:value-type="float">
            <text:p>0</text:p>
          </table:table-cell>
          <table:table-cell table:formula="of:=[$'Grade per Sub CPMK'.M3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33]" office:value-type="float" office:value="31" calcext:value-type="float">
            <text:p>31</text:p>
          </table:table-cell>
          <table:table-cell table:formula="of:=[$'Grade per Sub CPMK'.B33]" office:value-type="string" office:string-value="04211074@student.itk.ac.id" calcext:value-type="string">
            <text:p>04211074@student.itk.ac.id</text:p>
          </table:table-cell>
          <table:table-cell table:formula="of:=[$'Grade per Sub CPMK'.C33]" office:value-type="string" office:string-value="Rommy" calcext:value-type="string">
            <text:p>Rommy</text:p>
          </table:table-cell>
          <table:table-cell table:formula="of:=[$'Grade per Sub CPMK'.D33]" office:value-type="string" office:string-value="Juniardhin" calcext:value-type="string">
            <text:p>Juniardhin</text:p>
          </table:table-cell>
          <table:table-cell table:formula="of:=[$'Grade per Sub CPMK'.E33]" office:value-type="float" office:value="0" calcext:value-type="float">
            <text:p>0</text:p>
          </table:table-cell>
          <table:table-cell table:formula="of:=[$'Grade per Sub CPMK'.F33]" office:value-type="float" office:value="0" calcext:value-type="float">
            <text:p>0</text:p>
          </table:table-cell>
          <table:table-cell table:formula="of:=[$'Grade per Sub CPMK'.G33]" office:value-type="float" office:value="0" calcext:value-type="float">
            <text:p>0</text:p>
          </table:table-cell>
          <table:table-cell table:formula="of:=[$'Grade per Sub CPMK'.H33]" office:value-type="float" office:value="0" calcext:value-type="float">
            <text:p>0</text:p>
          </table:table-cell>
          <table:table-cell table:formula="of:=[$'Grade per Sub CPMK'.I33]" office:value-type="float" office:value="0" calcext:value-type="float">
            <text:p>0</text:p>
          </table:table-cell>
          <table:table-cell table:formula="of:=[$'Grade per Sub CPMK'.J33]" office:value-type="float" office:value="0" calcext:value-type="float">
            <text:p>0</text:p>
          </table:table-cell>
          <table:table-cell table:formula="of:=[$'Grade per Sub CPMK'.K33]" office:value-type="float" office:value="0" calcext:value-type="float">
            <text:p>0</text:p>
          </table:table-cell>
          <table:table-cell table:formula="of:=[$'Grade per Sub CPMK'.L33]" office:value-type="float" office:value="0" calcext:value-type="float">
            <text:p>0</text:p>
          </table:table-cell>
          <table:table-cell table:formula="of:=[$'Grade per Sub CPMK'.M3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34]" office:value-type="float" office:value="32" calcext:value-type="float">
            <text:p>32</text:p>
          </table:table-cell>
          <table:table-cell table:formula="of:=[$'Grade per Sub CPMK'.B34]" office:value-type="string" office:string-value="04211080@student.itk.ac.id" calcext:value-type="string">
            <text:p>04211080@student.itk.ac.id</text:p>
          </table:table-cell>
          <table:table-cell table:formula="of:=[$'Grade per Sub CPMK'.C34]" office:value-type="string" office:string-value="Susan" calcext:value-type="string">
            <text:p>Susan</text:p>
          </table:table-cell>
          <table:table-cell table:formula="of:=[$'Grade per Sub CPMK'.D34]" office:value-type="string" office:string-value="Devianti" calcext:value-type="string">
            <text:p>Devianti</text:p>
          </table:table-cell>
          <table:table-cell table:formula="of:=[$'Grade per Sub CPMK'.E34]" office:value-type="float" office:value="0" calcext:value-type="float">
            <text:p>0</text:p>
          </table:table-cell>
          <table:table-cell table:formula="of:=[$'Grade per Sub CPMK'.F34]" office:value-type="float" office:value="0" calcext:value-type="float">
            <text:p>0</text:p>
          </table:table-cell>
          <table:table-cell table:formula="of:=[$'Grade per Sub CPMK'.G34]" office:value-type="float" office:value="0" calcext:value-type="float">
            <text:p>0</text:p>
          </table:table-cell>
          <table:table-cell table:formula="of:=[$'Grade per Sub CPMK'.H34]" office:value-type="float" office:value="0" calcext:value-type="float">
            <text:p>0</text:p>
          </table:table-cell>
          <table:table-cell table:formula="of:=[$'Grade per Sub CPMK'.I34]" office:value-type="float" office:value="0" calcext:value-type="float">
            <text:p>0</text:p>
          </table:table-cell>
          <table:table-cell table:formula="of:=[$'Grade per Sub CPMK'.J34]" office:value-type="float" office:value="0" calcext:value-type="float">
            <text:p>0</text:p>
          </table:table-cell>
          <table:table-cell table:formula="of:=[$'Grade per Sub CPMK'.K34]" office:value-type="float" office:value="0" calcext:value-type="float">
            <text:p>0</text:p>
          </table:table-cell>
          <table:table-cell table:formula="of:=[$'Grade per Sub CPMK'.L34]" office:value-type="float" office:value="0" calcext:value-type="float">
            <text:p>0</text:p>
          </table:table-cell>
          <table:table-cell table:formula="of:=[$'Grade per Sub CPMK'.M3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35]" office:value-type="float" office:value="33" calcext:value-type="float">
            <text:p>33</text:p>
          </table:table-cell>
          <table:table-cell table:formula="of:=[$'Grade per Sub CPMK'.B35]" office:value-type="string" office:string-value="04211082@student.itk.ac.id" calcext:value-type="string">
            <text:p>04211082@student.itk.ac.id</text:p>
          </table:table-cell>
          <table:table-cell table:formula="of:=[$'Grade per Sub CPMK'.C35]" office:value-type="string" office:string-value="Syahrul" calcext:value-type="string">
            <text:p>Syahrul</text:p>
          </table:table-cell>
          <table:table-cell table:formula="of:=[$'Grade per Sub CPMK'.D35]" office:value-type="string" office:string-value="Karim" calcext:value-type="string">
            <text:p>Karim</text:p>
          </table:table-cell>
          <table:table-cell table:formula="of:=[$'Grade per Sub CPMK'.E35]" office:value-type="float" office:value="0" calcext:value-type="float">
            <text:p>0</text:p>
          </table:table-cell>
          <table:table-cell table:formula="of:=[$'Grade per Sub CPMK'.F35]" office:value-type="float" office:value="0" calcext:value-type="float">
            <text:p>0</text:p>
          </table:table-cell>
          <table:table-cell table:formula="of:=[$'Grade per Sub CPMK'.G35]" office:value-type="float" office:value="0" calcext:value-type="float">
            <text:p>0</text:p>
          </table:table-cell>
          <table:table-cell table:formula="of:=[$'Grade per Sub CPMK'.H35]" office:value-type="float" office:value="0" calcext:value-type="float">
            <text:p>0</text:p>
          </table:table-cell>
          <table:table-cell table:formula="of:=[$'Grade per Sub CPMK'.I35]" office:value-type="float" office:value="0" calcext:value-type="float">
            <text:p>0</text:p>
          </table:table-cell>
          <table:table-cell table:formula="of:=[$'Grade per Sub CPMK'.J35]" office:value-type="float" office:value="0" calcext:value-type="float">
            <text:p>0</text:p>
          </table:table-cell>
          <table:table-cell table:formula="of:=[$'Grade per Sub CPMK'.K35]" office:value-type="float" office:value="0" calcext:value-type="float">
            <text:p>0</text:p>
          </table:table-cell>
          <table:table-cell table:formula="of:=[$'Grade per Sub CPMK'.L35]" office:value-type="float" office:value="0" calcext:value-type="float">
            <text:p>0</text:p>
          </table:table-cell>
          <table:table-cell table:formula="of:=[$'Grade per Sub CPMK'.M3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$'Grade per Sub CPMK'.A36]" office:value-type="float" office:value="34" calcext:value-type="float">
            <text:p>34</text:p>
          </table:table-cell>
          <table:table-cell table:formula="of:=[$'Grade per Sub CPMK'.B36]" office:value-type="string" office:string-value="04211088@student.itk.ac.id" calcext:value-type="string">
            <text:p>04211088@student.itk.ac.id</text:p>
          </table:table-cell>
          <table:table-cell table:formula="of:=[$'Grade per Sub CPMK'.C36]" office:value-type="string" office:string-value="Zaky" calcext:value-type="string">
            <text:p>Zaky</text:p>
          </table:table-cell>
          <table:table-cell table:formula="of:=[$'Grade per Sub CPMK'.D36]" office:value-type="string" office:string-value="Nur Rahmat" calcext:value-type="string">
            <text:p>Nur Rahmat</text:p>
          </table:table-cell>
          <table:table-cell table:formula="of:=[$'Grade per Sub CPMK'.E36]" office:value-type="float" office:value="0" calcext:value-type="float">
            <text:p>0</text:p>
          </table:table-cell>
          <table:table-cell table:formula="of:=[$'Grade per Sub CPMK'.F36]" office:value-type="float" office:value="0" calcext:value-type="float">
            <text:p>0</text:p>
          </table:table-cell>
          <table:table-cell table:formula="of:=[$'Grade per Sub CPMK'.G36]" office:value-type="float" office:value="0" calcext:value-type="float">
            <text:p>0</text:p>
          </table:table-cell>
          <table:table-cell table:formula="of:=[$'Grade per Sub CPMK'.H36]" office:value-type="float" office:value="0" calcext:value-type="float">
            <text:p>0</text:p>
          </table:table-cell>
          <table:table-cell table:formula="of:=[$'Grade per Sub CPMK'.I36]" office:value-type="float" office:value="0" calcext:value-type="float">
            <text:p>0</text:p>
          </table:table-cell>
          <table:table-cell table:formula="of:=[$'Grade per Sub CPMK'.J36]" office:value-type="float" office:value="0" calcext:value-type="float">
            <text:p>0</text:p>
          </table:table-cell>
          <table:table-cell table:formula="of:=[$'Grade per Sub CPMK'.K36]" office:value-type="float" office:value="0" calcext:value-type="float">
            <text:p>0</text:p>
          </table:table-cell>
          <table:table-cell table:formula="of:=[$'Grade per Sub CPMK'.L36]" office:value-type="float" office:value="0" calcext:value-type="float">
            <text:p>0</text:p>
          </table:table-cell>
          <table:table-cell table:formula="of:=[$'Grade per Sub CPMK'.M36]" office:value-type="float" office:value="0" calcext:value-type="float">
            <text:p>0</text:p>
          </table:table-cell>
          <table:table-cell table:number-columns-repeated="16371"/>
        </table:table-row>
      </table:table>
      <table:named-expressions/>
      <table:database-ranges>
        <table:database-range table:name="__Anonymous_Sheet_DB__0" table:target-range-address="Grades.A3:Grades.O37" table:display-filter-buttons="true"/>
        <table:database-range table:name="__Anonymous_Sheet_DB__2" table:target-range-address="'Nilai per Sub CPMK'.A2:'Nilai per Sub CPMK'.M3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fo:margin-top="0.1098in" fo:margin-bottom="0.1098in" fo:margin-left="0.1098in" fo:margin-right="0.1098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 style:data-style-name="N2" text:time-value="19:20:01.7650428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Mifta Nur Farid</meta:initial-creator>
    <meta:creation-date>2023-03-28T12:05:33</meta:creation-date>
    <dc:date>2023-06-27T19:43:16.901599549</dc:date>
    <meta:editing-duration>PT1H4M40S</meta:editing-duration>
    <meta:editing-cycles>9</meta:editing-cycles>
    <dc:creator>Mifta Nur Farid</dc:creator>
    <meta:document-statistic meta:table-count="5" meta:cell-count="2172" meta:object-count="0"/>
  </office:meta>
</office:document-meta>
</file>